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6.49pt"/>
    </style:style>
    <style:style style:name="co2" style:family="table-column">
      <style:table-column-properties fo:break-before="auto" style:column-width="100.4pt"/>
    </style:style>
    <style:style style:name="co3" style:family="table-column">
      <style:table-column-properties fo:break-before="auto" style:column-width="111.06pt"/>
    </style:style>
    <style:style style:name="co4" style:family="table-column">
      <style:table-column-properties fo:break-before="auto" style:column-width="77.05pt"/>
    </style:style>
    <style:style style:name="co5" style:family="table-column">
      <style:table-column-properties fo:break-before="auto" style:column-width="92.64pt"/>
    </style:style>
    <style:style style:name="co6" style:family="table-column">
      <style:table-column-properties fo:break-before="auto" style:column-width="99.01pt"/>
    </style:style>
    <style:style style:name="co7" style:family="table-column">
      <style:table-column-properties fo:break-before="auto" style:column-width="88.41pt"/>
    </style:style>
    <style:style style:name="co8" style:family="table-column">
      <style:table-column-properties fo:break-before="auto" style:column-width="56.55pt"/>
    </style:style>
    <style:style style:name="co9" style:family="table-column">
      <style:table-column-properties fo:break-before="auto" style:column-width="116.7pt"/>
    </style:style>
    <style:style style:name="co10" style:family="table-column">
      <style:table-column-properties fo:break-before="auto" style:column-width="102.56pt"/>
    </style:style>
    <style:style style:name="co11" style:family="table-column">
      <style:table-column-properties fo:break-before="auto" style:column-width="96.89pt"/>
    </style:style>
    <style:style style:name="co12" style:family="table-column">
      <style:table-column-properties fo:break-before="auto" style:column-width="117.41pt"/>
    </style:style>
    <style:style style:name="co13" style:family="table-column">
      <style:table-column-properties fo:break-before="auto" style:column-width="75.66pt"/>
    </style:style>
    <style:style style:name="co14" style:family="table-column">
      <style:table-column-properties fo:break-before="auto" style:column-width="78.49pt"/>
    </style:style>
    <style:style style:name="co15" style:family="table-column">
      <style:table-column-properties fo:break-before="auto" style:column-width="109.59pt"/>
    </style:style>
    <style:style style:name="co16" style:family="table-column">
      <style:table-column-properties fo:break-before="auto" style:column-width="84.84pt"/>
    </style:style>
    <style:style style:name="co17" style:family="table-column">
      <style:table-column-properties fo:break-before="auto" style:column-width="40.99pt"/>
    </style:style>
    <style:style style:name="co18" style:family="table-column">
      <style:table-column-properties fo:break-before="auto" style:column-width="65.76pt"/>
    </style:style>
    <style:style style:name="co19" style:family="table-column">
      <style:table-column-properties fo:break-before="auto" style:column-width="60.09pt"/>
    </style:style>
    <style:style style:name="co20" style:family="table-column">
      <style:table-column-properties fo:break-before="auto" style:column-width="132.94pt"/>
    </style:style>
    <style:style style:name="co21" style:family="table-column">
      <style:table-column-properties fo:break-before="auto" style:column-width="108.2pt"/>
    </style:style>
    <style:style style:name="co22" style:family="table-column">
      <style:table-column-properties fo:break-before="auto" style:column-width="74.24pt"/>
    </style:style>
    <style:style style:name="co23" style:family="table-column">
      <style:table-column-properties fo:break-before="auto" style:column-width="106.81pt"/>
    </style:style>
    <style:style style:name="co24" style:family="table-column">
      <style:table-column-properties fo:break-before="auto" style:column-width="57.26pt"/>
    </style:style>
    <style:style style:name="co25" style:family="table-column">
      <style:table-column-properties fo:break-before="auto" style:column-width="108.91pt"/>
    </style:style>
    <style:style style:name="co26" style:family="table-column">
      <style:table-column-properties fo:break-before="auto" style:column-width="90.51pt"/>
    </style:style>
    <style:style style:name="co27" style:family="table-column">
      <style:table-column-properties fo:break-before="auto" style:column-width="81.3pt"/>
    </style:style>
    <style:style style:name="co28" style:family="table-column">
      <style:table-column-properties fo:break-before="auto" style:column-width="62.96pt"/>
    </style:style>
    <style:style style:name="co29" style:family="table-column">
      <style:table-column-properties fo:break-before="auto" style:column-width="123.76pt"/>
    </style:style>
    <style:style style:name="co30" style:family="table-column">
      <style:table-column-properties fo:break-before="auto" style:column-width="84.16pt"/>
    </style:style>
    <style:style style:name="co31" style:family="table-column">
      <style:table-column-properties fo:break-before="auto" style:column-width="82.06pt"/>
    </style:style>
    <style:style style:name="co32" style:family="table-column">
      <style:table-column-properties fo:break-before="auto" style:column-width="103.24pt"/>
    </style:style>
    <style:style style:name="co33" style:family="table-column">
      <style:table-column-properties fo:break-before="auto" style:column-width="91.96pt"/>
    </style:style>
    <style:style style:name="co34" style:family="table-column">
      <style:table-column-properties fo:break-before="auto" style:column-width="95.44pt"/>
    </style:style>
    <style:style style:name="co35" style:family="table-column">
      <style:table-column-properties fo:break-before="auto" style:column-width="120.95pt"/>
    </style:style>
    <style:style style:name="co3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variable_correl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9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4" table:number-columns-repeated="2" table:default-cell-style-name="Default"/>
        <table:table-column table:style-name="co24" table:default-cell-style-name="Default"/>
        <table:table-column table:style-name="co6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6" table:number-columns-repeated="2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" table:default-cell-style-name="Default"/>
        <table:table-column table:style-name="co35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airconditioningtypeid</text:p>
          </table:table-cell>
          <table:table-cell office:value-type="string" calcext:value-type="string">
            <text:p>architecturalstyletypeid</text:p>
          </table:table-cell>
          <table:table-cell office:value-type="string" calcext:value-type="string">
            <text:p>basementsqft</text:p>
          </table:table-cell>
          <table:table-cell office:value-type="string" calcext:value-type="string">
            <text:p>bathroomcnt</text:p>
          </table:table-cell>
          <table:table-cell office:value-type="string" calcext:value-type="string">
            <text:p>bedroomcnt</text:p>
          </table:table-cell>
          <table:table-cell office:value-type="string" calcext:value-type="string">
            <text:p>buildingclasstypeid</text:p>
          </table:table-cell>
          <table:table-cell office:value-type="string" calcext:value-type="string">
            <text:p>buildingqualitytypeid</text:p>
          </table:table-cell>
          <table:table-cell office:value-type="string" calcext:value-type="string">
            <text:p>calculatedbathnbr</text:p>
          </table:table-cell>
          <table:table-cell office:value-type="string" calcext:value-type="string">
            <text:p>decktypeid</text:p>
          </table:table-cell>
          <table:table-cell office:value-type="string" calcext:value-type="string">
            <text:p>finishedfloor1squarefeet</text:p>
          </table:table-cell>
          <table:table-cell office:value-type="string" calcext:value-type="string">
            <text:p>calculatedfinishedsquarefeet</text:p>
          </table:table-cell>
          <table:table-cell office:value-type="string" calcext:value-type="string">
            <text:p>finishedsquarefeet12</text:p>
          </table:table-cell>
          <table:table-cell office:value-type="string" calcext:value-type="string">
            <text:p>finishedsquarefeet13</text:p>
          </table:table-cell>
          <table:table-cell office:value-type="string" calcext:value-type="string">
            <text:p>finishedsquarefeet15</text:p>
          </table:table-cell>
          <table:table-cell office:value-type="string" calcext:value-type="string">
            <text:p>finishedsquarefeet50</text:p>
          </table:table-cell>
          <table:table-cell office:value-type="string" calcext:value-type="string">
            <text:p>finishedsquarefeet6</text:p>
          </table:table-cell>
          <table:table-cell office:value-type="string" calcext:value-type="string">
            <text:p>fips</text:p>
          </table:table-cell>
          <table:table-cell office:value-type="string" calcext:value-type="string">
            <text:p>fireplacecnt</text:p>
          </table:table-cell>
          <table:table-cell office:value-type="string" calcext:value-type="string">
            <text:p>fullbathcnt</text:p>
          </table:table-cell>
          <table:table-cell office:value-type="string" calcext:value-type="string">
            <text:p>garagecarcnt</text:p>
          </table:table-cell>
          <table:table-cell office:value-type="string" calcext:value-type="string">
            <text:p>garagetotalsqft</text:p>
          </table:table-cell>
          <table:table-cell office:value-type="string" calcext:value-type="string">
            <text:p>hashottuborspa</text:p>
          </table:table-cell>
          <table:table-cell office:value-type="string" calcext:value-type="string">
            <text:p>heatingorsystemtype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otsizesquarefeet</text:p>
          </table:table-cell>
          <table:table-cell office:value-type="string" calcext:value-type="string">
            <text:p>poolcnt</text:p>
          </table:table-cell>
          <table:table-cell office:value-type="string" calcext:value-type="string">
            <text:p>poolsizesum</text:p>
          </table:table-cell>
          <table:table-cell office:value-type="string" calcext:value-type="string">
            <text:p>pooltypeid10</text:p>
          </table:table-cell>
          <table:table-cell office:value-type="string" calcext:value-type="string">
            <text:p>pooltypeid2</text:p>
          </table:table-cell>
          <table:table-cell office:value-type="string" calcext:value-type="string">
            <text:p>pooltypeid7</text:p>
          </table:table-cell>
          <table:table-cell office:value-type="string" calcext:value-type="string">
            <text:p>propertycountylandusecode</text:p>
          </table:table-cell>
          <table:table-cell office:value-type="string" calcext:value-type="string">
            <text:p>propertylandusetypeid</text:p>
          </table:table-cell>
          <table:table-cell office:value-type="string" calcext:value-type="string">
            <text:p>propertyzoningdesc</text:p>
          </table:table-cell>
          <table:table-cell office:value-type="string" calcext:value-type="string">
            <text:p>rawcensustractandblock</text:p>
          </table:table-cell>
          <table:table-cell office:value-type="string" calcext:value-type="string">
            <text:p>regionidcity</text:p>
          </table:table-cell>
          <table:table-cell office:value-type="string" calcext:value-type="string">
            <text:p>regionidcounty</text:p>
          </table:table-cell>
          <table:table-cell office:value-type="string" calcext:value-type="string">
            <text:p>regionidneighborhood</text:p>
          </table:table-cell>
          <table:table-cell office:value-type="string" calcext:value-type="string">
            <text:p>regionidzip</text:p>
          </table:table-cell>
          <table:table-cell office:value-type="string" calcext:value-type="string">
            <text:p>roomcnt</text:p>
          </table:table-cell>
          <table:table-cell office:value-type="string" calcext:value-type="string">
            <text:p>storytypeid</text:p>
          </table:table-cell>
          <table:table-cell office:value-type="string" calcext:value-type="string">
            <text:p>threequarterbathnbr</text:p>
          </table:table-cell>
          <table:table-cell office:value-type="string" calcext:value-type="string">
            <text:p>typeconstructiontypeid</text:p>
          </table:table-cell>
          <table:table-cell office:value-type="string" calcext:value-type="string">
            <text:p>unitcnt</text:p>
          </table:table-cell>
          <table:table-cell office:value-type="string" calcext:value-type="string">
            <text:p>yardbuildingsqft17</text:p>
          </table:table-cell>
          <table:table-cell office:value-type="string" calcext:value-type="string">
            <text:p>yardbuildingsqft26</text:p>
          </table:table-cell>
          <table:table-cell office:value-type="string" calcext:value-type="string">
            <text:p>yearbuilt</text:p>
          </table:table-cell>
          <table:table-cell office:value-type="string" calcext:value-type="string">
            <text:p>numberofstories</text:p>
          </table:table-cell>
          <table:table-cell office:value-type="string" calcext:value-type="string">
            <text:p>fireplaceflag</text:p>
          </table:table-cell>
          <table:table-cell office:value-type="string" calcext:value-type="string">
            <text:p>structuretaxvaluedollarcnt</text:p>
          </table:table-cell>
          <table:table-cell office:value-type="string" calcext:value-type="string">
            <text:p>taxvaluedollarcnt</text:p>
          </table:table-cell>
          <table:table-cell office:value-type="string" calcext:value-type="string">
            <text:p>assessmentyear</text:p>
          </table:table-cell>
          <table:table-cell office:value-type="string" calcext:value-type="string">
            <text:p>landtaxvaluedollarcnt</text:p>
          </table:table-cell>
          <table:table-cell office:value-type="string" calcext:value-type="string">
            <text:p>taxamount</text:p>
          </table:table-cell>
          <table:table-cell office:value-type="string" calcext:value-type="string">
            <text:p>taxdelinquencyflag</text:p>
          </table:table-cell>
          <table:table-cell office:value-type="string" calcext:value-type="string">
            <text:p>taxdelinquencyyear</text:p>
          </table:table-cell>
          <table:table-cell office:value-type="string" calcext:value-type="string">
            <text:p>censustractandblock</text:p>
          </table:table-cell>
          <table:table-cell office:value-type="string" calcext:value-type="string">
            <text:p>transactionmonth</text:p>
          </table:table-cell>
          <table:table-cell office:value-type="string" calcext:value-type="string">
            <text:p>logerror</text:p>
          </table:table-cell>
        </table:table-row>
        <table:table-row table:style-name="ro1">
          <table:table-cell office:value-type="string" calcext:value-type="string">
            <text:p>airconditioningtypeid</text:p>
          </table:table-cell>
          <table:table-cell office:value-type="float" office:value="1" calcext:value-type="float">
            <text:p>1</text:p>
          </table:table-cell>
          <table:table-cell office:value-type="float" office:value="-0.154656422352936" calcext:value-type="float">
            <text:p>-0.1546564224</text:p>
          </table:table-cell>
          <table:table-cell/>
          <table:table-cell office:value-type="float" office:value="-0.0374786634633288" calcext:value-type="float">
            <text:p>-0.0374786635</text:p>
          </table:table-cell>
          <table:table-cell office:value-type="float" office:value="0.0753268983635283" calcext:value-type="float">
            <text:p>0.0753268984</text:p>
          </table:table-cell>
          <table:table-cell/>
          <table:table-cell office:value-type="float" office:value="0.0081080502872988" calcext:value-type="float">
            <text:p>0.0081080503</text:p>
          </table:table-cell>
          <table:table-cell office:value-type="float" office:value="-0.0341143586941634" calcext:value-type="float">
            <text:p>-0.0341143587</text:p>
          </table:table-cell>
          <table:table-cell table:number-columns-repeated="2"/>
          <table:table-cell office:value-type="float" office:value="0.0596669510520222" calcext:value-type="float">
            <text:p>0.0596669511</text:p>
          </table:table-cell>
          <table:table-cell office:value-type="float" office:value="0.0607561537778946" calcext:value-type="float">
            <text:p>0.0607561538</text:p>
          </table:table-cell>
          <table:table-cell/>
          <table:table-cell office:value-type="float" office:value="-0.0041982079775434" calcext:value-type="float">
            <text:p>-0.004198208</text:p>
          </table:table-cell>
          <table:table-cell/>
          <table:table-cell office:value-type="float" office:value="0.0879082886430339" calcext:value-type="float">
            <text:p>0.0879082886</text:p>
          </table:table-cell>
          <table:table-cell office:value-type="float" office:value="0.801065990670296" calcext:value-type="float">
            <text:p>0.8010659907</text:p>
          </table:table-cell>
          <table:table-cell office:value-type="float" office:value="-0.0943297192753923" calcext:value-type="float">
            <text:p>-0.0943297193</text:p>
          </table:table-cell>
          <table:table-cell office:value-type="float" office:value="-0.0859004895484313" calcext:value-type="float">
            <text:p>-0.0859004895</text:p>
          </table:table-cell>
          <table:table-cell office:value-type="float" office:value="0.270856684502674" calcext:value-type="float">
            <text:p>0.2708566845</text:p>
          </table:table-cell>
          <table:table-cell office:value-type="float" office:value="0.525605387956258" calcext:value-type="float">
            <text:p>0.525605388</text:p>
          </table:table-cell>
          <table:table-cell office:value-type="float" office:value="0.116327842996003" calcext:value-type="float">
            <text:p>0.116327843</text:p>
          </table:table-cell>
          <table:table-cell office:value-type="float" office:value="0.166070114865279" calcext:value-type="float">
            <text:p>0.1660701149</text:p>
          </table:table-cell>
          <table:table-cell office:value-type="float" office:value="-0.417596085625477" calcext:value-type="float">
            <text:p>-0.4175960856</text:p>
          </table:table-cell>
          <table:table-cell office:value-type="float" office:value="0.415024647446655" calcext:value-type="float">
            <text:p>0.4150246474</text:p>
          </table:table-cell>
          <table:table-cell office:value-type="float" office:value="-0.090772758473783" calcext:value-type="float">
            <text:p>-0.0907727585</text:p>
          </table:table-cell>
          <table:table-cell table:number-columns-repeated="6"/>
          <table:table-cell office:value-type="float" office:value="-0.184658532912107" calcext:value-type="float">
            <text:p>-0.1846585329</text:p>
          </table:table-cell>
          <table:table-cell/>
          <table:table-cell office:value-type="float" office:value="0.800300408613709" calcext:value-type="float">
            <text:p>0.8003004086</text:p>
          </table:table-cell>
          <table:table-cell office:value-type="float" office:value="-0.0280137149066779" calcext:value-type="float">
            <text:p>-0.0280137149</text:p>
          </table:table-cell>
          <table:table-cell office:value-type="float" office:value="-0.801065990670637" calcext:value-type="float">
            <text:p>-0.8010659907</text:p>
          </table:table-cell>
          <table:table-cell office:value-type="float" office:value="0.0748838566738024" calcext:value-type="float">
            <text:p>0.0748838567</text:p>
          </table:table-cell>
          <table:table-cell office:value-type="float" office:value="0.013833951456132" calcext:value-type="float">
            <text:p>0.0138339515</text:p>
          </table:table-cell>
          <table:table-cell office:value-type="float" office:value="0.831972766971825" calcext:value-type="float">
            <text:p>0.831972767</text:p>
          </table:table-cell>
          <table:table-cell/>
          <table:table-cell office:value-type="float" office:value="0.0100284037540255" calcext:value-type="float">
            <text:p>0.0100284038</text:p>
          </table:table-cell>
          <table:table-cell office:value-type="float" office:value="0.0625024499980745" calcext:value-type="float">
            <text:p>0.06250245</text:p>
          </table:table-cell>
          <table:table-cell office:value-type="float" office:value="0.020661307732047" calcext:value-type="float">
            <text:p>0.0206613077</text:p>
          </table:table-cell>
          <table:table-cell table:number-columns-repeated="2"/>
          <table:table-cell office:value-type="float" office:value="-0.0748846094685554" calcext:value-type="float">
            <text:p>-0.0748846095</text:p>
          </table:table-cell>
          <table:table-cell office:value-type="float" office:value="0.234818521870784" calcext:value-type="float">
            <text:p>0.2348185219</text:p>
          </table:table-cell>
          <table:table-cell office:value-type="float" office:value="0.0236172013549315" calcext:value-type="float">
            <text:p>0.0236172014</text:p>
          </table:table-cell>
          <table:table-cell office:value-type="float" office:value="-0.0473237193567516" calcext:value-type="float">
            <text:p>-0.0473237194</text:p>
          </table:table-cell>
          <table:table-cell office:value-type="float" office:value="-0.00110192840488397" calcext:value-type="float">
            <text:p>-0.0011019284</text:p>
          </table:table-cell>
          <table:table-cell/>
          <table:table-cell office:value-type="float" office:value="0.0271691209639878" calcext:value-type="float">
            <text:p>0.027169121</text:p>
          </table:table-cell>
          <table:table-cell office:value-type="float" office:value="-0.0282510436535229" calcext:value-type="float">
            <text:p>-0.0282510437</text:p>
          </table:table-cell>
          <table:table-cell/>
          <table:table-cell office:value-type="float" office:value="0.0763370359770736" calcext:value-type="float">
            <text:p>0.076337036</text:p>
          </table:table-cell>
          <table:table-cell office:value-type="float" office:value="0.797531055320985" calcext:value-type="float">
            <text:p>0.7975310553</text:p>
          </table:table-cell>
          <table:table-cell office:value-type="float" office:value="-0.00130629567326308" calcext:value-type="float">
            <text:p>-0.0013062957</text:p>
          </table:table-cell>
          <table:table-cell office:value-type="float" office:value="0.00517889390701032" calcext:value-type="float">
            <text:p>0.0051788939</text:p>
          </table:table-cell>
        </table:table-row>
        <table:table-row table:style-name="ro1">
          <table:table-cell office:value-type="string" calcext:value-type="string">
            <text:p>architecturalstyletypeid</text:p>
          </table:table-cell>
          <table:table-cell office:value-type="float" office:value="-0.154656422352936" calcext:value-type="float">
            <text:p>-0.15465642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0339776502471169" calcext:value-type="float">
            <text:p>-0.003397765</text:p>
          </table:table-cell>
          <table:table-cell office:value-type="float" office:value="0.0716463914681007" calcext:value-type="float">
            <text:p>0.0716463915</text:p>
          </table:table-cell>
          <table:table-cell table:number-columns-repeated="2"/>
          <table:table-cell office:value-type="float" office:value="-0.00339776502471169" calcext:value-type="float">
            <text:p>-0.003397765</text:p>
          </table:table-cell>
          <table:table-cell table:number-columns-repeated="2"/>
          <table:table-cell table:number-columns-repeated="2" office:value-type="float" office:value="-0.0155317976950911" calcext:value-type="float">
            <text:p>-0.0155317977</text:p>
          </table:table-cell>
          <table:table-cell table:number-columns-repeated="4"/>
          <table:table-cell office:value-type="float" office:value="-0.0633699910223955" calcext:value-type="float">
            <text:p>-0.063369991</text:p>
          </table:table-cell>
          <table:table-cell/>
          <table:table-cell office:value-type="float" office:value="-0.0111984150694644" calcext:value-type="float">
            <text:p>-0.0111984151</text:p>
          </table:table-cell>
          <table:table-cell office:value-type="float" office:value="0.010195459332015" calcext:value-type="float">
            <text:p>0.0101954593</text:p>
          </table:table-cell>
          <table:table-cell office:value-type="float" office:value="0.00229420942912476" calcext:value-type="float">
            <text:p>0.0022942094</text:p>
          </table:table-cell>
          <table:table-cell office:value-type="float" office:value="-0.00525892041679629" calcext:value-type="float">
            <text:p>-0.0052589204</text:p>
          </table:table-cell>
          <table:table-cell office:value-type="float" office:value="-0.00411183121550753" calcext:value-type="float">
            <text:p>-0.0041118312</text:p>
          </table:table-cell>
          <table:table-cell office:value-type="float" office:value="0.0691261079324365" calcext:value-type="float">
            <text:p>0.0691261079</text:p>
          </table:table-cell>
          <table:table-cell office:value-type="float" office:value="-0.0317478412806413" calcext:value-type="float">
            <text:p>-0.0317478413</text:p>
          </table:table-cell>
          <table:table-cell office:value-type="float" office:value="0.121985276924173" calcext:value-type="float">
            <text:p>0.1219852769</text:p>
          </table:table-cell>
          <table:table-cell table:number-columns-repeated="6"/>
          <table:table-cell office:value-type="float" office:value="0.0186307019002019" calcext:value-type="float">
            <text:p>0.0186307019</text:p>
          </table:table-cell>
          <table:table-cell/>
          <table:table-cell office:value-type="float" office:value="-0.0633240489856225" calcext:value-type="float">
            <text:p>-0.063324049</text:p>
          </table:table-cell>
          <table:table-cell office:value-type="float" office:value="0.0248500927127008" calcext:value-type="float">
            <text:p>0.0248500927</text:p>
          </table:table-cell>
          <table:table-cell office:value-type="float" office:value="0.0633699910223953" calcext:value-type="float">
            <text:p>0.063369991</text:p>
          </table:table-cell>
          <table:table-cell office:value-type="float" office:value="0.00412173764756374" calcext:value-type="float">
            <text:p>0.0041217376</text:p>
          </table:table-cell>
          <table:table-cell office:value-type="float" office:value="-0.00650135273287944" calcext:value-type="float">
            <text:p>-0.0065013527</text:p>
          </table:table-cell>
          <table:table-cell office:value-type="float" office:value="0.0497940687836243" calcext:value-type="float">
            <text:p>0.0497940688</text:p>
          </table:table-cell>
          <table:table-cell table:number-columns-repeated="2"/>
          <table:table-cell office:value-type="float" office:value="-0.00548117072737762" calcext:value-type="float">
            <text:p>-0.0054811707</text:p>
          </table:table-cell>
          <table:table-cell table:number-columns-repeated="3"/>
          <table:table-cell office:value-type="float" office:value="0.00954623252187312" calcext:value-type="float">
            <text:p>0.0095462325</text:p>
          </table:table-cell>
          <table:table-cell office:value-type="float" office:value="-0.0860101807998406" calcext:value-type="float">
            <text:p>-0.0860101808</text:p>
          </table:table-cell>
          <table:table-cell office:value-type="float" office:value="-0.00422888137792424" calcext:value-type="float">
            <text:p>-0.0042288814</text:p>
          </table:table-cell>
          <table:table-cell office:value-type="float" office:value="-0.047363610610632" calcext:value-type="float">
            <text:p>-0.0473636106</text:p>
          </table:table-cell>
          <table:table-cell office:value-type="float" office:value="0.0286028864374294" calcext:value-type="float">
            <text:p>0.0286028864</text:p>
          </table:table-cell>
          <table:table-cell/>
          <table:table-cell office:value-type="float" office:value="0.0509782340235716" calcext:value-type="float">
            <text:p>0.050978234</text:p>
          </table:table-cell>
          <table:table-cell office:value-type="float" office:value="0.0208598206474774" calcext:value-type="float">
            <text:p>0.0208598206</text:p>
          </table:table-cell>
          <table:table-cell table:number-columns-repeated="2"/>
          <table:table-cell office:value-type="float" office:value="-0.063332418231059" calcext:value-type="float">
            <text:p>-0.0633324182</text:p>
          </table:table-cell>
          <table:table-cell office:value-type="float" office:value="0.174604894770642" calcext:value-type="float">
            <text:p>0.1746048948</text:p>
          </table:table-cell>
          <table:table-cell office:value-type="float" office:value="-0.00427593242783201" calcext:value-type="float">
            <text:p>-0.0042759324</text:p>
          </table:table-cell>
        </table:table-row>
        <table:table-row table:style-name="ro1">
          <table:table-cell office:value-type="string" calcext:value-type="string">
            <text:p>basementsqf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392206091942894" calcext:value-type="float">
            <text:p>0.3922060919</text:p>
          </table:table-cell>
          <table:table-cell office:value-type="float" office:value="0.554301214540217" calcext:value-type="float">
            <text:p>0.5543012145</text:p>
          </table:table-cell>
          <table:table-cell table:number-columns-repeated="2"/>
          <table:table-cell office:value-type="float" office:value="0.394346714623889" calcext:value-type="float">
            <text:p>0.3943467146</text:p>
          </table:table-cell>
          <table:table-cell/>
          <table:table-cell office:value-type="float" office:value="0.130140482713278" calcext:value-type="float">
            <text:p>0.1301404827</text:p>
          </table:table-cell>
          <table:table-cell table:number-columns-repeated="2" office:value-type="float" office:value="0.341609506815701" calcext:value-type="float">
            <text:p>0.3416095068</text:p>
          </table:table-cell>
          <table:table-cell table:number-columns-repeated="2"/>
          <table:table-cell office:value-type="float" office:value="-0.0312738694840445" calcext:value-type="float">
            <text:p>-0.0312738695</text:p>
          </table:table-cell>
          <table:table-cell table:number-columns-repeated="2"/>
          <table:table-cell office:value-type="float" office:value="0.149220634258501" calcext:value-type="float">
            <text:p>0.1492206343</text:p>
          </table:table-cell>
          <table:table-cell office:value-type="float" office:value="0.3189472242824" calcext:value-type="float">
            <text:p>0.3189472243</text:p>
          </table:table-cell>
          <table:table-cell office:value-type="float" office:value="0.225712800090325" calcext:value-type="float">
            <text:p>0.2257128001</text:p>
          </table:table-cell>
          <table:table-cell office:value-type="float" office:value="0.277500049472504" calcext:value-type="float">
            <text:p>0.2775000495</text:p>
          </table:table-cell>
          <table:table-cell table:number-columns-repeated="2"/>
          <table:table-cell office:value-type="float" office:value="-0.344170647019631" calcext:value-type="float">
            <text:p>-0.344170647</text:p>
          </table:table-cell>
          <table:table-cell office:value-type="float" office:value="0.20341780258014" calcext:value-type="float">
            <text:p>0.2034178026</text:p>
          </table:table-cell>
          <table:table-cell office:value-type="float" office:value="-0.144899945365369" calcext:value-type="float">
            <text:p>-0.1448999454</text:p>
          </table:table-cell>
          <table:table-cell/>
          <table:table-cell office:value-type="float" office:value="-0.191167084028742" calcext:value-type="float">
            <text:p>-0.191167084</text:p>
          </table:table-cell>
          <table:table-cell table:number-columns-repeated="4"/>
          <table:table-cell office:value-type="float" office:value="-0.129166460370117" calcext:value-type="float">
            <text:p>-0.1291664604</text:p>
          </table:table-cell>
          <table:table-cell/>
          <table:table-cell office:value-type="float" office:value="0.142869277961589" calcext:value-type="float">
            <text:p>0.142869278</text:p>
          </table:table-cell>
          <table:table-cell office:value-type="float" office:value="0.291491337491261" calcext:value-type="float">
            <text:p>0.2914913375</text:p>
          </table:table-cell>
          <table:table-cell/>
          <table:table-cell office:value-type="float" office:value="-0.263336783188464" calcext:value-type="float">
            <text:p>-0.2633367832</text:p>
          </table:table-cell>
          <table:table-cell office:value-type="float" office:value="-0.382570554768775" calcext:value-type="float">
            <text:p>-0.3825705548</text:p>
          </table:table-cell>
          <table:table-cell office:value-type="float" office:value="0.466267484853678" calcext:value-type="float">
            <text:p>0.4662674849</text:p>
          </table:table-cell>
          <table:table-cell table:number-columns-repeated="4"/>
          <table:table-cell office:value-type="float" office:value="0.0175743907193743" calcext:value-type="float">
            <text:p>0.0175743907</text:p>
          </table:table-cell>
          <table:table-cell office:value-type="float" office:value="-0.329200412472741" calcext:value-type="float">
            <text:p>-0.3292004125</text:p>
          </table:table-cell>
          <table:table-cell office:value-type="float" office:value="0.610366970736659" calcext:value-type="float">
            <text:p>0.6103669707</text:p>
          </table:table-cell>
          <table:table-cell office:value-type="float" office:value="0.437535924945494" calcext:value-type="float">
            <text:p>0.4375359249</text:p>
          </table:table-cell>
          <table:table-cell/>
          <table:table-cell office:value-type="float" office:value="0.549054411206573" calcext:value-type="float">
            <text:p>0.5490544112</text:p>
          </table:table-cell>
          <table:table-cell office:value-type="float" office:value="0.372580506607169" calcext:value-type="float">
            <text:p>0.3725805066</text:p>
          </table:table-cell>
          <table:table-cell/>
          <table:table-cell office:value-type="float" office:value="0.123863527524245" calcext:value-type="float">
            <text:p>0.1238635275</text:p>
          </table:table-cell>
          <table:table-cell office:value-type="float" office:value="0.406130071167066" calcext:value-type="float">
            <text:p>0.4061300712</text:p>
          </table:table-cell>
          <table:table-cell table:number-columns-repeated="2"/>
          <table:table-cell office:value-type="float" office:value="0.142869277902441" calcext:value-type="float">
            <text:p>0.1428692779</text:p>
          </table:table-cell>
          <table:table-cell office:value-type="float" office:value="-0.156628239512226" calcext:value-type="float">
            <text:p>-0.1566282395</text:p>
          </table:table-cell>
          <table:table-cell office:value-type="float" office:value="0.253394675923301" calcext:value-type="float">
            <text:p>0.2533946759</text:p>
          </table:table-cell>
        </table:table-row>
        <table:table-row table:style-name="ro1">
          <table:table-cell office:value-type="string" calcext:value-type="string">
            <text:p>bathroomcnt</text:p>
          </table:table-cell>
          <table:table-cell office:value-type="float" office:value="-0.0374786634633288" calcext:value-type="float">
            <text:p>-0.0374786635</text:p>
          </table:table-cell>
          <table:table-cell office:value-type="float" office:value="-0.00339776502471169" calcext:value-type="float">
            <text:p>-0.003397765</text:p>
          </table:table-cell>
          <table:table-cell office:value-type="float" office:value="0.392206091942894" calcext:value-type="float">
            <text:p>0.3922060919</text:p>
          </table:table-cell>
          <table:table-cell office:value-type="float" office:value="1" calcext:value-type="float">
            <text:p>1</text:p>
          </table:table-cell>
          <table:table-cell office:value-type="float" office:value="0.646119839093801" calcext:value-type="float">
            <text:p>0.6461198391</text:p>
          </table:table-cell>
          <table:table-cell/>
          <table:table-cell office:value-type="float" office:value="-0.25974763737146" calcext:value-type="float">
            <text:p>-0.25974763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77264320557372" calcext:value-type="float">
            <text:p>0.4772643206</text:p>
          </table:table-cell>
          <table:table-cell office:value-type="float" office:value="0.772552604559414" calcext:value-type="float">
            <text:p>0.7725526046</text:p>
          </table:table-cell>
          <table:table-cell office:value-type="float" office:value="0.799372011695875" calcext:value-type="float">
            <text:p>0.7993720117</text:p>
          </table:table-cell>
          <table:table-cell office:value-type="float" office:value="0.212846504719156" calcext:value-type="float">
            <text:p>0.2128465047</text:p>
          </table:table-cell>
          <table:table-cell office:value-type="float" office:value="0.633630672240862" calcext:value-type="float">
            <text:p>0.6336306722</text:p>
          </table:table-cell>
          <table:table-cell office:value-type="float" office:value="0.469382316423372" calcext:value-type="float">
            <text:p>0.4693823164</text:p>
          </table:table-cell>
          <table:table-cell office:value-type="float" office:value="-0.140219585903476" calcext:value-type="float">
            <text:p>-0.1402195859</text:p>
          </table:table-cell>
          <table:table-cell office:value-type="float" office:value="0.00948515957284267" calcext:value-type="float">
            <text:p>0.0094851596</text:p>
          </table:table-cell>
          <table:table-cell office:value-type="float" office:value="0.448015637976851" calcext:value-type="float">
            <text:p>0.448015638</text:p>
          </table:table-cell>
          <table:table-cell office:value-type="float" office:value="0.984130426099928" calcext:value-type="float">
            <text:p>0.9841304261</text:p>
          </table:table-cell>
          <table:table-cell office:value-type="float" office:value="0.502429166054268" calcext:value-type="float">
            <text:p>0.5024291661</text:p>
          </table:table-cell>
          <table:table-cell office:value-type="float" office:value="0.451061815875266" calcext:value-type="float">
            <text:p>0.4510618159</text:p>
          </table:table-cell>
          <table:table-cell office:value-type="float" office:value="0.153899803679305" calcext:value-type="float">
            <text:p>0.1538998037</text:p>
          </table:table-cell>
          <table:table-cell office:value-type="float" office:value="-0.324458661598975" calcext:value-type="float">
            <text:p>-0.3244586616</text:p>
          </table:table-cell>
          <table:table-cell office:value-type="float" office:value="0.0227110129269384" calcext:value-type="float">
            <text:p>0.0227110129</text:p>
          </table:table-cell>
          <table:table-cell office:value-type="float" office:value="-0.0183465961164314" calcext:value-type="float">
            <text:p>-0.0183465961</text:p>
          </table:table-cell>
          <table:table-cell office:value-type="float" office:value="-0.000196835157330508" calcext:value-type="float">
            <text:p>-0.0001968352</text:p>
          </table:table-cell>
          <table:table-cell/>
          <table:table-cell office:value-type="float" office:value="0.243534424186566" calcext:value-type="float">
            <text:p>0.2435344242</text:p>
          </table:table-cell>
          <table:table-cell table:number-columns-repeated="4"/>
          <table:table-cell office:value-type="float" office:value="-0.0528709439677276" calcext:value-type="float">
            <text:p>-0.052870944</text:p>
          </table:table-cell>
          <table:table-cell/>
          <table:table-cell office:value-type="float" office:value="0.00971273435482721" calcext:value-type="float">
            <text:p>0.0097127344</text:p>
          </table:table-cell>
          <table:table-cell office:value-type="float" office:value="-0.0372421512793937" calcext:value-type="float">
            <text:p>-0.0372421513</text:p>
          </table:table-cell>
          <table:table-cell office:value-type="float" office:value="-0.022745402727244" calcext:value-type="float">
            <text:p>-0.0227454027</text:p>
          </table:table-cell>
          <table:table-cell office:value-type="float" office:value="-0.0290967072935873" calcext:value-type="float">
            <text:p>-0.0290967073</text:p>
          </table:table-cell>
          <table:table-cell office:value-type="float" office:value="0.0122646179351067" calcext:value-type="float">
            <text:p>0.0122646179</text:p>
          </table:table-cell>
          <table:table-cell office:value-type="float" office:value="0.044460591094009" calcext:value-type="float">
            <text:p>0.0444605911</text:p>
          </table:table-cell>
          <table:table-cell/>
          <table:table-cell office:value-type="float" office:value="0.260262959700889" calcext:value-type="float">
            <text:p>0.2602629597</text:p>
          </table:table-cell>
          <table:table-cell office:value-type="float" office:value="0.0666409524207854" calcext:value-type="float">
            <text:p>0.0666409524</text:p>
          </table:table-cell>
          <table:table-cell office:value-type="float" office:value="0.119037788501148" calcext:value-type="float">
            <text:p>0.1190377885</text:p>
          </table:table-cell>
          <table:table-cell office:value-type="float" office:value="0.253754208278735" calcext:value-type="float">
            <text:p>0.2537542083</text:p>
          </table:table-cell>
          <table:table-cell office:value-type="float" office:value="0.234898650100157" calcext:value-type="float">
            <text:p>0.2348986501</text:p>
          </table:table-cell>
          <table:table-cell office:value-type="float" office:value="0.36806136760479" calcext:value-type="float">
            <text:p>0.3680613676</text:p>
          </table:table-cell>
          <table:table-cell office:value-type="float" office:value="0.320833584394413" calcext:value-type="float">
            <text:p>0.3208335844</text:p>
          </table:table-cell>
          <table:table-cell office:value-type="float" office:value="-0.00969719556033429" calcext:value-type="float">
            <text:p>-0.0096971956</text:p>
          </table:table-cell>
          <table:table-cell office:value-type="float" office:value="0.586640601322016" calcext:value-type="float">
            <text:p>0.5866406013</text:p>
          </table:table-cell>
          <table:table-cell office:value-type="float" office:value="0.476362837547565" calcext:value-type="float">
            <text:p>0.4763628375</text:p>
          </table:table-cell>
          <table:table-cell/>
          <table:table-cell office:value-type="float" office:value="0.353806389957801" calcext:value-type="float">
            <text:p>0.35380639</text:p>
          </table:table-cell>
          <table:table-cell office:value-type="float" office:value="0.461899537106188" calcext:value-type="float">
            <text:p>0.4618995371</text:p>
          </table:table-cell>
          <table:table-cell/>
          <table:table-cell office:value-type="float" office:value="0.0467095395300824" calcext:value-type="float">
            <text:p>0.0467095395</text:p>
          </table:table-cell>
          <table:table-cell office:value-type="float" office:value="0.0130776118318428" calcext:value-type="float">
            <text:p>0.0130776118</text:p>
          </table:table-cell>
          <table:table-cell office:value-type="float" office:value="0.00379913111119966" calcext:value-type="float">
            <text:p>0.0037991311</text:p>
          </table:table-cell>
          <table:table-cell office:value-type="float" office:value="0.027889286550779" calcext:value-type="float">
            <text:p>0.0278892866</text:p>
          </table:table-cell>
        </table:table-row>
        <table:table-row table:style-name="ro1">
          <table:table-cell office:value-type="string" calcext:value-type="string">
            <text:p>bedroomcnt</text:p>
          </table:table-cell>
          <table:table-cell office:value-type="float" office:value="0.0753268983635283" calcext:value-type="float">
            <text:p>0.0753268984</text:p>
          </table:table-cell>
          <table:table-cell office:value-type="float" office:value="0.0716463914681007" calcext:value-type="float">
            <text:p>0.0716463915</text:p>
          </table:table-cell>
          <table:table-cell office:value-type="float" office:value="0.554301214540217" calcext:value-type="float">
            <text:p>0.5543012145</text:p>
          </table:table-cell>
          <table:table-cell office:value-type="float" office:value="0.646119839093801" calcext:value-type="float">
            <text:p>0.64611983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257358574373896" calcext:value-type="float">
            <text:p>-0.0257358574</text:p>
          </table:table-cell>
          <table:table-cell office:value-type="float" office:value="0.61805976739495" calcext:value-type="float">
            <text:p>0.6180597674</text:p>
          </table:table-cell>
          <table:table-cell/>
          <table:table-cell office:value-type="float" office:value="0.458029960528451" calcext:value-type="float">
            <text:p>0.4580299605</text:p>
          </table:table-cell>
          <table:table-cell office:value-type="float" office:value="0.63203465350889" calcext:value-type="float">
            <text:p>0.6320346535</text:p>
          </table:table-cell>
          <table:table-cell office:value-type="float" office:value="0.657598886097243" calcext:value-type="float">
            <text:p>0.6575988861</text:p>
          </table:table-cell>
          <table:table-cell office:value-type="float" office:value="0.230638707605038" calcext:value-type="float">
            <text:p>0.2306387076</text:p>
          </table:table-cell>
          <table:table-cell office:value-type="float" office:value="0.615171617413744" calcext:value-type="float">
            <text:p>0.6151716174</text:p>
          </table:table-cell>
          <table:table-cell office:value-type="float" office:value="0.444599251278312" calcext:value-type="float">
            <text:p>0.4445992513</text:p>
          </table:table-cell>
          <table:table-cell office:value-type="float" office:value="-0.319663373611229" calcext:value-type="float">
            <text:p>-0.3196633736</text:p>
          </table:table-cell>
          <table:table-cell office:value-type="float" office:value="0.0235503447735601" calcext:value-type="float">
            <text:p>0.0235503448</text:p>
          </table:table-cell>
          <table:table-cell office:value-type="float" office:value="0.234764796969291" calcext:value-type="float">
            <text:p>0.234764797</text:p>
          </table:table-cell>
          <table:table-cell office:value-type="float" office:value="0.613753034779069" calcext:value-type="float">
            <text:p>0.6137530348</text:p>
          </table:table-cell>
          <table:table-cell office:value-type="float" office:value="0.432115313907501" calcext:value-type="float">
            <text:p>0.4321153139</text:p>
          </table:table-cell>
          <table:table-cell office:value-type="float" office:value="0.591496428228669" calcext:value-type="float">
            <text:p>0.5914964282</text:p>
          </table:table-cell>
          <table:table-cell office:value-type="float" office:value="0.104028636544058" calcext:value-type="float">
            <text:p>0.1040286365</text:p>
          </table:table-cell>
          <table:table-cell office:value-type="float" office:value="-0.188627115086231" calcext:value-type="float">
            <text:p>-0.1886271151</text:p>
          </table:table-cell>
          <table:table-cell office:value-type="float" office:value="0.0663310558193781" calcext:value-type="float">
            <text:p>0.0663310558</text:p>
          </table:table-cell>
          <table:table-cell office:value-type="float" office:value="-0.00487907383503101" calcext:value-type="float">
            <text:p>-0.0048790738</text:p>
          </table:table-cell>
          <table:table-cell office:value-type="float" office:value="-0.113983709964957" calcext:value-type="float">
            <text:p>-0.11398371</text:p>
          </table:table-cell>
          <table:table-cell/>
          <table:table-cell office:value-type="float" office:value="0.180900429475451" calcext:value-type="float">
            <text:p>0.1809004295</text:p>
          </table:table-cell>
          <table:table-cell table:number-columns-repeated="4"/>
          <table:table-cell office:value-type="float" office:value="-0.27102221382785" calcext:value-type="float">
            <text:p>-0.2710222138</text:p>
          </table:table-cell>
          <table:table-cell/>
          <table:table-cell office:value-type="float" office:value="0.0241896311264568" calcext:value-type="float">
            <text:p>0.0241896311</text:p>
          </table:table-cell>
          <table:table-cell office:value-type="float" office:value="-0.0221655805288976" calcext:value-type="float">
            <text:p>-0.0221655805</text:p>
          </table:table-cell>
          <table:table-cell office:value-type="float" office:value="-0.00293947849444721" calcext:value-type="float">
            <text:p>-0.0029394785</text:p>
          </table:table-cell>
          <table:table-cell office:value-type="float" office:value="-0.0241939059053672" calcext:value-type="float">
            <text:p>-0.0241939059</text:p>
          </table:table-cell>
          <table:table-cell office:value-type="float" office:value="0.0148742515080879" calcext:value-type="float">
            <text:p>0.0148742515</text:p>
          </table:table-cell>
          <table:table-cell office:value-type="float" office:value="0.164484464471328" calcext:value-type="float">
            <text:p>0.1644844645</text:p>
          </table:table-cell>
          <table:table-cell/>
          <table:table-cell office:value-type="float" office:value="0.111311538168346" calcext:value-type="float">
            <text:p>0.1113115382</text:p>
          </table:table-cell>
          <table:table-cell office:value-type="float" office:value="0.0413504060614213" calcext:value-type="float">
            <text:p>0.0413504061</text:p>
          </table:table-cell>
          <table:table-cell office:value-type="float" office:value="0.180837750347155" calcext:value-type="float">
            <text:p>0.1808377503</text:p>
          </table:table-cell>
          <table:table-cell office:value-type="float" office:value="0.280245021096803" calcext:value-type="float">
            <text:p>0.2802450211</text:p>
          </table:table-cell>
          <table:table-cell office:value-type="float" office:value="0.16995993499518" calcext:value-type="float">
            <text:p>0.169959935</text:p>
          </table:table-cell>
          <table:table-cell office:value-type="float" office:value="0.0408712076645281" calcext:value-type="float">
            <text:p>0.0408712077</text:p>
          </table:table-cell>
          <table:table-cell office:value-type="float" office:value="0.150590798006797" calcext:value-type="float">
            <text:p>0.150590798</text:p>
          </table:table-cell>
          <table:table-cell office:value-type="float" office:value="-0.024576241150598" calcext:value-type="float">
            <text:p>-0.0245762412</text:p>
          </table:table-cell>
          <table:table-cell office:value-type="float" office:value="0.305405301834263" calcext:value-type="float">
            <text:p>0.3054053018</text:p>
          </table:table-cell>
          <table:table-cell office:value-type="float" office:value="0.241329203658915" calcext:value-type="float">
            <text:p>0.2413292037</text:p>
          </table:table-cell>
          <table:table-cell/>
          <table:table-cell office:value-type="float" office:value="0.173205290512012" calcext:value-type="float">
            <text:p>0.1732052905</text:p>
          </table:table-cell>
          <table:table-cell office:value-type="float" office:value="0.239117936187612" calcext:value-type="float">
            <text:p>0.2391179362</text:p>
          </table:table-cell>
          <table:table-cell/>
          <table:table-cell office:value-type="float" office:value="0.0237046984081407" calcext:value-type="float">
            <text:p>0.0237046984</text:p>
          </table:table-cell>
          <table:table-cell office:value-type="float" office:value="0.0281700188069533" calcext:value-type="float">
            <text:p>0.0281700188</text:p>
          </table:table-cell>
          <table:table-cell office:value-type="float" office:value="0.0111090387620429" calcext:value-type="float">
            <text:p>0.0111090388</text:p>
          </table:table-cell>
          <table:table-cell office:value-type="float" office:value="0.0254670900709825" calcext:value-type="float">
            <text:p>0.0254670901</text:p>
          </table:table-cell>
        </table:table-row>
        <table:table-row table:style-name="ro1">
          <table:table-cell office:value-type="string" calcext:value-type="string">
            <text:p>buildingclasstypei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ildingqualitytypeid</text:p>
          </table:table-cell>
          <table:table-cell office:value-type="float" office:value="0.0081080502872988" calcext:value-type="float">
            <text:p>0.0081080503</text:p>
          </table:table-cell>
          <table:table-cell table:number-columns-repeated="2"/>
          <table:table-cell office:value-type="float" office:value="-0.25974763737146" calcext:value-type="float">
            <text:p>-0.2597476374</text:p>
          </table:table-cell>
          <table:table-cell office:value-type="float" office:value="-0.0257358574373896" calcext:value-type="float">
            <text:p>-0.02573585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59258129258934" calcext:value-type="float">
            <text:p>-0.2592581293</text:p>
          </table:table-cell>
          <table:table-cell table:number-columns-repeated="2"/>
          <table:table-cell office:value-type="float" office:value="-0.158691131292281" calcext:value-type="float">
            <text:p>-0.1586911313</text:p>
          </table:table-cell>
          <table:table-cell office:value-type="float" office:value="-0.196411483372478" calcext:value-type="float">
            <text:p>-0.1964114834</text:p>
          </table:table-cell>
          <table:table-cell/>
          <table:table-cell office:value-type="float" office:value="-0.212023775473113" calcext:value-type="float">
            <text:p>-0.2120237755</text:p>
          </table:table-cell>
          <table:table-cell table:number-columns-repeated="4"/>
          <table:table-cell office:value-type="float" office:value="-0.259258129258934" calcext:value-type="float">
            <text:p>-0.2592581293</text:p>
          </table:table-cell>
          <table:table-cell table:number-columns-repeated="2"/>
          <table:table-cell office:value-type="float" office:value="-0.0410706531296401" calcext:value-type="float">
            <text:p>-0.0410706531</text:p>
          </table:table-cell>
          <table:table-cell office:value-type="float" office:value="0.415216339067081" calcext:value-type="float">
            <text:p>0.4152163391</text:p>
          </table:table-cell>
          <table:table-cell office:value-type="float" office:value="-0.134658566903095" calcext:value-type="float">
            <text:p>-0.1346585669</text:p>
          </table:table-cell>
          <table:table-cell office:value-type="float" office:value="0.135084271069855" calcext:value-type="float">
            <text:p>0.1350842711</text:p>
          </table:table-cell>
          <table:table-cell office:value-type="float" office:value="-0.0865151131562011" calcext:value-type="float">
            <text:p>-0.0865151132</text:p>
          </table:table-cell>
          <table:table-cell table:number-columns-repeated="6"/>
          <table:table-cell office:value-type="float" office:value="-0.237073100649051" calcext:value-type="float">
            <text:p>-0.2370731006</text:p>
          </table:table-cell>
          <table:table-cell/>
          <table:table-cell office:value-type="float" office:value="-0.0638693915328451" calcext:value-type="float">
            <text:p>-0.0638693915</text:p>
          </table:table-cell>
          <table:table-cell office:value-type="float" office:value="0.0376034899632042" calcext:value-type="float">
            <text:p>0.03760349</text:p>
          </table:table-cell>
          <table:table-cell/>
          <table:table-cell office:value-type="float" office:value="0.00763643837037544" calcext:value-type="float">
            <text:p>0.0076364384</text:p>
          </table:table-cell>
          <table:table-cell office:value-type="float" office:value="-0.0104359000080675" calcext:value-type="float">
            <text:p>-0.0104359</text:p>
          </table:table-cell>
          <table:table-cell office:value-type="float" office:value="0.00974205415904302" calcext:value-type="float">
            <text:p>0.0097420542</text:p>
          </table:table-cell>
          <table:table-cell table:number-columns-repeated="3"/>
          <table:table-cell office:value-type="float" office:value="0.079702316657573" calcext:value-type="float">
            <text:p>0.0797023167</text:p>
          </table:table-cell>
          <table:table-cell table:number-columns-repeated="2"/>
          <table:table-cell office:value-type="float" office:value="-0.424891000816941" calcext:value-type="float">
            <text:p>-0.4248910008</text:p>
          </table:table-cell>
          <table:table-cell office:value-type="float" office:value="0.388514344942906" calcext:value-type="float">
            <text:p>0.3885143449</text:p>
          </table:table-cell>
          <table:table-cell office:value-type="float" office:value="0.00974205415902466" calcext:value-type="float">
            <text:p>0.0097420542</text:p>
          </table:table-cell>
          <table:table-cell office:value-type="float" office:value="-0.105381729591481" calcext:value-type="float">
            <text:p>-0.1053817296</text:p>
          </table:table-cell>
          <table:table-cell office:value-type="float" office:value="-0.0467084754331621" calcext:value-type="float">
            <text:p>-0.0467084754</text:p>
          </table:table-cell>
          <table:table-cell/>
          <table:table-cell office:value-type="float" office:value="-0.0113484173871544" calcext:value-type="float">
            <text:p>-0.0113484174</text:p>
          </table:table-cell>
          <table:table-cell office:value-type="float" office:value="-0.0420049656644458" calcext:value-type="float">
            <text:p>-0.0420049657</text:p>
          </table:table-cell>
          <table:table-cell/>
          <table:table-cell office:value-type="float" office:value="-0.00796794819344065" calcext:value-type="float">
            <text:p>-0.0079679482</text:p>
          </table:table-cell>
          <table:table-cell office:value-type="float" office:value="-0.0444722751030841" calcext:value-type="float">
            <text:p>-0.0444722751</text:p>
          </table:table-cell>
          <table:table-cell office:value-type="float" office:value="0.0011507426967909" calcext:value-type="float">
            <text:p>0.0011507427</text:p>
          </table:table-cell>
          <table:table-cell office:value-type="float" office:value="-0.00957301808936882" calcext:value-type="float">
            <text:p>-0.0095730181</text:p>
          </table:table-cell>
        </table:table-row>
        <table:table-row table:style-name="ro1">
          <table:table-cell office:value-type="string" calcext:value-type="string">
            <text:p>calculatedbathnbr</text:p>
          </table:table-cell>
          <table:table-cell office:value-type="float" office:value="-0.0341143586941634" calcext:value-type="float">
            <text:p>-0.0341143587</text:p>
          </table:table-cell>
          <table:table-cell office:value-type="float" office:value="-0.00339776502471169" calcext:value-type="float">
            <text:p>-0.003397765</text:p>
          </table:table-cell>
          <table:table-cell office:value-type="float" office:value="0.394346714623889" calcext:value-type="float">
            <text:p>0.3943467146</text:p>
          </table:table-cell>
          <table:table-cell office:value-type="float" office:value="1" calcext:value-type="float">
            <text:p>1</text:p>
          </table:table-cell>
          <table:table-cell office:value-type="float" office:value="0.61805976739495" calcext:value-type="float">
            <text:p>0.6180597674</text:p>
          </table:table-cell>
          <table:table-cell/>
          <table:table-cell office:value-type="float" office:value="-0.259258129258934" calcext:value-type="float">
            <text:p>-0.25925812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9180359268007" calcext:value-type="float">
            <text:p>0.4918035927</text:p>
          </table:table-cell>
          <table:table-cell office:value-type="float" office:value="0.801208314784992" calcext:value-type="float">
            <text:p>0.8012083148</text:p>
          </table:table-cell>
          <table:table-cell office:value-type="float" office:value="0.805475179268961" calcext:value-type="float">
            <text:p>0.8054751793</text:p>
          </table:table-cell>
          <table:table-cell office:value-type="float" office:value="-1" calcext:value-type="float">
            <text:p>-1</text:p>
          </table:table-cell>
          <table:table-cell office:value-type="float" office:value="0.700654506309532" calcext:value-type="float">
            <text:p>0.7006545063</text:p>
          </table:table-cell>
          <table:table-cell office:value-type="float" office:value="0.483362017500402" calcext:value-type="float">
            <text:p>0.4833620175</text:p>
          </table:table-cell>
          <table:table-cell office:value-type="float" office:value="0.767558740908842" calcext:value-type="float">
            <text:p>0.7675587409</text:p>
          </table:table-cell>
          <table:table-cell office:value-type="float" office:value="0.0306618222553296" calcext:value-type="float">
            <text:p>0.0306618223</text:p>
          </table:table-cell>
          <table:table-cell office:value-type="float" office:value="0.472617626280363" calcext:value-type="float">
            <text:p>0.4726176263</text:p>
          </table:table-cell>
          <table:table-cell office:value-type="float" office:value="0.984130426099928" calcext:value-type="float">
            <text:p>0.9841304261</text:p>
          </table:table-cell>
          <table:table-cell office:value-type="float" office:value="0.479861982960024" calcext:value-type="float">
            <text:p>0.479861983</text:p>
          </table:table-cell>
          <table:table-cell office:value-type="float" office:value="0.444417652582587" calcext:value-type="float">
            <text:p>0.4444176526</text:p>
          </table:table-cell>
          <table:table-cell office:value-type="float" office:value="0.154373608103615" calcext:value-type="float">
            <text:p>0.1543736081</text:p>
          </table:table-cell>
          <table:table-cell office:value-type="float" office:value="-0.32449701703103" calcext:value-type="float">
            <text:p>-0.324497017</text:p>
          </table:table-cell>
          <table:table-cell office:value-type="float" office:value="0.0249683969650184" calcext:value-type="float">
            <text:p>0.024968397</text:p>
          </table:table-cell>
          <table:table-cell office:value-type="float" office:value="-0.0282038059367372" calcext:value-type="float">
            <text:p>-0.0282038059</text:p>
          </table:table-cell>
          <table:table-cell office:value-type="float" office:value="0.00485264833108974" calcext:value-type="float">
            <text:p>0.0048526483</text:p>
          </table:table-cell>
          <table:table-cell/>
          <table:table-cell office:value-type="float" office:value="0.254296039024833" calcext:value-type="float">
            <text:p>0.254296039</text:p>
          </table:table-cell>
          <table:table-cell table:number-columns-repeated="4"/>
          <table:table-cell office:value-type="float" office:value="-0.123384397730212" calcext:value-type="float">
            <text:p>-0.1233843977</text:p>
          </table:table-cell>
          <table:table-cell/>
          <table:table-cell office:value-type="float" office:value="0.0309438952507716" calcext:value-type="float">
            <text:p>0.0309438953</text:p>
          </table:table-cell>
          <table:table-cell office:value-type="float" office:value="-0.0395429947643754" calcext:value-type="float">
            <text:p>-0.0395429948</text:p>
          </table:table-cell>
          <table:table-cell office:value-type="float" office:value="-0.0375605658302576" calcext:value-type="float">
            <text:p>-0.0375605658</text:p>
          </table:table-cell>
          <table:table-cell office:value-type="float" office:value="-0.0246306708203057" calcext:value-type="float">
            <text:p>-0.0246306708</text:p>
          </table:table-cell>
          <table:table-cell office:value-type="float" office:value="0.0141210239057414" calcext:value-type="float">
            <text:p>0.0141210239</text:p>
          </table:table-cell>
          <table:table-cell office:value-type="float" office:value="0.0314861832872601" calcext:value-type="float">
            <text:p>0.0314861833</text:p>
          </table:table-cell>
          <table:table-cell/>
          <table:table-cell office:value-type="float" office:value="0.260262959700889" calcext:value-type="float">
            <text:p>0.2602629597</text:p>
          </table:table-cell>
          <table:table-cell office:value-type="float" office:value="0.0666409524207854" calcext:value-type="float">
            <text:p>0.0666409524</text:p>
          </table:table-cell>
          <table:table-cell office:value-type="float" office:value="0.154640676993234" calcext:value-type="float">
            <text:p>0.154640677</text:p>
          </table:table-cell>
          <table:table-cell office:value-type="float" office:value="0.256751775044731" calcext:value-type="float">
            <text:p>0.256751775</text:p>
          </table:table-cell>
          <table:table-cell office:value-type="float" office:value="0.234898650100157" calcext:value-type="float">
            <text:p>0.2348986501</text:p>
          </table:table-cell>
          <table:table-cell office:value-type="float" office:value="0.369542810680679" calcext:value-type="float">
            <text:p>0.3695428107</text:p>
          </table:table-cell>
          <table:table-cell office:value-type="float" office:value="0.369759674182907" calcext:value-type="float">
            <text:p>0.3697596742</text:p>
          </table:table-cell>
          <table:table-cell office:value-type="float" office:value="-0.0115652662894366" calcext:value-type="float">
            <text:p>-0.0115652663</text:p>
          </table:table-cell>
          <table:table-cell office:value-type="float" office:value="0.611665211489761" calcext:value-type="float">
            <text:p>0.6116652115</text:p>
          </table:table-cell>
          <table:table-cell office:value-type="float" office:value="0.497762860827204" calcext:value-type="float">
            <text:p>0.4977628608</text:p>
          </table:table-cell>
          <table:table-cell/>
          <table:table-cell office:value-type="float" office:value="0.371633793974288" calcext:value-type="float">
            <text:p>0.371633794</text:p>
          </table:table-cell>
          <table:table-cell office:value-type="float" office:value="0.487319571985478" calcext:value-type="float">
            <text:p>0.487319572</text:p>
          </table:table-cell>
          <table:table-cell/>
          <table:table-cell office:value-type="float" office:value="0.0462727383097385" calcext:value-type="float">
            <text:p>0.0462727383</text:p>
          </table:table-cell>
          <table:table-cell office:value-type="float" office:value="0.0312695288389287" calcext:value-type="float">
            <text:p>0.0312695288</text:p>
          </table:table-cell>
          <table:table-cell office:value-type="float" office:value="-0.00481822119946515" calcext:value-type="float">
            <text:p>-0.0048182212</text:p>
          </table:table-cell>
          <table:table-cell office:value-type="float" office:value="0.0294476853166642" calcext:value-type="float">
            <text:p>0.0294476853</text:p>
          </table:table-cell>
        </table:table-row>
        <table:table-row table:style-name="ro1">
          <table:table-cell office:value-type="string" calcext:value-type="string">
            <text:p>decktypei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inishedfloor1squarefeet</text:p>
          </table:table-cell>
          <table:table-cell table:number-columns-repeated="2"/>
          <table:table-cell office:value-type="float" office:value="0.130140482713278" calcext:value-type="float">
            <text:p>0.1301404827</text:p>
          </table:table-cell>
          <table:table-cell office:value-type="float" office:value="0.477264320557372" calcext:value-type="float">
            <text:p>0.4772643206</text:p>
          </table:table-cell>
          <table:table-cell office:value-type="float" office:value="0.458029960528451" calcext:value-type="float">
            <text:p>0.4580299605</text:p>
          </table:table-cell>
          <table:table-cell table:number-columns-repeated="2"/>
          <table:table-cell office:value-type="float" office:value="0.49180359268007" calcext:value-type="float">
            <text:p>0.49180359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03525074503035" calcext:value-type="float">
            <text:p>0.7035250745</text:p>
          </table:table-cell>
          <table:table-cell office:value-type="float" office:value="0.703592615893963" calcext:value-type="float">
            <text:p>0.7035926159</text:p>
          </table:table-cell>
          <table:table-cell/>
          <table:table-cell office:value-type="float" office:value="0.635206213294913" calcext:value-type="float">
            <text:p>0.6352062133</text:p>
          </table:table-cell>
          <table:table-cell office:value-type="float" office:value="0.980182102555052" calcext:value-type="float">
            <text:p>0.9801821026</text:p>
          </table:table-cell>
          <table:table-cell table:number-columns-repeated="2"/>
          <table:table-cell office:value-type="float" office:value="0.491749275398085" calcext:value-type="float">
            <text:p>0.4917492754</text:p>
          </table:table-cell>
          <table:table-cell office:value-type="float" office:value="0.529145996883807" calcext:value-type="float">
            <text:p>0.5291459969</text:p>
          </table:table-cell>
          <table:table-cell office:value-type="float" office:value="0.461765404289785" calcext:value-type="float">
            <text:p>0.4617654043</text:p>
          </table:table-cell>
          <table:table-cell office:value-type="float" office:value="0.603777259985664" calcext:value-type="float">
            <text:p>0.60377726</text:p>
          </table:table-cell>
          <table:table-cell table:number-columns-repeated="2"/>
          <table:table-cell office:value-type="float" office:value="0.0282982728900537" calcext:value-type="float">
            <text:p>0.0282982729</text:p>
          </table:table-cell>
          <table:table-cell office:value-type="float" office:value="0.12659686754624" calcext:value-type="float">
            <text:p>0.1265968675</text:p>
          </table:table-cell>
          <table:table-cell office:value-type="float" office:value="0.353168202972649" calcext:value-type="float">
            <text:p>0.353168203</text:p>
          </table:table-cell>
          <table:table-cell/>
          <table:table-cell office:value-type="float" office:value="0.366992800061979" calcext:value-type="float">
            <text:p>0.3669928001</text:p>
          </table:table-cell>
          <table:table-cell table:number-columns-repeated="4"/>
          <table:table-cell office:value-type="float" office:value="-0.446872560661449" calcext:value-type="float">
            <text:p>-0.4468725607</text:p>
          </table:table-cell>
          <table:table-cell/>
          <table:table-cell office:value-type="float" office:value="0.0736771254001029" calcext:value-type="float">
            <text:p>0.0736771254</text:p>
          </table:table-cell>
          <table:table-cell office:value-type="float" office:value="0.107594903602019" calcext:value-type="float">
            <text:p>0.1075949036</text:p>
          </table:table-cell>
          <table:table-cell/>
          <table:table-cell office:value-type="float" office:value="-0.225082136904522" calcext:value-type="float">
            <text:p>-0.2250821369</text:p>
          </table:table-cell>
          <table:table-cell office:value-type="float" office:value="-0.158708420240117" calcext:value-type="float">
            <text:p>-0.1587084202</text:p>
          </table:table-cell>
          <table:table-cell office:value-type="float" office:value="0.541401638150563" calcext:value-type="float">
            <text:p>0.5414016382</text:p>
          </table:table-cell>
          <table:table-cell table:number-columns-repeated="4"/>
          <table:table-cell office:value-type="float" office:value="0.369195113094865" calcext:value-type="float">
            <text:p>0.3691951131</text:p>
          </table:table-cell>
          <table:table-cell office:value-type="float" office:value="0.271345423094543" calcext:value-type="float">
            <text:p>0.2713454231</text:p>
          </table:table-cell>
          <table:table-cell office:value-type="float" office:value="0.0455807551489339" calcext:value-type="float">
            <text:p>0.0455807551</text:p>
          </table:table-cell>
          <table:table-cell office:value-type="float" office:value="-0.286434325502996" calcext:value-type="float">
            <text:p>-0.2864343255</text:p>
          </table:table-cell>
          <table:table-cell/>
          <table:table-cell office:value-type="float" office:value="0.597380622283786" calcext:value-type="float">
            <text:p>0.5973806223</text:p>
          </table:table-cell>
          <table:table-cell office:value-type="float" office:value="0.555678835331448" calcext:value-type="float">
            <text:p>0.5556788353</text:p>
          </table:table-cell>
          <table:table-cell/>
          <table:table-cell office:value-type="float" office:value="0.447279250550724" calcext:value-type="float">
            <text:p>0.4472792506</text:p>
          </table:table-cell>
          <table:table-cell office:value-type="float" office:value="0.511708142919132" calcext:value-type="float">
            <text:p>0.5117081429</text:p>
          </table:table-cell>
          <table:table-cell/>
          <table:table-cell office:value-type="float" office:value="-0.0962006283827023" calcext:value-type="float">
            <text:p>-0.0962006284</text:p>
          </table:table-cell>
          <table:table-cell office:value-type="float" office:value="0.0735875359468455" calcext:value-type="float">
            <text:p>0.0735875359</text:p>
          </table:table-cell>
          <table:table-cell office:value-type="float" office:value="-0.00665086303628875" calcext:value-type="float">
            <text:p>-0.006650863</text:p>
          </table:table-cell>
          <table:table-cell office:value-type="float" office:value="0.0262417258924971" calcext:value-type="float">
            <text:p>0.0262417259</text:p>
          </table:table-cell>
        </table:table-row>
        <table:table-row table:style-name="ro1">
          <table:table-cell office:value-type="string" calcext:value-type="string">
            <text:p>calculatedfinishedsquarefeet</text:p>
          </table:table-cell>
          <table:table-cell office:value-type="float" office:value="0.0596669510520222" calcext:value-type="float">
            <text:p>0.0596669511</text:p>
          </table:table-cell>
          <table:table-cell office:value-type="float" office:value="-0.0155317976950911" calcext:value-type="float">
            <text:p>-0.0155317977</text:p>
          </table:table-cell>
          <table:table-cell office:value-type="float" office:value="0.341609506815701" calcext:value-type="float">
            <text:p>0.3416095068</text:p>
          </table:table-cell>
          <table:table-cell office:value-type="float" office:value="0.772552604559414" calcext:value-type="float">
            <text:p>0.7725526046</text:p>
          </table:table-cell>
          <table:table-cell office:value-type="float" office:value="0.63203465350889" calcext:value-type="float">
            <text:p>0.6320346535</text:p>
          </table:table-cell>
          <table:table-cell/>
          <table:table-cell office:value-type="float" office:value="-0.158691131292281" calcext:value-type="float">
            <text:p>-0.1586911313</text:p>
          </table:table-cell>
          <table:table-cell office:value-type="float" office:value="0.801208314784992" calcext:value-type="float">
            <text:p>0.8012083148</text:p>
          </table:table-cell>
          <table:table-cell/>
          <table:table-cell office:value-type="float" office:value="0.703525074503035" calcext:value-type="float">
            <text:p>0.703525074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68978709138994" calcext:value-type="float">
            <text:p>0.6897870914</text:p>
          </table:table-cell>
          <table:table-cell office:value-type="float" office:value="1" calcext:value-type="float">
            <text:p>1</text:p>
          </table:table-cell>
          <table:table-cell office:value-type="float" office:value="0.058549021651552" calcext:value-type="float">
            <text:p>0.0585490217</text:p>
          </table:table-cell>
          <table:table-cell office:value-type="float" office:value="0.579972816112375" calcext:value-type="float">
            <text:p>0.5799728161</text:p>
          </table:table-cell>
          <table:table-cell office:value-type="float" office:value="0.780324877638178" calcext:value-type="float">
            <text:p>0.7803248776</text:p>
          </table:table-cell>
          <table:table-cell office:value-type="float" office:value="0.506165962443014" calcext:value-type="float">
            <text:p>0.5061659624</text:p>
          </table:table-cell>
          <table:table-cell office:value-type="float" office:value="0.604359892348062" calcext:value-type="float">
            <text:p>0.6043598923</text:p>
          </table:table-cell>
          <table:table-cell office:value-type="float" office:value="0.204658915550742" calcext:value-type="float">
            <text:p>0.2046589156</text:p>
          </table:table-cell>
          <table:table-cell office:value-type="float" office:value="-0.250468513613682" calcext:value-type="float">
            <text:p>-0.2504685136</text:p>
          </table:table-cell>
          <table:table-cell office:value-type="float" office:value="0.00932097025656895" calcext:value-type="float">
            <text:p>0.0093209703</text:p>
          </table:table-cell>
          <table:table-cell office:value-type="float" office:value="-0.0223685708811328" calcext:value-type="float">
            <text:p>-0.0223685709</text:p>
          </table:table-cell>
          <table:table-cell office:value-type="float" office:value="-0.0487698257127296" calcext:value-type="float">
            <text:p>-0.0487698257</text:p>
          </table:table-cell>
          <table:table-cell/>
          <table:table-cell office:value-type="float" office:value="0.308526527871246" calcext:value-type="float">
            <text:p>0.3085265279</text:p>
          </table:table-cell>
          <table:table-cell table:number-columns-repeated="4"/>
          <table:table-cell office:value-type="float" office:value="-0.19733443432948" calcext:value-type="float">
            <text:p>-0.1973344343</text:p>
          </table:table-cell>
          <table:table-cell/>
          <table:table-cell office:value-type="float" office:value="0.0586767962186409" calcext:value-type="float">
            <text:p>0.0586767962</text:p>
          </table:table-cell>
          <table:table-cell office:value-type="float" office:value="-0.041833859651519" calcext:value-type="float">
            <text:p>-0.0418338597</text:p>
          </table:table-cell>
          <table:table-cell office:value-type="float" office:value="-0.062963970335401" calcext:value-type="float">
            <text:p>-0.0629639703</text:p>
          </table:table-cell>
          <table:table-cell office:value-type="float" office:value="0.00488355210988886" calcext:value-type="float">
            <text:p>0.0048835521</text:p>
          </table:table-cell>
          <table:table-cell office:value-type="float" office:value="0.0228895065806744" calcext:value-type="float">
            <text:p>0.0228895066</text:p>
          </table:table-cell>
          <table:table-cell office:value-type="float" office:value="0.0982442511390777" calcext:value-type="float">
            <text:p>0.0982442511</text:p>
          </table:table-cell>
          <table:table-cell/>
          <table:table-cell office:value-type="float" office:value="0.320113144448931" calcext:value-type="float">
            <text:p>0.3201131444</text:p>
          </table:table-cell>
          <table:table-cell office:value-type="float" office:value="0.171458834174862" calcext:value-type="float">
            <text:p>0.1714588342</text:p>
          </table:table-cell>
          <table:table-cell office:value-type="float" office:value="0.146177608217214" calcext:value-type="float">
            <text:p>0.1461776082</text:p>
          </table:table-cell>
          <table:table-cell office:value-type="float" office:value="0.339667064786329" calcext:value-type="float">
            <text:p>0.3396670648</text:p>
          </table:table-cell>
          <table:table-cell office:value-type="float" office:value="0.282324816319445" calcext:value-type="float">
            <text:p>0.2823248163</text:p>
          </table:table-cell>
          <table:table-cell office:value-type="float" office:value="0.211640900303348" calcext:value-type="float">
            <text:p>0.2116409003</text:p>
          </table:table-cell>
          <table:table-cell office:value-type="float" office:value="0.34696396571385" calcext:value-type="float">
            <text:p>0.3469639657</text:p>
          </table:table-cell>
          <table:table-cell office:value-type="float" office:value="-0.0193033769065235" calcext:value-type="float">
            <text:p>-0.0193033769</text:p>
          </table:table-cell>
          <table:table-cell office:value-type="float" office:value="0.716488518991113" calcext:value-type="float">
            <text:p>0.716488519</text:p>
          </table:table-cell>
          <table:table-cell office:value-type="float" office:value="0.600018180848202" calcext:value-type="float">
            <text:p>0.6000181808</text:p>
          </table:table-cell>
          <table:table-cell/>
          <table:table-cell office:value-type="float" office:value="0.458550189119111" calcext:value-type="float">
            <text:p>0.4585501891</text:p>
          </table:table-cell>
          <table:table-cell office:value-type="float" office:value="0.589022465234916" calcext:value-type="float">
            <text:p>0.5890224652</text:p>
          </table:table-cell>
          <table:table-cell/>
          <table:table-cell office:value-type="float" office:value="0.051865939865234" calcext:value-type="float">
            <text:p>0.0518659399</text:p>
          </table:table-cell>
          <table:table-cell office:value-type="float" office:value="0.0587925682784857" calcext:value-type="float">
            <text:p>0.0587925683</text:p>
          </table:table-cell>
          <table:table-cell office:value-type="float" office:value="-0.00487194773621091" calcext:value-type="float">
            <text:p>-0.0048719477</text:p>
          </table:table-cell>
          <table:table-cell office:value-type="float" office:value="0.0387840689217561" calcext:value-type="float">
            <text:p>0.0387840689</text:p>
          </table:table-cell>
        </table:table-row>
        <table:table-row table:style-name="ro1">
          <table:table-cell office:value-type="string" calcext:value-type="string">
            <text:p>finishedsquarefeet12</text:p>
          </table:table-cell>
          <table:table-cell office:value-type="float" office:value="0.0607561537778946" calcext:value-type="float">
            <text:p>0.0607561538</text:p>
          </table:table-cell>
          <table:table-cell office:value-type="float" office:value="-0.0155317976950911" calcext:value-type="float">
            <text:p>-0.0155317977</text:p>
          </table:table-cell>
          <table:table-cell office:value-type="float" office:value="0.341609506815701" calcext:value-type="float">
            <text:p>0.3416095068</text:p>
          </table:table-cell>
          <table:table-cell office:value-type="float" office:value="0.799372011695875" calcext:value-type="float">
            <text:p>0.7993720117</text:p>
          </table:table-cell>
          <table:table-cell office:value-type="float" office:value="0.657598886097243" calcext:value-type="float">
            <text:p>0.6575988861</text:p>
          </table:table-cell>
          <table:table-cell/>
          <table:table-cell office:value-type="float" office:value="-0.196411483372478" calcext:value-type="float">
            <text:p>-0.1964114834</text:p>
          </table:table-cell>
          <table:table-cell office:value-type="float" office:value="0.805475179268961" calcext:value-type="float">
            <text:p>0.8054751793</text:p>
          </table:table-cell>
          <table:table-cell/>
          <table:table-cell office:value-type="float" office:value="0.703592615893963" calcext:value-type="float">
            <text:p>0.703592615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.689848800956583" calcext:value-type="float">
            <text:p>0.689848801</text:p>
          </table:table-cell>
          <table:table-cell/>
          <table:table-cell office:value-type="float" office:value="0.0763359641006838" calcext:value-type="float">
            <text:p>0.0763359641</text:p>
          </table:table-cell>
          <table:table-cell office:value-type="float" office:value="0.578474989127419" calcext:value-type="float">
            <text:p>0.5784749891</text:p>
          </table:table-cell>
          <table:table-cell office:value-type="float" office:value="0.782956414240983" calcext:value-type="float">
            <text:p>0.7829564142</text:p>
          </table:table-cell>
          <table:table-cell office:value-type="float" office:value="0.553058962714102" calcext:value-type="float">
            <text:p>0.5530589627</text:p>
          </table:table-cell>
          <table:table-cell office:value-type="float" office:value="0.625937765610143" calcext:value-type="float">
            <text:p>0.6259377656</text:p>
          </table:table-cell>
          <table:table-cell office:value-type="float" office:value="0.218779428446295" calcext:value-type="float">
            <text:p>0.2187794284</text:p>
          </table:table-cell>
          <table:table-cell office:value-type="float" office:value="-0.251112173123284" calcext:value-type="float">
            <text:p>-0.2511121731</text:p>
          </table:table-cell>
          <table:table-cell office:value-type="float" office:value="0.0108039925358258" calcext:value-type="float">
            <text:p>0.0108039925</text:p>
          </table:table-cell>
          <table:table-cell office:value-type="float" office:value="-0.0211179211839188" calcext:value-type="float">
            <text:p>-0.0211179212</text:p>
          </table:table-cell>
          <table:table-cell office:value-type="float" office:value="-0.0467064051052799" calcext:value-type="float">
            <text:p>-0.0467064051</text:p>
          </table:table-cell>
          <table:table-cell/>
          <table:table-cell office:value-type="float" office:value="0.308526527871246" calcext:value-type="float">
            <text:p>0.3085265279</text:p>
          </table:table-cell>
          <table:table-cell table:number-columns-repeated="4"/>
          <table:table-cell office:value-type="float" office:value="-0.240549147296056" calcext:value-type="float">
            <text:p>-0.2405491473</text:p>
          </table:table-cell>
          <table:table-cell/>
          <table:table-cell office:value-type="float" office:value="0.0765232225816125" calcext:value-type="float">
            <text:p>0.0765232226</text:p>
          </table:table-cell>
          <table:table-cell office:value-type="float" office:value="-0.0416785372888729" calcext:value-type="float">
            <text:p>-0.0416785373</text:p>
          </table:table-cell>
          <table:table-cell office:value-type="float" office:value="-0.082542127744125" calcext:value-type="float">
            <text:p>-0.0825421277</text:p>
          </table:table-cell>
          <table:table-cell office:value-type="float" office:value="-0.0154038453015968" calcext:value-type="float">
            <text:p>-0.0154038453</text:p>
          </table:table-cell>
          <table:table-cell office:value-type="float" office:value="0.0233190623725691" calcext:value-type="float">
            <text:p>0.0233190624</text:p>
          </table:table-cell>
          <table:table-cell office:value-type="float" office:value="0.120311798977761" calcext:value-type="float">
            <text:p>0.120311799</text:p>
          </table:table-cell>
          <table:table-cell/>
          <table:table-cell office:value-type="float" office:value="0.319929816864533" calcext:value-type="float">
            <text:p>0.3199298169</text:p>
          </table:table-cell>
          <table:table-cell office:value-type="float" office:value="0.171458834174862" calcext:value-type="float">
            <text:p>0.1714588342</text:p>
          </table:table-cell>
          <table:table-cell office:value-type="float" office:value="0.00335823520188614" calcext:value-type="float">
            <text:p>0.0033582352</text:p>
          </table:table-cell>
          <table:table-cell office:value-type="float" office:value="0.339690868520152" calcext:value-type="float">
            <text:p>0.3396908685</text:p>
          </table:table-cell>
          <table:table-cell office:value-type="float" office:value="0.284688835543843" calcext:value-type="float">
            <text:p>0.2846888355</text:p>
          </table:table-cell>
          <table:table-cell office:value-type="float" office:value="0.258530088692365" calcext:value-type="float">
            <text:p>0.2585300887</text:p>
          </table:table-cell>
          <table:table-cell office:value-type="float" office:value="0.341128464266739" calcext:value-type="float">
            <text:p>0.3411284643</text:p>
          </table:table-cell>
          <table:table-cell office:value-type="float" office:value="-0.018593848533685" calcext:value-type="float">
            <text:p>-0.0185938485</text:p>
          </table:table-cell>
          <table:table-cell office:value-type="float" office:value="0.744048406355001" calcext:value-type="float">
            <text:p>0.7440484064</text:p>
          </table:table-cell>
          <table:table-cell office:value-type="float" office:value="0.626051887898515" calcext:value-type="float">
            <text:p>0.6260518879</text:p>
          </table:table-cell>
          <table:table-cell/>
          <table:table-cell office:value-type="float" office:value="0.480463118355114" calcext:value-type="float">
            <text:p>0.4804631184</text:p>
          </table:table-cell>
          <table:table-cell office:value-type="float" office:value="0.612495725162043" calcext:value-type="float">
            <text:p>0.6124957252</text:p>
          </table:table-cell>
          <table:table-cell/>
          <table:table-cell office:value-type="float" office:value="0.0460904574295213" calcext:value-type="float">
            <text:p>0.0460904574</text:p>
          </table:table-cell>
          <table:table-cell office:value-type="float" office:value="0.0766929480852436" calcext:value-type="float">
            <text:p>0.0766929481</text:p>
          </table:table-cell>
          <table:table-cell office:value-type="float" office:value="-0.00439571796387858" calcext:value-type="float">
            <text:p>-0.004395718</text:p>
          </table:table-cell>
          <table:table-cell office:value-type="float" office:value="0.0419223672679091" calcext:value-type="float">
            <text:p>0.0419223673</text:p>
          </table:table-cell>
        </table:table-row>
        <table:table-row table:style-name="ro1">
          <table:table-cell office:value-type="string" calcext:value-type="string">
            <text:p>finishedsquarefeet13</text:p>
          </table:table-cell>
          <table:table-cell table:number-columns-repeated="3"/>
          <table:table-cell office:value-type="float" office:value="0.212846504719156" calcext:value-type="float">
            <text:p>0.2128465047</text:p>
          </table:table-cell>
          <table:table-cell office:value-type="float" office:value="0.230638707605038" calcext:value-type="float">
            <text:p>0.2306387076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-0.348076045747743" calcext:value-type="float">
            <text:p>-0.3480760457</text:p>
          </table:table-cell>
          <table:table-cell office:value-type="float" office:value="0.110330215625611" calcext:value-type="float">
            <text:p>0.1103302156</text:p>
          </table:table-cell>
          <table:table-cell office:value-type="float" office:value="0.295968358151823" calcext:value-type="float">
            <text:p>0.2959683582</text:p>
          </table:table-cell>
          <table:table-cell table:number-columns-repeated="8"/>
          <table:table-cell office:value-type="float" office:value="0.287874087855526" calcext:value-type="float">
            <text:p>0.2878740879</text:p>
          </table:table-cell>
          <table:table-cell office:value-type="float" office:value="0.318468360594362" calcext:value-type="float">
            <text:p>0.3184683606</text:p>
          </table:table-cell>
          <table:table-cell table:number-columns-repeated="2"/>
          <table:table-cell office:value-type="float" office:value="-0.281683856827681" calcext:value-type="float">
            <text:p>-0.2816838568</text:p>
          </table:table-cell>
          <table:table-cell office:value-type="float" office:value="0.19697217860803" calcext:value-type="float">
            <text:p>0.1969721786</text:p>
          </table:table-cell>
          <table:table-cell table:number-columns-repeated="6"/>
          <table:table-cell office:value-type="float" office:value="-0.258289583816506" calcext:value-type="float">
            <text:p>-0.2582895838</text:p>
          </table:table-cell>
          <table:table-cell table:number-columns-repeated="2"/>
          <table:table-cell office:value-type="float" office:value="-0.12572080726746" calcext:value-type="float">
            <text:p>-0.1257208073</text:p>
          </table:table-cell>
          <table:table-cell office:value-type="float" office:value="-0.0725165173433959" calcext:value-type="float">
            <text:p>-0.0725165173</text:p>
          </table:table-cell>
          <table:table-cell/>
          <table:table-cell office:value-type="float" office:value="0.029610569680475" calcext:value-type="float">
            <text:p>0.0296105697</text:p>
          </table:table-cell>
          <table:table-cell office:value-type="float" office:value="-0.103859037859629" calcext:value-type="float">
            <text:p>-0.1038590379</text:p>
          </table:table-cell>
          <table:table-cell table:number-columns-repeated="2"/>
          <table:table-cell office:value-type="float" office:value="0.287874100722932" calcext:value-type="float">
            <text:p>0.2878741007</text:p>
          </table:table-cell>
          <table:table-cell office:value-type="float" office:value="-0.139802378605694" calcext:value-type="float">
            <text:p>-0.1398023786</text:p>
          </table:table-cell>
          <table:table-cell office:value-type="float" office:value="0.0347150011220519" calcext:value-type="float">
            <text:p>0.0347150011</text:p>
          </table:table-cell>
        </table:table-row>
        <table:table-row table:style-name="ro1">
          <table:table-cell office:value-type="string" calcext:value-type="string">
            <text:p>finishedsquarefeet15</text:p>
          </table:table-cell>
          <table:table-cell office:value-type="float" office:value="-0.0041982079775434" calcext:value-type="float">
            <text:p>-0.004198208</text:p>
          </table:table-cell>
          <table:table-cell table:number-columns-repeated="2"/>
          <table:table-cell office:value-type="float" office:value="0.633630672240862" calcext:value-type="float">
            <text:p>0.6336306722</text:p>
          </table:table-cell>
          <table:table-cell office:value-type="float" office:value="0.615171617413744" calcext:value-type="float">
            <text:p>0.6151716174</text:p>
          </table:table-cell>
          <table:table-cell/>
          <table:table-cell office:value-type="float" office:value="-0.212023775473113" calcext:value-type="float">
            <text:p>-0.2120237755</text:p>
          </table:table-cell>
          <table:table-cell office:value-type="float" office:value="0.700654506309532" calcext:value-type="float">
            <text:p>0.7006545063</text:p>
          </table:table-cell>
          <table:table-cell/>
          <table:table-cell office:value-type="float" office:value="0.635206213294913" calcext:value-type="float">
            <text:p>0.6352062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35206213294913" calcext:value-type="float">
            <text:p>0.6352062133</text:p>
          </table:table-cell>
          <table:table-cell/>
          <table:table-cell office:value-type="float" office:value="0.0116050829087558" calcext:value-type="float">
            <text:p>0.0116050829</text:p>
          </table:table-cell>
          <table:table-cell office:value-type="float" office:value="0.909932125110063" calcext:value-type="float">
            <text:p>0.9099321251</text:p>
          </table:table-cell>
          <table:table-cell office:value-type="float" office:value="0.700618080685054" calcext:value-type="float">
            <text:p>0.7006180807</text:p>
          </table:table-cell>
          <table:table-cell office:value-type="float" office:value="0.556943790794412" calcext:value-type="float">
            <text:p>0.5569437908</text:p>
          </table:table-cell>
          <table:table-cell/>
          <table:table-cell office:value-type="float" office:value="0.0120448465255302" calcext:value-type="float">
            <text:p>0.0120448465</text:p>
          </table:table-cell>
          <table:table-cell office:value-type="float" office:value="0.0377784711557973" calcext:value-type="float">
            <text:p>0.0377784712</text:p>
          </table:table-cell>
          <table:table-cell office:value-type="float" office:value="0.043916868212452" calcext:value-type="float">
            <text:p>0.0439168682</text:p>
          </table:table-cell>
          <table:table-cell office:value-type="float" office:value="-0.0616080002182475" calcext:value-type="float">
            <text:p>-0.0616080002</text:p>
          </table:table-cell>
          <table:table-cell office:value-type="float" office:value="0.125495199856773" calcext:value-type="float">
            <text:p>0.1254951999</text:p>
          </table:table-cell>
          <table:table-cell table:number-columns-repeated="6"/>
          <table:table-cell office:value-type="float" office:value="0.0442343785204738" calcext:value-type="float">
            <text:p>0.0442343785</text:p>
          </table:table-cell>
          <table:table-cell/>
          <table:table-cell office:value-type="float" office:value="0.0108255549034633" calcext:value-type="float">
            <text:p>0.0108255549</text:p>
          </table:table-cell>
          <table:table-cell office:value-type="float" office:value="-0.0638335103668744" calcext:value-type="float">
            <text:p>-0.0638335104</text:p>
          </table:table-cell>
          <table:table-cell office:value-type="float" office:value="-0.0116050829087564" calcext:value-type="float">
            <text:p>-0.0116050829</text:p>
          </table:table-cell>
          <table:table-cell office:value-type="float" office:value="0.133708766735939" calcext:value-type="float">
            <text:p>0.1337087667</text:p>
          </table:table-cell>
          <table:table-cell office:value-type="float" office:value="0.0565353155750856" calcext:value-type="float">
            <text:p>0.0565353156</text:p>
          </table:table-cell>
          <table:table-cell office:value-type="float" office:value="-0.00106743586818647" calcext:value-type="float">
            <text:p>-0.0010674359</text:p>
          </table:table-cell>
          <table:table-cell table:number-columns-repeated="3"/>
          <table:table-cell office:value-type="float" office:value="0.558364344411015" calcext:value-type="float">
            <text:p>0.55836434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51646451348057" calcext:value-type="float">
            <text:p>0.1516464513</text:p>
          </table:table-cell>
          <table:table-cell office:value-type="float" office:value="0.431982771700415" calcext:value-type="float">
            <text:p>0.4319827717</text:p>
          </table:table-cell>
          <table:table-cell/>
          <table:table-cell office:value-type="float" office:value="0.423237974273764" calcext:value-type="float">
            <text:p>0.4232379743</text:p>
          </table:table-cell>
          <table:table-cell office:value-type="float" office:value="0.287585938829782" calcext:value-type="float">
            <text:p>0.2875859388</text:p>
          </table:table-cell>
          <table:table-cell/>
          <table:table-cell office:value-type="float" office:value="0.194817663874164" calcext:value-type="float">
            <text:p>0.1948176639</text:p>
          </table:table-cell>
          <table:table-cell office:value-type="float" office:value="0.291227171026141" calcext:value-type="float">
            <text:p>0.291227171</text:p>
          </table:table-cell>
          <table:table-cell/>
          <table:table-cell office:value-type="float" office:value="0.173961874906024" calcext:value-type="float">
            <text:p>0.1739618749</text:p>
          </table:table-cell>
          <table:table-cell office:value-type="float" office:value="0.0107971577513043" calcext:value-type="float">
            <text:p>0.0107971578</text:p>
          </table:table-cell>
          <table:table-cell office:value-type="float" office:value="-0.00702320039041935" calcext:value-type="float">
            <text:p>-0.0070232004</text:p>
          </table:table-cell>
          <table:table-cell office:value-type="float" office:value="0.0193272820055296" calcext:value-type="float">
            <text:p>0.019327282</text:p>
          </table:table-cell>
        </table:table-row>
        <table:table-row table:style-name="ro1">
          <table:table-cell office:value-type="string" calcext:value-type="string">
            <text:p>finishedsquarefeet50</text:p>
          </table:table-cell>
          <table:table-cell table:number-columns-repeated="2"/>
          <table:table-cell office:value-type="float" office:value="-0.0312738694840445" calcext:value-type="float">
            <text:p>-0.0312738695</text:p>
          </table:table-cell>
          <table:table-cell office:value-type="float" office:value="0.469382316423372" calcext:value-type="float">
            <text:p>0.4693823164</text:p>
          </table:table-cell>
          <table:table-cell office:value-type="float" office:value="0.444599251278312" calcext:value-type="float">
            <text:p>0.4445992513</text:p>
          </table:table-cell>
          <table:table-cell table:number-columns-repeated="2"/>
          <table:table-cell office:value-type="float" office:value="0.483362017500402" calcext:value-type="float">
            <text:p>0.4833620175</text:p>
          </table:table-cell>
          <table:table-cell/>
          <table:table-cell office:value-type="float" office:value="0.980182102555052" calcext:value-type="float">
            <text:p>0.9801821026</text:p>
          </table:table-cell>
          <table:table-cell office:value-type="float" office:value="0.68978709138994" calcext:value-type="float">
            <text:p>0.6897870914</text:p>
          </table:table-cell>
          <table:table-cell office:value-type="float" office:value="0.689848800956583" calcext:value-type="float">
            <text:p>0.689848801</text:p>
          </table:table-cell>
          <table:table-cell/>
          <table:table-cell office:value-type="float" office:value="0.635206213294913" calcext:value-type="float">
            <text:p>0.6352062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83235123548326" calcext:value-type="float">
            <text:p>0.4832351235</text:p>
          </table:table-cell>
          <table:table-cell office:value-type="float" office:value="0.51917254139177" calcext:value-type="float">
            <text:p>0.5191725414</text:p>
          </table:table-cell>
          <table:table-cell office:value-type="float" office:value="0.452221348729431" calcext:value-type="float">
            <text:p>0.4522213487</text:p>
          </table:table-cell>
          <table:table-cell office:value-type="float" office:value="0.5872753859364" calcext:value-type="float">
            <text:p>0.5872753859</text:p>
          </table:table-cell>
          <table:table-cell table:number-columns-repeated="2"/>
          <table:table-cell office:value-type="float" office:value="0.0432248469278271" calcext:value-type="float">
            <text:p>0.0432248469</text:p>
          </table:table-cell>
          <table:table-cell office:value-type="float" office:value="0.11448294162817" calcext:value-type="float">
            <text:p>0.1144829416</text:p>
          </table:table-cell>
          <table:table-cell office:value-type="float" office:value="0.351777598924453" calcext:value-type="float">
            <text:p>0.3517775989</text:p>
          </table:table-cell>
          <table:table-cell/>
          <table:table-cell office:value-type="float" office:value="0.356320354931405" calcext:value-type="float">
            <text:p>0.3563203549</text:p>
          </table:table-cell>
          <table:table-cell table:number-columns-repeated="4"/>
          <table:table-cell office:value-type="float" office:value="-0.438903543303432" calcext:value-type="float">
            <text:p>-0.4389035433</text:p>
          </table:table-cell>
          <table:table-cell/>
          <table:table-cell office:value-type="float" office:value="0.0620938634540669" calcext:value-type="float">
            <text:p>0.0620938635</text:p>
          </table:table-cell>
          <table:table-cell office:value-type="float" office:value="0.101357580638817" calcext:value-type="float">
            <text:p>0.1013575806</text:p>
          </table:table-cell>
          <table:table-cell/>
          <table:table-cell office:value-type="float" office:value="-0.226530072469074" calcext:value-type="float">
            <text:p>-0.2265300725</text:p>
          </table:table-cell>
          <table:table-cell office:value-type="float" office:value="-0.149415880651241" calcext:value-type="float">
            <text:p>-0.1494158807</text:p>
          </table:table-cell>
          <table:table-cell office:value-type="float" office:value="0.529176085872665" calcext:value-type="float">
            <text:p>0.5291760859</text:p>
          </table:table-cell>
          <table:table-cell table:number-columns-repeated="4"/>
          <table:table-cell office:value-type="float" office:value="0.356370850613069" calcext:value-type="float">
            <text:p>0.3563708506</text:p>
          </table:table-cell>
          <table:table-cell office:value-type="float" office:value="0.343028766980929" calcext:value-type="float">
            <text:p>0.343028767</text:p>
          </table:table-cell>
          <table:table-cell office:value-type="float" office:value="0.0350250748279508" calcext:value-type="float">
            <text:p>0.0350250748</text:p>
          </table:table-cell>
          <table:table-cell office:value-type="float" office:value="-0.282045743299451" calcext:value-type="float">
            <text:p>-0.2820457433</text:p>
          </table:table-cell>
          <table:table-cell/>
          <table:table-cell office:value-type="float" office:value="0.587457280692187" calcext:value-type="float">
            <text:p>0.5874572807</text:p>
          </table:table-cell>
          <table:table-cell office:value-type="float" office:value="0.550360546772631" calcext:value-type="float">
            <text:p>0.5503605468</text:p>
          </table:table-cell>
          <table:table-cell/>
          <table:table-cell office:value-type="float" office:value="0.445800833603439" calcext:value-type="float">
            <text:p>0.4458008336</text:p>
          </table:table-cell>
          <table:table-cell office:value-type="float" office:value="0.507577100422089" calcext:value-type="float">
            <text:p>0.5075771004</text:p>
          </table:table-cell>
          <table:table-cell/>
          <table:table-cell office:value-type="float" office:value="-0.0945244515786506" calcext:value-type="float">
            <text:p>-0.0945244516</text:p>
          </table:table-cell>
          <table:table-cell office:value-type="float" office:value="0.0619960065706792" calcext:value-type="float">
            <text:p>0.0619960066</text:p>
          </table:table-cell>
          <table:table-cell office:value-type="float" office:value="-0.00853199484774805" calcext:value-type="float">
            <text:p>-0.0085319948</text:p>
          </table:table-cell>
          <table:table-cell office:value-type="float" office:value="0.0236186541558267" calcext:value-type="float">
            <text:p>0.0236186542</text:p>
          </table:table-cell>
        </table:table-row>
        <table:table-row table:style-name="ro1">
          <table:table-cell office:value-type="string" calcext:value-type="string">
            <text:p>finishedsquarefeet6</text:p>
          </table:table-cell>
          <table:table-cell office:value-type="float" office:value="0.0879082886430339" calcext:value-type="float">
            <text:p>0.0879082886</text:p>
          </table:table-cell>
          <table:table-cell table:number-columns-repeated="2"/>
          <table:table-cell office:value-type="float" office:value="-0.140219585903476" calcext:value-type="float">
            <text:p>-0.1402195859</text:p>
          </table:table-cell>
          <table:table-cell office:value-type="float" office:value="-0.319663373611229" calcext:value-type="float">
            <text:p>-0.3196633736</text:p>
          </table:table-cell>
          <table:table-cell table:number-columns-repeated="2"/>
          <table:table-cell office:value-type="float" office:value="0.767558740908842" calcext:value-type="float">
            <text:p>0.76755874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0.432929430293848" calcext:value-type="float">
            <text:p>0.4329294303</text:p>
          </table:table-cell>
          <table:table-cell office:value-type="float" office:value="0.763128907993009" calcext:value-type="float">
            <text:p>0.763128908</text:p>
          </table:table-cell>
          <table:table-cell office:value-type="float" office:value="0.0219411484619679" calcext:value-type="float">
            <text:p>0.0219411485</text:p>
          </table:table-cell>
          <table:table-cell table:number-columns-repeated="2"/>
          <table:table-cell office:value-type="float" office:value="-0.998756257901923" calcext:value-type="float">
            <text:p>-0.9987562579</text:p>
          </table:table-cell>
          <table:table-cell office:value-type="float" office:value="0.0692568472269861" calcext:value-type="float">
            <text:p>0.0692568472</text:p>
          </table:table-cell>
          <table:table-cell office:value-type="float" office:value="0.00126379763880568" calcext:value-type="float">
            <text:p>0.0012637976</text:p>
          </table:table-cell>
          <table:table-cell office:value-type="float" office:value="0.158290158659088" calcext:value-type="float">
            <text:p>0.1582901587</text:p>
          </table:table-cell>
          <table:table-cell table:number-columns-repeated="6"/>
          <table:table-cell office:value-type="float" office:value="-0.486737448275155" calcext:value-type="float">
            <text:p>-0.4867374483</text:p>
          </table:table-cell>
          <table:table-cell/>
          <table:table-cell office:value-type="float" office:value="0.0307426465270198" calcext:value-type="float">
            <text:p>0.0307426465</text:p>
          </table:table-cell>
          <table:table-cell office:value-type="float" office:value="-0.207784487355006" calcext:value-type="float">
            <text:p>-0.2077844874</text:p>
          </table:table-cell>
          <table:table-cell/>
          <table:table-cell office:value-type="float" office:value="0.234946349407137" calcext:value-type="float">
            <text:p>0.2349463494</text:p>
          </table:table-cell>
          <table:table-cell office:value-type="float" office:value="0.0819636694133716" calcext:value-type="float">
            <text:p>0.0819636694</text:p>
          </table:table-cell>
          <table:table-cell office:value-type="float" office:value="-0.38276364700163" calcext:value-type="float">
            <text:p>-0.382763647</text:p>
          </table:table-cell>
          <table:table-cell table:number-columns-repeated="3"/>
          <table:table-cell office:value-type="float" office:value="0.750080387165657" calcext:value-type="float">
            <text:p>0.7500803872</text:p>
          </table:table-cell>
          <table:table-cell table:number-columns-repeated="2"/>
          <table:table-cell office:value-type="float" office:value="0.511679102783817" calcext:value-type="float">
            <text:p>0.5116791028</text:p>
          </table:table-cell>
          <table:table-cell office:value-type="float" office:value="0.483234711798317" calcext:value-type="float">
            <text:p>0.4832347118</text:p>
          </table:table-cell>
          <table:table-cell/>
          <table:table-cell office:value-type="float" office:value="0.277922807362236" calcext:value-type="float">
            <text:p>0.2779228074</text:p>
          </table:table-cell>
          <table:table-cell office:value-type="float" office:value="0.158971474368345" calcext:value-type="float">
            <text:p>0.1589714744</text:p>
          </table:table-cell>
          <table:table-cell/>
          <table:table-cell office:value-type="float" office:value="0.0889860686810476" calcext:value-type="float">
            <text:p>0.0889860687</text:p>
          </table:table-cell>
          <table:table-cell office:value-type="float" office:value="0.14539854435148" calcext:value-type="float">
            <text:p>0.1453985444</text:p>
          </table:table-cell>
          <table:table-cell table:number-columns-repeated="2"/>
          <table:table-cell office:value-type="float" office:value="0.0375805361998399" calcext:value-type="float">
            <text:p>0.0375805362</text:p>
          </table:table-cell>
          <table:table-cell office:value-type="float" office:value="0.0224586388281781" calcext:value-type="float">
            <text:p>0.0224586388</text:p>
          </table:table-cell>
          <table:table-cell office:value-type="float" office:value="0.0368469458748616" calcext:value-type="float">
            <text:p>0.0368469459</text:p>
          </table:table-cell>
        </table:table-row>
        <table:table-row table:style-name="ro1">
          <table:table-cell office:value-type="string" calcext:value-type="string">
            <text:p>fips</text:p>
          </table:table-cell>
          <table:table-cell office:value-type="float" office:value="0.801065990670296" calcext:value-type="float">
            <text:p>0.8010659907</text:p>
          </table:table-cell>
          <table:table-cell office:value-type="float" office:value="-0.0633699910223955" calcext:value-type="float">
            <text:p>-0.063369991</text:p>
          </table:table-cell>
          <table:table-cell/>
          <table:table-cell office:value-type="float" office:value="0.00948515957284267" calcext:value-type="float">
            <text:p>0.0094851596</text:p>
          </table:table-cell>
          <table:table-cell office:value-type="float" office:value="0.0235503447735601" calcext:value-type="float">
            <text:p>0.0235503448</text:p>
          </table:table-cell>
          <table:table-cell table:number-columns-repeated="2"/>
          <table:table-cell office:value-type="float" office:value="0.0306618222553296" calcext:value-type="float">
            <text:p>0.0306618223</text:p>
          </table:table-cell>
          <table:table-cell table:number-columns-repeated="2"/>
          <table:table-cell office:value-type="float" office:value="0.058549021651552" calcext:value-type="float">
            <text:p>0.0585490217</text:p>
          </table:table-cell>
          <table:table-cell office:value-type="float" office:value="0.0763359641006838" calcext:value-type="float">
            <text:p>0.0763359641</text:p>
          </table:table-cell>
          <table:table-cell/>
          <table:table-cell office:value-type="float" office:value="0.0116050829087558" calcext:value-type="float">
            <text:p>0.01160508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669549480778496" calcext:value-type="float">
            <text:p>0.0669549481</text:p>
          </table:table-cell>
          <table:table-cell office:value-type="float" office:value="-0.0418865075833955" calcext:value-type="float">
            <text:p>-0.0418865076</text:p>
          </table:table-cell>
          <table:table-cell office:value-type="float" office:value="0.0601148237421389" calcext:value-type="float">
            <text:p>0.0601148237</text:p>
          </table:table-cell>
          <table:table-cell office:value-type="float" office:value="0.0347931517933243" calcext:value-type="float">
            <text:p>0.0347931518</text:p>
          </table:table-cell>
          <table:table-cell office:value-type="float" office:value="0.0348459084836723" calcext:value-type="float">
            <text:p>0.0348459085</text:p>
          </table:table-cell>
          <table:table-cell office:value-type="float" office:value="0.615482471306186" calcext:value-type="float">
            <text:p>0.6154824713</text:p>
          </table:table-cell>
          <table:table-cell office:value-type="float" office:value="-0.0756803090518622" calcext:value-type="float">
            <text:p>-0.0756803091</text:p>
          </table:table-cell>
          <table:table-cell office:value-type="float" office:value="-0.323956061394865" calcext:value-type="float">
            <text:p>-0.3239560614</text:p>
          </table:table-cell>
          <table:table-cell office:value-type="float" office:value="-0.0801073287885402" calcext:value-type="float">
            <text:p>-0.0801073288</text:p>
          </table:table-cell>
          <table:table-cell table:number-columns-repeated="6"/>
          <table:table-cell office:value-type="float" office:value="0.0549373633750453" calcext:value-type="float">
            <text:p>0.0549373634</text:p>
          </table:table-cell>
          <table:table-cell/>
          <table:table-cell office:value-type="float" office:value="0.999936684934692" calcext:value-type="float">
            <text:p>0.9999366849</text:p>
          </table:table-cell>
          <table:table-cell office:value-type="float" office:value="-0.0325428751451943" calcext:value-type="float">
            <text:p>-0.0325428751</text:p>
          </table:table-cell>
          <table:table-cell office:value-type="float" office:value="-0.60914025057334" calcext:value-type="float">
            <text:p>-0.6091402506</text:p>
          </table:table-cell>
          <table:table-cell office:value-type="float" office:value="0.176381463709295" calcext:value-type="float">
            <text:p>0.1763814637</text:p>
          </table:table-cell>
          <table:table-cell office:value-type="float" office:value="0.0540070216653943" calcext:value-type="float">
            <text:p>0.0540070217</text:p>
          </table:table-cell>
          <table:table-cell office:value-type="float" office:value="0.699230008576488" calcext:value-type="float">
            <text:p>0.6992300086</text:p>
          </table:table-cell>
          <table:table-cell/>
          <table:table-cell office:value-type="float" office:value="-0.0448123674716467" calcext:value-type="float">
            <text:p>-0.0448123675</text:p>
          </table:table-cell>
          <table:table-cell/>
          <table:table-cell office:value-type="float" office:value="0.126200623738759" calcext:value-type="float">
            <text:p>0.1262006237</text:p>
          </table:table-cell>
          <table:table-cell table:number-columns-repeated="2"/>
          <table:table-cell office:value-type="float" office:value="0.241862751308711" calcext:value-type="float">
            <text:p>0.2418627513</text:p>
          </table:table-cell>
          <table:table-cell office:value-type="float" office:value="0.075972275713703" calcext:value-type="float">
            <text:p>0.0759722757</text:p>
          </table:table-cell>
          <table:table-cell office:value-type="float" office:value="0.0241014304032743" calcext:value-type="float">
            <text:p>0.0241014304</text:p>
          </table:table-cell>
          <table:table-cell office:value-type="float" office:value="0.0379811839543029" calcext:value-type="float">
            <text:p>0.037981184</text:p>
          </table:table-cell>
          <table:table-cell office:value-type="float" office:value="0.0131163517092373" calcext:value-type="float">
            <text:p>0.0131163517</text:p>
          </table:table-cell>
          <table:table-cell/>
          <table:table-cell office:value-type="float" office:value="-0.0010480078680265" calcext:value-type="float">
            <text:p>-0.0010480079</text:p>
          </table:table-cell>
          <table:table-cell office:value-type="float" office:value="-0.0306284877267982" calcext:value-type="float">
            <text:p>-0.0306284877</text:p>
          </table:table-cell>
          <table:table-cell/>
          <table:table-cell office:value-type="float" office:value="0.0242616220947367" calcext:value-type="float">
            <text:p>0.0242616221</text:p>
          </table:table-cell>
          <table:table-cell office:value-type="float" office:value="0.999758665167659" calcext:value-type="float">
            <text:p>0.9997586652</text:p>
          </table:table-cell>
          <table:table-cell office:value-type="float" office:value="-0.00114941996607907" calcext:value-type="float">
            <text:p>-0.00114942</text:p>
          </table:table-cell>
          <table:table-cell office:value-type="float" office:value="0.00836347677667063" calcext:value-type="float">
            <text:p>0.0083634768</text:p>
          </table:table-cell>
        </table:table-row>
        <table:table-row table:style-name="ro1">
          <table:table-cell office:value-type="string" calcext:value-type="string">
            <text:p>fireplacecnt</text:p>
          </table:table-cell>
          <table:table-cell office:value-type="float" office:value="-0.0943297192753923" calcext:value-type="float">
            <text:p>-0.0943297193</text:p>
          </table:table-cell>
          <table:table-cell/>
          <table:table-cell office:value-type="float" office:value="0.149220634258501" calcext:value-type="float">
            <text:p>0.1492206343</text:p>
          </table:table-cell>
          <table:table-cell office:value-type="float" office:value="0.448015637976851" calcext:value-type="float">
            <text:p>0.448015638</text:p>
          </table:table-cell>
          <table:table-cell office:value-type="float" office:value="0.234764796969291" calcext:value-type="float">
            <text:p>0.234764797</text:p>
          </table:table-cell>
          <table:table-cell table:number-columns-repeated="2"/>
          <table:table-cell office:value-type="float" office:value="0.472617626280363" calcext:value-type="float">
            <text:p>0.4726176263</text:p>
          </table:table-cell>
          <table:table-cell/>
          <table:table-cell office:value-type="float" office:value="0.491749275398085" calcext:value-type="float">
            <text:p>0.4917492754</text:p>
          </table:table-cell>
          <table:table-cell office:value-type="float" office:value="0.579972816112375" calcext:value-type="float">
            <text:p>0.5799728161</text:p>
          </table:table-cell>
          <table:table-cell office:value-type="float" office:value="0.578474989127419" calcext:value-type="float">
            <text:p>0.5784749891</text:p>
          </table:table-cell>
          <table:table-cell/>
          <table:table-cell office:value-type="float" office:value="0.909932125110063" calcext:value-type="float">
            <text:p>0.9099321251</text:p>
          </table:table-cell>
          <table:table-cell office:value-type="float" office:value="0.483235123548326" calcext:value-type="float">
            <text:p>0.4832351235</text:p>
          </table:table-cell>
          <table:table-cell office:value-type="float" office:value="0.432929430293848" calcext:value-type="float">
            <text:p>0.4329294303</text:p>
          </table:table-cell>
          <table:table-cell office:value-type="float" office:value="0.0669549480778496" calcext:value-type="float">
            <text:p>0.0669549481</text:p>
          </table:table-cell>
          <table:table-cell office:value-type="float" office:value="1" calcext:value-type="float">
            <text:p>1</text:p>
          </table:table-cell>
          <table:table-cell office:value-type="float" office:value="0.438249378252397" calcext:value-type="float">
            <text:p>0.4382493783</text:p>
          </table:table-cell>
          <table:table-cell office:value-type="float" office:value="0.286920525623781" calcext:value-type="float">
            <text:p>0.2869205256</text:p>
          </table:table-cell>
          <table:table-cell office:value-type="float" office:value="0.3189414094539" calcext:value-type="float">
            <text:p>0.3189414095</text:p>
          </table:table-cell>
          <table:table-cell office:value-type="float" office:value="0.0634536074867707" calcext:value-type="float">
            <text:p>0.0634536075</text:p>
          </table:table-cell>
          <table:table-cell office:value-type="float" office:value="-0.0619273095303628" calcext:value-type="float">
            <text:p>-0.0619273095</text:p>
          </table:table-cell>
          <table:table-cell office:value-type="float" office:value="0.0448946826086403" calcext:value-type="float">
            <text:p>0.0448946826</text:p>
          </table:table-cell>
          <table:table-cell office:value-type="float" office:value="-0.0368940499188345" calcext:value-type="float">
            <text:p>-0.0368940499</text:p>
          </table:table-cell>
          <table:table-cell office:value-type="float" office:value="0.229399784999376" calcext:value-type="float">
            <text:p>0.229399785</text:p>
          </table:table-cell>
          <table:table-cell/>
          <table:table-cell office:value-type="float" office:value="0.200223425486302" calcext:value-type="float">
            <text:p>0.2002234255</text:p>
          </table:table-cell>
          <table:table-cell table:number-columns-repeated="4"/>
          <table:table-cell office:value-type="float" office:value="-0.104361101051635" calcext:value-type="float">
            <text:p>-0.1043611011</text:p>
          </table:table-cell>
          <table:table-cell/>
          <table:table-cell office:value-type="float" office:value="0.0669295941672044" calcext:value-type="float">
            <text:p>0.0669295942</text:p>
          </table:table-cell>
          <table:table-cell office:value-type="float" office:value="0.0842835787953117" calcext:value-type="float">
            <text:p>0.0842835788</text:p>
          </table:table-cell>
          <table:table-cell office:value-type="float" office:value="0.066954948077863" calcext:value-type="float">
            <text:p>0.0669549481</text:p>
          </table:table-cell>
          <table:table-cell office:value-type="float" office:value="-0.129936210988806" calcext:value-type="float">
            <text:p>-0.129936211</text:p>
          </table:table-cell>
          <table:table-cell office:value-type="float" office:value="-0.0734204827153216" calcext:value-type="float">
            <text:p>-0.0734204827</text:p>
          </table:table-cell>
          <table:table-cell office:value-type="float" office:value="0.293258137602556" calcext:value-type="float">
            <text:p>0.2932581376</text:p>
          </table:table-cell>
          <table:table-cell/>
          <table:table-cell office:value-type="float" office:value="0.00718206197154967" calcext:value-type="float">
            <text:p>0.007182062</text:p>
          </table:table-cell>
          <table:table-cell/>
          <table:table-cell office:value-type="float" office:value="0.274943616680127" calcext:value-type="float">
            <text:p>0.2749436167</text:p>
          </table:table-cell>
          <table:table-cell office:value-type="float" office:value="0.249867693212706" calcext:value-type="float">
            <text:p>0.2498676932</text:p>
          </table:table-cell>
          <table:table-cell office:value-type="float" office:value="0.334930389763949" calcext:value-type="float">
            <text:p>0.3349303898</text:p>
          </table:table-cell>
          <table:table-cell office:value-type="float" office:value="0.205632117889415" calcext:value-type="float">
            <text:p>0.2056321179</text:p>
          </table:table-cell>
          <table:table-cell office:value-type="float" office:value="0.173425079005066" calcext:value-type="float">
            <text:p>0.173425079</text:p>
          </table:table-cell>
          <table:table-cell/>
          <table:table-cell office:value-type="float" office:value="0.5080553954282" calcext:value-type="float">
            <text:p>0.5080553954</text:p>
          </table:table-cell>
          <table:table-cell office:value-type="float" office:value="0.39534228634279" calcext:value-type="float">
            <text:p>0.3953422863</text:p>
          </table:table-cell>
          <table:table-cell/>
          <table:table-cell office:value-type="float" office:value="0.26954777742762" calcext:value-type="float">
            <text:p>0.2695477774</text:p>
          </table:table-cell>
          <table:table-cell office:value-type="float" office:value="0.391772297132618" calcext:value-type="float">
            <text:p>0.3917722971</text:p>
          </table:table-cell>
          <table:table-cell/>
          <table:table-cell office:value-type="float" office:value="0.0336621690114894" calcext:value-type="float">
            <text:p>0.033662169</text:p>
          </table:table-cell>
          <table:table-cell office:value-type="float" office:value="0.066934316248368" calcext:value-type="float">
            <text:p>0.0669343162</text:p>
          </table:table-cell>
          <table:table-cell office:value-type="float" office:value="0.0000151782355943006" calcext:value-type="float">
            <text:p>1.51782355943006E-05</text:p>
          </table:table-cell>
          <table:table-cell office:value-type="float" office:value="0.033235019836696" calcext:value-type="float">
            <text:p>0.0332350198</text:p>
          </table:table-cell>
        </table:table-row>
        <table:table-row table:style-name="ro1">
          <table:table-cell office:value-type="string" calcext:value-type="string">
            <text:p>fullbathcnt</text:p>
          </table:table-cell>
          <table:table-cell office:value-type="float" office:value="-0.0859004895484313" calcext:value-type="float">
            <text:p>-0.0859004895</text:p>
          </table:table-cell>
          <table:table-cell office:value-type="float" office:value="-0.0111984150694644" calcext:value-type="float">
            <text:p>-0.0111984151</text:p>
          </table:table-cell>
          <table:table-cell office:value-type="float" office:value="0.3189472242824" calcext:value-type="float">
            <text:p>0.3189472243</text:p>
          </table:table-cell>
          <table:table-cell office:value-type="float" office:value="0.984130426099928" calcext:value-type="float">
            <text:p>0.9841304261</text:p>
          </table:table-cell>
          <table:table-cell office:value-type="float" office:value="0.613753034779069" calcext:value-type="float">
            <text:p>0.6137530348</text:p>
          </table:table-cell>
          <table:table-cell/>
          <table:table-cell office:value-type="float" office:value="-0.259258129258934" calcext:value-type="float">
            <text:p>-0.2592581293</text:p>
          </table:table-cell>
          <table:table-cell office:value-type="float" office:value="0.984130426099928" calcext:value-type="float">
            <text:p>0.9841304261</text:p>
          </table:table-cell>
          <table:table-cell/>
          <table:table-cell office:value-type="float" office:value="0.529145996883807" calcext:value-type="float">
            <text:p>0.5291459969</text:p>
          </table:table-cell>
          <table:table-cell office:value-type="float" office:value="0.780324877638178" calcext:value-type="float">
            <text:p>0.7803248776</text:p>
          </table:table-cell>
          <table:table-cell office:value-type="float" office:value="0.782956414240983" calcext:value-type="float">
            <text:p>0.7829564142</text:p>
          </table:table-cell>
          <table:table-cell/>
          <table:table-cell office:value-type="float" office:value="0.700618080685054" calcext:value-type="float">
            <text:p>0.7006180807</text:p>
          </table:table-cell>
          <table:table-cell office:value-type="float" office:value="0.51917254139177" calcext:value-type="float">
            <text:p>0.5191725414</text:p>
          </table:table-cell>
          <table:table-cell office:value-type="float" office:value="0.763128907993009" calcext:value-type="float">
            <text:p>0.763128908</text:p>
          </table:table-cell>
          <table:table-cell office:value-type="float" office:value="-0.0418865075833955" calcext:value-type="float">
            <text:p>-0.0418865076</text:p>
          </table:table-cell>
          <table:table-cell office:value-type="float" office:value="0.438249378252397" calcext:value-type="float">
            <text:p>0.4382493783</text:p>
          </table:table-cell>
          <table:table-cell office:value-type="float" office:value="1" calcext:value-type="float">
            <text:p>1</text:p>
          </table:table-cell>
          <table:table-cell office:value-type="float" office:value="0.45486450956385" calcext:value-type="float">
            <text:p>0.4548645096</text:p>
          </table:table-cell>
          <table:table-cell office:value-type="float" office:value="0.464446118832871" calcext:value-type="float">
            <text:p>0.4644461188</text:p>
          </table:table-cell>
          <table:table-cell office:value-type="float" office:value="0.130601614271474" calcext:value-type="float">
            <text:p>0.1306016143</text:p>
          </table:table-cell>
          <table:table-cell office:value-type="float" office:value="-0.339478469880352" calcext:value-type="float">
            <text:p>-0.3394784699</text:p>
          </table:table-cell>
          <table:table-cell office:value-type="float" office:value="0.0791852221021148" calcext:value-type="float">
            <text:p>0.0791852221</text:p>
          </table:table-cell>
          <table:table-cell office:value-type="float" office:value="-0.0589458428169454" calcext:value-type="float">
            <text:p>-0.0589458428</text:p>
          </table:table-cell>
          <table:table-cell office:value-type="float" office:value="0.0139170671462857" calcext:value-type="float">
            <text:p>0.0139170671</text:p>
          </table:table-cell>
          <table:table-cell/>
          <table:table-cell office:value-type="float" office:value="0.242039588035364" calcext:value-type="float">
            <text:p>0.242039588</text:p>
          </table:table-cell>
          <table:table-cell table:number-columns-repeated="4"/>
          <table:table-cell office:value-type="float" office:value="-0.139110736096211" calcext:value-type="float">
            <text:p>-0.1391107361</text:p>
          </table:table-cell>
          <table:table-cell/>
          <table:table-cell office:value-type="float" office:value="-0.0412455239722454" calcext:value-type="float">
            <text:p>-0.041245524</text:p>
          </table:table-cell>
          <table:table-cell office:value-type="float" office:value="-0.0370511329906625" calcext:value-type="float">
            <text:p>-0.037051133</text:p>
          </table:table-cell>
          <table:table-cell office:value-type="float" office:value="0.0568939409868146" calcext:value-type="float">
            <text:p>0.056893941</text:p>
          </table:table-cell>
          <table:table-cell office:value-type="float" office:value="-0.0413718563922384" calcext:value-type="float">
            <text:p>-0.0413718564</text:p>
          </table:table-cell>
          <table:table-cell office:value-type="float" office:value="0.00762575412341982" calcext:value-type="float">
            <text:p>0.0076257541</text:p>
          </table:table-cell>
          <table:table-cell office:value-type="float" office:value="-0.0215993663048823" calcext:value-type="float">
            <text:p>-0.0215993663</text:p>
          </table:table-cell>
          <table:table-cell/>
          <table:table-cell office:value-type="float" office:value="0.20709038702367" calcext:value-type="float">
            <text:p>0.207090387</text:p>
          </table:table-cell>
          <table:table-cell office:value-type="float" office:value="0.042010628101458" calcext:value-type="float">
            <text:p>0.0420106281</text:p>
          </table:table-cell>
          <table:table-cell office:value-type="float" office:value="0.154633346036398" calcext:value-type="float">
            <text:p>0.154633346</text:p>
          </table:table-cell>
          <table:table-cell office:value-type="float" office:value="0.24557517190419" calcext:value-type="float">
            <text:p>0.2455751719</text:p>
          </table:table-cell>
          <table:table-cell office:value-type="float" office:value="0.238987932215844" calcext:value-type="float">
            <text:p>0.2389879322</text:p>
          </table:table-cell>
          <table:table-cell office:value-type="float" office:value="0.322534742850513" calcext:value-type="float">
            <text:p>0.3225347429</text:p>
          </table:table-cell>
          <table:table-cell office:value-type="float" office:value="0.249111943197781" calcext:value-type="float">
            <text:p>0.2491119432</text:p>
          </table:table-cell>
          <table:table-cell office:value-type="float" office:value="-0.0202320266056638" calcext:value-type="float">
            <text:p>-0.0202320266</text:p>
          </table:table-cell>
          <table:table-cell office:value-type="float" office:value="0.592409820715746" calcext:value-type="float">
            <text:p>0.5924098207</text:p>
          </table:table-cell>
          <table:table-cell office:value-type="float" office:value="0.480919887313005" calcext:value-type="float">
            <text:p>0.4809198873</text:p>
          </table:table-cell>
          <table:table-cell/>
          <table:table-cell office:value-type="float" office:value="0.358329146659706" calcext:value-type="float">
            <text:p>0.3583291467</text:p>
          </table:table-cell>
          <table:table-cell office:value-type="float" office:value="0.476009963300849" calcext:value-type="float">
            <text:p>0.4760099633</text:p>
          </table:table-cell>
          <table:table-cell/>
          <table:table-cell office:value-type="float" office:value="0.0440500761791929" calcext:value-type="float">
            <text:p>0.0440500762</text:p>
          </table:table-cell>
          <table:table-cell office:value-type="float" office:value="-0.0408509402305687" calcext:value-type="float">
            <text:p>-0.0408509402</text:p>
          </table:table-cell>
          <table:table-cell office:value-type="float" office:value="-0.00324939114105683" calcext:value-type="float">
            <text:p>-0.0032493911</text:p>
          </table:table-cell>
          <table:table-cell office:value-type="float" office:value="0.0288451217072691" calcext:value-type="float">
            <text:p>0.0288451217</text:p>
          </table:table-cell>
        </table:table-row>
        <table:table-row table:style-name="ro1">
          <table:table-cell office:value-type="string" calcext:value-type="string">
            <text:p>garagecarcnt</text:p>
          </table:table-cell>
          <table:table-cell office:value-type="float" office:value="0.270856684502674" calcext:value-type="float">
            <text:p>0.2708566845</text:p>
          </table:table-cell>
          <table:table-cell office:value-type="float" office:value="0.010195459332015" calcext:value-type="float">
            <text:p>0.0101954593</text:p>
          </table:table-cell>
          <table:table-cell office:value-type="float" office:value="0.225712800090325" calcext:value-type="float">
            <text:p>0.2257128001</text:p>
          </table:table-cell>
          <table:table-cell office:value-type="float" office:value="0.502429166054268" calcext:value-type="float">
            <text:p>0.5024291661</text:p>
          </table:table-cell>
          <table:table-cell office:value-type="float" office:value="0.432115313907501" calcext:value-type="float">
            <text:p>0.4321153139</text:p>
          </table:table-cell>
          <table:table-cell table:number-columns-repeated="2"/>
          <table:table-cell office:value-type="float" office:value="0.479861982960024" calcext:value-type="float">
            <text:p>0.479861983</text:p>
          </table:table-cell>
          <table:table-cell/>
          <table:table-cell office:value-type="float" office:value="0.461765404289785" calcext:value-type="float">
            <text:p>0.4617654043</text:p>
          </table:table-cell>
          <table:table-cell office:value-type="float" office:value="0.506165962443014" calcext:value-type="float">
            <text:p>0.5061659624</text:p>
          </table:table-cell>
          <table:table-cell office:value-type="float" office:value="0.553058962714102" calcext:value-type="float">
            <text:p>0.5530589627</text:p>
          </table:table-cell>
          <table:table-cell/>
          <table:table-cell office:value-type="float" office:value="0.556943790794412" calcext:value-type="float">
            <text:p>0.5569437908</text:p>
          </table:table-cell>
          <table:table-cell office:value-type="float" office:value="0.452221348729431" calcext:value-type="float">
            <text:p>0.4522213487</text:p>
          </table:table-cell>
          <table:table-cell office:value-type="float" office:value="0.0219411484619679" calcext:value-type="float">
            <text:p>0.0219411485</text:p>
          </table:table-cell>
          <table:table-cell office:value-type="float" office:value="0.0601148237421389" calcext:value-type="float">
            <text:p>0.0601148237</text:p>
          </table:table-cell>
          <table:table-cell office:value-type="float" office:value="0.286920525623781" calcext:value-type="float">
            <text:p>0.2869205256</text:p>
          </table:table-cell>
          <table:table-cell office:value-type="float" office:value="0.45486450956385" calcext:value-type="float">
            <text:p>0.4548645096</text:p>
          </table:table-cell>
          <table:table-cell office:value-type="float" office:value="1" calcext:value-type="float">
            <text:p>1</text:p>
          </table:table-cell>
          <table:table-cell office:value-type="float" office:value="0.641882881523846" calcext:value-type="float">
            <text:p>0.6418828815</text:p>
          </table:table-cell>
          <table:table-cell office:value-type="float" office:value="0.205177352260222" calcext:value-type="float">
            <text:p>0.2051773523</text:p>
          </table:table-cell>
          <table:table-cell office:value-type="float" office:value="-0.275579686839231" calcext:value-type="float">
            <text:p>-0.2755796868</text:p>
          </table:table-cell>
          <table:table-cell office:value-type="float" office:value="0.0543712774032844" calcext:value-type="float">
            <text:p>0.0543712774</text:p>
          </table:table-cell>
          <table:table-cell office:value-type="float" office:value="-0.0352596465277633" calcext:value-type="float">
            <text:p>-0.0352596465</text:p>
          </table:table-cell>
          <table:table-cell office:value-type="float" office:value="0.231268827193078" calcext:value-type="float">
            <text:p>0.2312688272</text:p>
          </table:table-cell>
          <table:table-cell/>
          <table:table-cell office:value-type="float" office:value="0.295938681477703" calcext:value-type="float">
            <text:p>0.2959386815</text:p>
          </table:table-cell>
          <table:table-cell table:number-columns-repeated="4"/>
          <table:table-cell office:value-type="float" office:value="-0.151145599824877" calcext:value-type="float">
            <text:p>-0.1511455998</text:p>
          </table:table-cell>
          <table:table-cell/>
          <table:table-cell office:value-type="float" office:value="0.0600448239426608" calcext:value-type="float">
            <text:p>0.0600448239</text:p>
          </table:table-cell>
          <table:table-cell office:value-type="float" office:value="-0.00524015462710547" calcext:value-type="float">
            <text:p>-0.0052401546</text:p>
          </table:table-cell>
          <table:table-cell office:value-type="float" office:value="0.0601597241813766" calcext:value-type="float">
            <text:p>0.0601597242</text:p>
          </table:table-cell>
          <table:table-cell office:value-type="float" office:value="-0.0533743567556727" calcext:value-type="float">
            <text:p>-0.0533743568</text:p>
          </table:table-cell>
          <table:table-cell office:value-type="float" office:value="-0.020555154464334" calcext:value-type="float">
            <text:p>-0.0205551545</text:p>
          </table:table-cell>
          <table:table-cell office:value-type="float" office:value="0.172469465697932" calcext:value-type="float">
            <text:p>0.1724694657</text:p>
          </table:table-cell>
          <table:table-cell/>
          <table:table-cell office:value-type="float" office:value="0.242853970264382" calcext:value-type="float">
            <text:p>0.2428539703</text:p>
          </table:table-cell>
          <table:table-cell office:value-type="float" office:value="0.0492387096797849" calcext:value-type="float">
            <text:p>0.0492387097</text:p>
          </table:table-cell>
          <table:table-cell office:value-type="float" office:value="-0.182242917970056" calcext:value-type="float">
            <text:p>-0.182242918</text:p>
          </table:table-cell>
          <table:table-cell office:value-type="float" office:value="0.263493200401162" calcext:value-type="float">
            <text:p>0.2634932004</text:p>
          </table:table-cell>
          <table:table-cell office:value-type="float" office:value="0.374196950215606" calcext:value-type="float">
            <text:p>0.3741969502</text:p>
          </table:table-cell>
          <table:table-cell office:value-type="float" office:value="0.196209308947385" calcext:value-type="float">
            <text:p>0.1962093089</text:p>
          </table:table-cell>
          <table:table-cell office:value-type="float" office:value="0.107243784018703" calcext:value-type="float">
            <text:p>0.107243784</text:p>
          </table:table-cell>
          <table:table-cell office:value-type="float" office:value="-0.0321487005882094" calcext:value-type="float">
            <text:p>-0.0321487006</text:p>
          </table:table-cell>
          <table:table-cell office:value-type="float" office:value="0.473109306788276" calcext:value-type="float">
            <text:p>0.4731093068</text:p>
          </table:table-cell>
          <table:table-cell office:value-type="float" office:value="0.363972195819436" calcext:value-type="float">
            <text:p>0.3639721958</text:p>
          </table:table-cell>
          <table:table-cell/>
          <table:table-cell office:value-type="float" office:value="0.250368871907866" calcext:value-type="float">
            <text:p>0.2503688719</text:p>
          </table:table-cell>
          <table:table-cell office:value-type="float" office:value="0.353114350471082" calcext:value-type="float">
            <text:p>0.3531143505</text:p>
          </table:table-cell>
          <table:table-cell/>
          <table:table-cell office:value-type="float" office:value="-0.129972324253322" calcext:value-type="float">
            <text:p>-0.1299723243</text:p>
          </table:table-cell>
          <table:table-cell office:value-type="float" office:value="0.0607055706954521" calcext:value-type="float">
            <text:p>0.0607055707</text:p>
          </table:table-cell>
          <table:table-cell office:value-type="float" office:value="-0.00574719124662993" calcext:value-type="float">
            <text:p>-0.0057471912</text:p>
          </table:table-cell>
          <table:table-cell office:value-type="float" office:value="0.0265312275301289" calcext:value-type="float">
            <text:p>0.0265312275</text:p>
          </table:table-cell>
        </table:table-row>
        <table:table-row table:style-name="ro1">
          <table:table-cell office:value-type="string" calcext:value-type="string">
            <text:p>garagetotalsqft</text:p>
          </table:table-cell>
          <table:table-cell office:value-type="float" office:value="0.525605387956258" calcext:value-type="float">
            <text:p>0.525605388</text:p>
          </table:table-cell>
          <table:table-cell office:value-type="float" office:value="0.00229420942912476" calcext:value-type="float">
            <text:p>0.0022942094</text:p>
          </table:table-cell>
          <table:table-cell office:value-type="float" office:value="0.277500049472504" calcext:value-type="float">
            <text:p>0.2775000495</text:p>
          </table:table-cell>
          <table:table-cell office:value-type="float" office:value="0.451061815875266" calcext:value-type="float">
            <text:p>0.4510618159</text:p>
          </table:table-cell>
          <table:table-cell office:value-type="float" office:value="0.591496428228669" calcext:value-type="float">
            <text:p>0.5914964282</text:p>
          </table:table-cell>
          <table:table-cell table:number-columns-repeated="2"/>
          <table:table-cell office:value-type="float" office:value="0.444417652582587" calcext:value-type="float">
            <text:p>0.4444176526</text:p>
          </table:table-cell>
          <table:table-cell/>
          <table:table-cell office:value-type="float" office:value="0.603777259985664" calcext:value-type="float">
            <text:p>0.60377726</text:p>
          </table:table-cell>
          <table:table-cell office:value-type="float" office:value="0.604359892348062" calcext:value-type="float">
            <text:p>0.6043598923</text:p>
          </table:table-cell>
          <table:table-cell office:value-type="float" office:value="0.625937765610143" calcext:value-type="float">
            <text:p>0.6259377656</text:p>
          </table:table-cell>
          <table:table-cell table:number-columns-repeated="2"/>
          <table:table-cell office:value-type="float" office:value="0.5872753859364" calcext:value-type="float">
            <text:p>0.5872753859</text:p>
          </table:table-cell>
          <table:table-cell/>
          <table:table-cell office:value-type="float" office:value="0.0347931517933243" calcext:value-type="float">
            <text:p>0.0347931518</text:p>
          </table:table-cell>
          <table:table-cell office:value-type="float" office:value="0.3189414094539" calcext:value-type="float">
            <text:p>0.3189414095</text:p>
          </table:table-cell>
          <table:table-cell office:value-type="float" office:value="0.464446118832871" calcext:value-type="float">
            <text:p>0.4644461188</text:p>
          </table:table-cell>
          <table:table-cell office:value-type="float" office:value="0.641882881523846" calcext:value-type="float">
            <text:p>0.6418828815</text:p>
          </table:table-cell>
          <table:table-cell office:value-type="float" office:value="1" calcext:value-type="float">
            <text:p>1</text:p>
          </table:table-cell>
          <table:table-cell office:value-type="float" office:value="0.258021355767324" calcext:value-type="float">
            <text:p>0.2580213558</text:p>
          </table:table-cell>
          <table:table-cell office:value-type="float" office:value="-0.616659856267231" calcext:value-type="float">
            <text:p>-0.6166598563</text:p>
          </table:table-cell>
          <table:table-cell office:value-type="float" office:value="0.0616546604530101" calcext:value-type="float">
            <text:p>0.0616546605</text:p>
          </table:table-cell>
          <table:table-cell office:value-type="float" office:value="-0.0303478740894182" calcext:value-type="float">
            <text:p>-0.0303478741</text:p>
          </table:table-cell>
          <table:table-cell office:value-type="float" office:value="0.244852711999361" calcext:value-type="float">
            <text:p>0.244852712</text:p>
          </table:table-cell>
          <table:table-cell/>
          <table:table-cell office:value-type="float" office:value="0.283476521862926" calcext:value-type="float">
            <text:p>0.2834765219</text:p>
          </table:table-cell>
          <table:table-cell table:number-columns-repeated="4"/>
          <table:table-cell office:value-type="float" office:value="-0.673607238342875" calcext:value-type="float">
            <text:p>-0.6736072383</text:p>
          </table:table-cell>
          <table:table-cell/>
          <table:table-cell office:value-type="float" office:value="0.0347647386830342" calcext:value-type="float">
            <text:p>0.0347647387</text:p>
          </table:table-cell>
          <table:table-cell office:value-type="float" office:value="-0.0866077784208388" calcext:value-type="float">
            <text:p>-0.0866077784</text:p>
          </table:table-cell>
          <table:table-cell office:value-type="float" office:value="0.0344952053355058" calcext:value-type="float">
            <text:p>0.0344952053</text:p>
          </table:table-cell>
          <table:table-cell office:value-type="float" office:value="-0.159224570241226" calcext:value-type="float">
            <text:p>-0.1592245702</text:p>
          </table:table-cell>
          <table:table-cell office:value-type="float" office:value="-0.0206588640382797" calcext:value-type="float">
            <text:p>-0.020658864</text:p>
          </table:table-cell>
          <table:table-cell office:value-type="float" office:value="0.407459708425323" calcext:value-type="float">
            <text:p>0.4074597084</text:p>
          </table:table-cell>
          <table:table-cell/>
          <table:table-cell office:value-type="float" office:value="0.193020480885376" calcext:value-type="float">
            <text:p>0.1930204809</text:p>
          </table:table-cell>
          <table:table-cell office:value-type="float" office:value="0.0851646067966428" calcext:value-type="float">
            <text:p>0.0851646068</text:p>
          </table:table-cell>
          <table:table-cell office:value-type="float" office:value="-0.19148320396114" calcext:value-type="float">
            <text:p>-0.191483204</text:p>
          </table:table-cell>
          <table:table-cell office:value-type="float" office:value="0.369438310057504" calcext:value-type="float">
            <text:p>0.3694383101</text:p>
          </table:table-cell>
          <table:table-cell office:value-type="float" office:value="0.33911850287657" calcext:value-type="float">
            <text:p>0.3391185029</text:p>
          </table:table-cell>
          <table:table-cell office:value-type="float" office:value="-0.0995989172723392" calcext:value-type="float">
            <text:p>-0.0995989173</text:p>
          </table:table-cell>
          <table:table-cell office:value-type="float" office:value="0.0255976886876564" calcext:value-type="float">
            <text:p>0.0255976887</text:p>
          </table:table-cell>
          <table:table-cell office:value-type="float" office:value="-0.0415571950860086" calcext:value-type="float">
            <text:p>-0.0415571951</text:p>
          </table:table-cell>
          <table:table-cell office:value-type="float" office:value="0.430778538045275" calcext:value-type="float">
            <text:p>0.430778538</text:p>
          </table:table-cell>
          <table:table-cell office:value-type="float" office:value="0.361979164761323" calcext:value-type="float">
            <text:p>0.3619791648</text:p>
          </table:table-cell>
          <table:table-cell/>
          <table:table-cell office:value-type="float" office:value="0.269610755035796" calcext:value-type="float">
            <text:p>0.269610755</text:p>
          </table:table-cell>
          <table:table-cell office:value-type="float" office:value="0.34834454801209" calcext:value-type="float">
            <text:p>0.348344548</text:p>
          </table:table-cell>
          <table:table-cell/>
          <table:table-cell office:value-type="float" office:value="-0.0219264188645198" calcext:value-type="float">
            <text:p>-0.0219264189</text:p>
          </table:table-cell>
          <table:table-cell office:value-type="float" office:value="0.0336216508692153" calcext:value-type="float">
            <text:p>0.0336216509</text:p>
          </table:table-cell>
          <table:table-cell office:value-type="float" office:value="-0.000503386540173885" calcext:value-type="float">
            <text:p>-0.0005033865</text:p>
          </table:table-cell>
          <table:table-cell office:value-type="float" office:value="0.0238882606987033" calcext:value-type="float">
            <text:p>0.0238882607</text:p>
          </table:table-cell>
        </table:table-row>
        <table:table-row table:style-name="ro1">
          <table:table-cell office:value-type="string" calcext:value-type="string">
            <text:p>hashottuborspa</text:p>
          </table:table-cell>
          <table:table-cell office:value-type="float" office:value="0.116327842996003" calcext:value-type="float">
            <text:p>0.116327843</text:p>
          </table:table-cell>
          <table:table-cell office:value-type="float" office:value="-0.00525892041679629" calcext:value-type="float">
            <text:p>-0.0052589204</text:p>
          </table:table-cell>
          <table:table-cell/>
          <table:table-cell office:value-type="float" office:value="0.153899803679305" calcext:value-type="float">
            <text:p>0.1538998037</text:p>
          </table:table-cell>
          <table:table-cell office:value-type="float" office:value="0.104028636544058" calcext:value-type="float">
            <text:p>0.1040286365</text:p>
          </table:table-cell>
          <table:table-cell/>
          <table:table-cell office:value-type="float" office:value="-0.0410706531296401" calcext:value-type="float">
            <text:p>-0.0410706531</text:p>
          </table:table-cell>
          <table:table-cell office:value-type="float" office:value="0.154373608103615" calcext:value-type="float">
            <text:p>0.1543736081</text:p>
          </table:table-cell>
          <table:table-cell table:number-columns-repeated="2"/>
          <table:table-cell office:value-type="float" office:value="0.204658915550742" calcext:value-type="float">
            <text:p>0.2046589156</text:p>
          </table:table-cell>
          <table:table-cell office:value-type="float" office:value="0.218779428446295" calcext:value-type="float">
            <text:p>0.2187794284</text:p>
          </table:table-cell>
          <table:table-cell/>
          <table:table-cell office:value-type="float" office:value="0.0120448465255302" calcext:value-type="float">
            <text:p>0.0120448465</text:p>
          </table:table-cell>
          <table:table-cell table:number-columns-repeated="2"/>
          <table:table-cell office:value-type="float" office:value="0.0348459084836723" calcext:value-type="float">
            <text:p>0.0348459085</text:p>
          </table:table-cell>
          <table:table-cell office:value-type="float" office:value="0.0634536074867707" calcext:value-type="float">
            <text:p>0.0634536075</text:p>
          </table:table-cell>
          <table:table-cell office:value-type="float" office:value="0.130601614271474" calcext:value-type="float">
            <text:p>0.1306016143</text:p>
          </table:table-cell>
          <table:table-cell office:value-type="float" office:value="0.205177352260222" calcext:value-type="float">
            <text:p>0.2051773523</text:p>
          </table:table-cell>
          <table:table-cell office:value-type="float" office:value="0.258021355767324" calcext:value-type="float">
            <text:p>0.2580213558</text:p>
          </table:table-cell>
          <table:table-cell office:value-type="float" office:value="1" calcext:value-type="float">
            <text:p>1</text:p>
          </table:table-cell>
          <table:table-cell office:value-type="float" office:value="-0.0312644779013434" calcext:value-type="float">
            <text:p>-0.0312644779</text:p>
          </table:table-cell>
          <table:table-cell office:value-type="float" office:value="-0.142546306553262" calcext:value-type="float">
            <text:p>-0.1425463066</text:p>
          </table:table-cell>
          <table:table-cell office:value-type="float" office:value="0.136666630034426" calcext:value-type="float">
            <text:p>0.13666663</text:p>
          </table:table-cell>
          <table:table-cell office:value-type="float" office:value="-0.0208891112098602" calcext:value-type="float">
            <text:p>-0.0208891112</text:p>
          </table:table-cell>
          <table:table-cell table:number-columns-repeated="6"/>
          <table:table-cell office:value-type="float" office:value="-0.00762867678185232" calcext:value-type="float">
            <text:p>-0.0076286768</text:p>
          </table:table-cell>
          <table:table-cell/>
          <table:table-cell office:value-type="float" office:value="0.0338816932715943" calcext:value-type="float">
            <text:p>0.0338816933</text:p>
          </table:table-cell>
          <table:table-cell office:value-type="float" office:value="-0.0033831182027933" calcext:value-type="float">
            <text:p>-0.0033831182</text:p>
          </table:table-cell>
          <table:table-cell office:value-type="float" office:value="-0.155921321848409" calcext:value-type="float">
            <text:p>-0.1559213218</text:p>
          </table:table-cell>
          <table:table-cell office:value-type="float" office:value="0.0230471175490542" calcext:value-type="float">
            <text:p>0.0230471175</text:p>
          </table:table-cell>
          <table:table-cell office:value-type="float" office:value="0.00920158030743142" calcext:value-type="float">
            <text:p>0.0092015803</text:p>
          </table:table-cell>
          <table:table-cell office:value-type="float" office:value="0.048635221392698" calcext:value-type="float">
            <text:p>0.0486352214</text:p>
          </table:table-cell>
          <table:table-cell/>
          <table:table-cell office:value-type="float" office:value="0.155652637291279" calcext:value-type="float">
            <text:p>0.1556526373</text:p>
          </table:table-cell>
          <table:table-cell office:value-type="float" office:value="-0.00188625197033713" calcext:value-type="float">
            <text:p>-0.001886252</text:p>
          </table:table-cell>
          <table:table-cell office:value-type="float" office:value="-0.0136255372459176" calcext:value-type="float">
            <text:p>-0.0136255372</text:p>
          </table:table-cell>
          <table:table-cell table:number-columns-repeated="2"/>
          <table:table-cell office:value-type="float" office:value="0.100504395224011" calcext:value-type="float">
            <text:p>0.1005043952</text:p>
          </table:table-cell>
          <table:table-cell office:value-type="float" office:value="0.0254231445017295" calcext:value-type="float">
            <text:p>0.0254231445</text:p>
          </table:table-cell>
          <table:table-cell office:value-type="float" office:value="-0.00249443416848739" calcext:value-type="float">
            <text:p>-0.0024944342</text:p>
          </table:table-cell>
          <table:table-cell office:value-type="float" office:value="0.188109562682254" calcext:value-type="float">
            <text:p>0.1881095627</text:p>
          </table:table-cell>
          <table:table-cell office:value-type="float" office:value="0.159574283547991" calcext:value-type="float">
            <text:p>0.1595742835</text:p>
          </table:table-cell>
          <table:table-cell/>
          <table:table-cell office:value-type="float" office:value="0.122765003349724" calcext:value-type="float">
            <text:p>0.1227650033</text:p>
          </table:table-cell>
          <table:table-cell office:value-type="float" office:value="0.1373568373621" calcext:value-type="float">
            <text:p>0.1373568374</text:p>
          </table:table-cell>
          <table:table-cell/>
          <table:table-cell office:value-type="float" office:value="0.0247859890707135" calcext:value-type="float">
            <text:p>0.0247859891</text:p>
          </table:table-cell>
          <table:table-cell office:value-type="float" office:value="0.0342967085274655" calcext:value-type="float">
            <text:p>0.0342967085</text:p>
          </table:table-cell>
          <table:table-cell office:value-type="float" office:value="-0.00290327288429614" calcext:value-type="float">
            <text:p>-0.0029032729</text:p>
          </table:table-cell>
          <table:table-cell office:value-type="float" office:value="-0.00445218299635345" calcext:value-type="float">
            <text:p>-0.004452183</text:p>
          </table:table-cell>
        </table:table-row>
        <table:table-row table:style-name="ro1">
          <table:table-cell office:value-type="string" calcext:value-type="string">
            <text:p>heatingorsystemtypeid</text:p>
          </table:table-cell>
          <table:table-cell office:value-type="float" office:value="0.166070114865279" calcext:value-type="float">
            <text:p>0.1660701149</text:p>
          </table:table-cell>
          <table:table-cell office:value-type="float" office:value="-0.00411183121550753" calcext:value-type="float">
            <text:p>-0.0041118312</text:p>
          </table:table-cell>
          <table:table-cell/>
          <table:table-cell office:value-type="float" office:value="-0.324458661598975" calcext:value-type="float">
            <text:p>-0.3244586616</text:p>
          </table:table-cell>
          <table:table-cell office:value-type="float" office:value="-0.188627115086231" calcext:value-type="float">
            <text:p>-0.1886271151</text:p>
          </table:table-cell>
          <table:table-cell/>
          <table:table-cell office:value-type="float" office:value="0.415216339067081" calcext:value-type="float">
            <text:p>0.4152163391</text:p>
          </table:table-cell>
          <table:table-cell office:value-type="float" office:value="-0.32449701703103" calcext:value-type="float">
            <text:p>-0.324497017</text:p>
          </table:table-cell>
          <table:table-cell table:number-columns-repeated="2"/>
          <table:table-cell office:value-type="float" office:value="-0.250468513613682" calcext:value-type="float">
            <text:p>-0.2504685136</text:p>
          </table:table-cell>
          <table:table-cell office:value-type="float" office:value="-0.251112173123284" calcext:value-type="float">
            <text:p>-0.2511121731</text:p>
          </table:table-cell>
          <table:table-cell/>
          <table:table-cell office:value-type="float" office:value="0.0377784711557973" calcext:value-type="float">
            <text:p>0.0377784712</text:p>
          </table:table-cell>
          <table:table-cell/>
          <table:table-cell office:value-type="float" office:value="-0.998756257901923" calcext:value-type="float">
            <text:p>-0.9987562579</text:p>
          </table:table-cell>
          <table:table-cell office:value-type="float" office:value="0.615482471306186" calcext:value-type="float">
            <text:p>0.6154824713</text:p>
          </table:table-cell>
          <table:table-cell office:value-type="float" office:value="-0.0619273095303628" calcext:value-type="float">
            <text:p>-0.0619273095</text:p>
          </table:table-cell>
          <table:table-cell office:value-type="float" office:value="-0.339478469880352" calcext:value-type="float">
            <text:p>-0.3394784699</text:p>
          </table:table-cell>
          <table:table-cell office:value-type="float" office:value="-0.275579686839231" calcext:value-type="float">
            <text:p>-0.2755796868</text:p>
          </table:table-cell>
          <table:table-cell office:value-type="float" office:value="-0.616659856267231" calcext:value-type="float">
            <text:p>-0.6166598563</text:p>
          </table:table-cell>
          <table:table-cell office:value-type="float" office:value="-0.0312644779013434" calcext:value-type="float">
            <text:p>-0.0312644779</text:p>
          </table:table-cell>
          <table:table-cell office:value-type="float" office:value="1" calcext:value-type="float">
            <text:p>1</text:p>
          </table:table-cell>
          <table:table-cell office:value-type="float" office:value="-0.350163111335416" calcext:value-type="float">
            <text:p>-0.3501631113</text:p>
          </table:table-cell>
          <table:table-cell office:value-type="float" office:value="0.279011298165785" calcext:value-type="float">
            <text:p>0.2790112982</text:p>
          </table:table-cell>
          <table:table-cell office:value-type="float" office:value="-0.137565203431427" calcext:value-type="float">
            <text:p>-0.1375652034</text:p>
          </table:table-cell>
          <table:table-cell table:number-columns-repeated="6"/>
          <table:table-cell office:value-type="float" office:value="-0.041043214603304" calcext:value-type="float">
            <text:p>-0.0410432146</text:p>
          </table:table-cell>
          <table:table-cell/>
          <table:table-cell office:value-type="float" office:value="0.611291421020568" calcext:value-type="float">
            <text:p>0.611291421</text:p>
          </table:table-cell>
          <table:table-cell office:value-type="float" office:value="0.0341373234636716" calcext:value-type="float">
            <text:p>0.0341373235</text:p>
          </table:table-cell>
          <table:table-cell office:value-type="float" office:value="-0.615482471306399" calcext:value-type="float">
            <text:p>-0.6154824713</text:p>
          </table:table-cell>
          <table:table-cell office:value-type="float" office:value="0.101475505039025" calcext:value-type="float">
            <text:p>0.101475505</text:p>
          </table:table-cell>
          <table:table-cell office:value-type="float" office:value="0.000705593411671691" calcext:value-type="float">
            <text:p>0.0007055934</text:p>
          </table:table-cell>
          <table:table-cell office:value-type="float" office:value="0.560705610116287" calcext:value-type="float">
            <text:p>0.5607056101</text:p>
          </table:table-cell>
          <table:table-cell/>
          <table:table-cell office:value-type="float" office:value="-0.0436267642925876" calcext:value-type="float">
            <text:p>-0.0436267643</text:p>
          </table:table-cell>
          <table:table-cell office:value-type="float" office:value="0.0927523162333501" calcext:value-type="float">
            <text:p>0.0927523162</text:p>
          </table:table-cell>
          <table:table-cell office:value-type="float" office:value="-0.00240497214763485" calcext:value-type="float">
            <text:p>-0.0024049721</text:p>
          </table:table-cell>
          <table:table-cell table:number-columns-repeated="2"/>
          <table:table-cell office:value-type="float" office:value="-0.287552015889916" calcext:value-type="float">
            <text:p>-0.2875520159</text:p>
          </table:table-cell>
          <table:table-cell office:value-type="float" office:value="-0.261681577438309" calcext:value-type="float">
            <text:p>-0.2616815774</text:p>
          </table:table-cell>
          <table:table-cell office:value-type="float" office:value="0.0424979327545871" calcext:value-type="float">
            <text:p>0.0424979328</text:p>
          </table:table-cell>
          <table:table-cell office:value-type="float" office:value="-0.193449428352757" calcext:value-type="float">
            <text:p>-0.1934494284</text:p>
          </table:table-cell>
          <table:table-cell office:value-type="float" office:value="-0.128014888190326" calcext:value-type="float">
            <text:p>-0.1280148882</text:p>
          </table:table-cell>
          <table:table-cell/>
          <table:table-cell office:value-type="float" office:value="-0.0774561380055237" calcext:value-type="float">
            <text:p>-0.077456138</text:p>
          </table:table-cell>
          <table:table-cell office:value-type="float" office:value="-0.129323081456269" calcext:value-type="float">
            <text:p>-0.1293230815</text:p>
          </table:table-cell>
          <table:table-cell/>
          <table:table-cell office:value-type="float" office:value="-0.00884989999752764" calcext:value-type="float">
            <text:p>-0.0088499</text:p>
          </table:table-cell>
          <table:table-cell office:value-type="float" office:value="0.608103992795775" calcext:value-type="float">
            <text:p>0.6081039928</text:p>
          </table:table-cell>
          <table:table-cell office:value-type="float" office:value="-0.00626898365192883" calcext:value-type="float">
            <text:p>-0.0062689837</text:p>
          </table:table-cell>
          <table:table-cell office:value-type="float" office:value="-0.0250179818878793" calcext:value-type="float">
            <text:p>-0.0250179819</text:p>
          </table:table-cell>
        </table:table-row>
        <table:table-row table:style-name="ro1">
          <table:table-cell office:value-type="string" calcext:value-type="string">
            <text:p>latitude</text:p>
          </table:table-cell>
          <table:table-cell office:value-type="float" office:value="-0.417596085625477" calcext:value-type="float">
            <text:p>-0.4175960856</text:p>
          </table:table-cell>
          <table:table-cell office:value-type="float" office:value="0.0691261079324365" calcext:value-type="float">
            <text:p>0.0691261079</text:p>
          </table:table-cell>
          <table:table-cell office:value-type="float" office:value="-0.344170647019631" calcext:value-type="float">
            <text:p>-0.344170647</text:p>
          </table:table-cell>
          <table:table-cell office:value-type="float" office:value="0.0227110129269384" calcext:value-type="float">
            <text:p>0.0227110129</text:p>
          </table:table-cell>
          <table:table-cell office:value-type="float" office:value="0.0663310558193781" calcext:value-type="float">
            <text:p>0.0663310558</text:p>
          </table:table-cell>
          <table:table-cell/>
          <table:table-cell office:value-type="float" office:value="-0.134658566903095" calcext:value-type="float">
            <text:p>-0.1346585669</text:p>
          </table:table-cell>
          <table:table-cell office:value-type="float" office:value="0.0249683969650184" calcext:value-type="float">
            <text:p>0.024968397</text:p>
          </table:table-cell>
          <table:table-cell/>
          <table:table-cell office:value-type="float" office:value="0.0282982728900537" calcext:value-type="float">
            <text:p>0.0282982729</text:p>
          </table:table-cell>
          <table:table-cell office:value-type="float" office:value="0.00932097025656895" calcext:value-type="float">
            <text:p>0.0093209703</text:p>
          </table:table-cell>
          <table:table-cell office:value-type="float" office:value="0.0108039925358258" calcext:value-type="float">
            <text:p>0.0108039925</text:p>
          </table:table-cell>
          <table:table-cell office:value-type="float" office:value="-0.348076045747743" calcext:value-type="float">
            <text:p>-0.3480760457</text:p>
          </table:table-cell>
          <table:table-cell office:value-type="float" office:value="0.043916868212452" calcext:value-type="float">
            <text:p>0.0439168682</text:p>
          </table:table-cell>
          <table:table-cell office:value-type="float" office:value="0.0432248469278271" calcext:value-type="float">
            <text:p>0.0432248469</text:p>
          </table:table-cell>
          <table:table-cell office:value-type="float" office:value="0.0692568472269861" calcext:value-type="float">
            <text:p>0.0692568472</text:p>
          </table:table-cell>
          <table:table-cell office:value-type="float" office:value="-0.0756803090518622" calcext:value-type="float">
            <text:p>-0.0756803091</text:p>
          </table:table-cell>
          <table:table-cell office:value-type="float" office:value="0.0448946826086403" calcext:value-type="float">
            <text:p>0.0448946826</text:p>
          </table:table-cell>
          <table:table-cell office:value-type="float" office:value="0.0791852221021148" calcext:value-type="float">
            <text:p>0.0791852221</text:p>
          </table:table-cell>
          <table:table-cell office:value-type="float" office:value="0.0543712774032844" calcext:value-type="float">
            <text:p>0.0543712774</text:p>
          </table:table-cell>
          <table:table-cell office:value-type="float" office:value="0.0616546604530101" calcext:value-type="float">
            <text:p>0.0616546605</text:p>
          </table:table-cell>
          <table:table-cell office:value-type="float" office:value="-0.142546306553262" calcext:value-type="float">
            <text:p>-0.1425463066</text:p>
          </table:table-cell>
          <table:table-cell office:value-type="float" office:value="-0.350163111335416" calcext:value-type="float">
            <text:p>-0.3501631113</text:p>
          </table:table-cell>
          <table:table-cell office:value-type="float" office:value="1" calcext:value-type="float">
            <text:p>1</text:p>
          </table:table-cell>
          <table:table-cell office:value-type="float" office:value="-0.594096577215593" calcext:value-type="float">
            <text:p>-0.5940965772</text:p>
          </table:table-cell>
          <table:table-cell office:value-type="float" office:value="0.0919478307004327" calcext:value-type="float">
            <text:p>0.0919478307</text:p>
          </table:table-cell>
          <table:table-cell/>
          <table:table-cell office:value-type="float" office:value="-0.0251313685524869" calcext:value-type="float">
            <text:p>-0.0251313686</text:p>
          </table:table-cell>
          <table:table-cell table:number-columns-repeated="4"/>
          <table:table-cell office:value-type="float" office:value="-0.0242121009009387" calcext:value-type="float">
            <text:p>-0.0242121009</text:p>
          </table:table-cell>
          <table:table-cell/>
          <table:table-cell office:value-type="float" office:value="-0.0701182362205523" calcext:value-type="float">
            <text:p>-0.0701182362</text:p>
          </table:table-cell>
          <table:table-cell office:value-type="float" office:value="-0.00870537168573411" calcext:value-type="float">
            <text:p>-0.0087053717</text:p>
          </table:table-cell>
          <table:table-cell office:value-type="float" office:value="0.605427465479798" calcext:value-type="float">
            <text:p>0.6054274655</text:p>
          </table:table-cell>
          <table:table-cell office:value-type="float" office:value="-0.390405029095984" calcext:value-type="float">
            <text:p>-0.3904050291</text:p>
          </table:table-cell>
          <table:table-cell office:value-type="float" office:value="0.000204810810127512" calcext:value-type="float">
            <text:p>0.0002048108</text:p>
          </table:table-cell>
          <table:table-cell office:value-type="float" office:value="-0.206494768720018" calcext:value-type="float">
            <text:p>-0.2064947687</text:p>
          </table:table-cell>
          <table:table-cell/>
          <table:table-cell office:value-type="float" office:value="-0.0626083938833739" calcext:value-type="float">
            <text:p>-0.0626083939</text:p>
          </table:table-cell>
          <table:table-cell office:value-type="float" office:value="-0.0808427782669263" calcext:value-type="float">
            <text:p>-0.0808427783</text:p>
          </table:table-cell>
          <table:table-cell office:value-type="float" office:value="-0.066621218052193" calcext:value-type="float">
            <text:p>-0.0666212181</text:p>
          </table:table-cell>
          <table:table-cell office:value-type="float" office:value="0.060610032801751" calcext:value-type="float">
            <text:p>0.0606100328</text:p>
          </table:table-cell>
          <table:table-cell office:value-type="float" office:value="0.108066867582866" calcext:value-type="float">
            <text:p>0.1080668676</text:p>
          </table:table-cell>
          <table:table-cell office:value-type="float" office:value="-0.00747465983727107" calcext:value-type="float">
            <text:p>-0.0074746598</text:p>
          </table:table-cell>
          <table:table-cell office:value-type="float" office:value="0.0428950634656304" calcext:value-type="float">
            <text:p>0.0428950635</text:p>
          </table:table-cell>
          <table:table-cell office:value-type="float" office:value="-0.0590347058288447" calcext:value-type="float">
            <text:p>-0.0590347058</text:p>
          </table:table-cell>
          <table:table-cell office:value-type="float" office:value="-0.0135478095812092" calcext:value-type="float">
            <text:p>-0.0135478096</text:p>
          </table:table-cell>
          <table:table-cell office:value-type="float" office:value="-0.11239359543589" calcext:value-type="float">
            <text:p>-0.1123935954</text:p>
          </table:table-cell>
          <table:table-cell/>
          <table:table-cell office:value-type="float" office:value="-0.147394116528274" calcext:value-type="float">
            <text:p>-0.1473941165</text:p>
          </table:table-cell>
          <table:table-cell office:value-type="float" office:value="-0.0784108736795346" calcext:value-type="float">
            <text:p>-0.0784108737</text:p>
          </table:table-cell>
          <table:table-cell/>
          <table:table-cell office:value-type="float" office:value="-0.0256185760715891" calcext:value-type="float">
            <text:p>-0.0256185761</text:p>
          </table:table-cell>
          <table:table-cell office:value-type="float" office:value="-0.0704581751101259" calcext:value-type="float">
            <text:p>-0.0704581751</text:p>
          </table:table-cell>
          <table:table-cell office:value-type="float" office:value="0.00684319162194202" calcext:value-type="float">
            <text:p>0.0068431916</text:p>
          </table:table-cell>
          <table:table-cell office:value-type="float" office:value="0.00491546642538581" calcext:value-type="float">
            <text:p>0.0049154664</text:p>
          </table:table-cell>
        </table:table-row>
        <table:table-row table:style-name="ro1">
          <table:table-cell office:value-type="string" calcext:value-type="string">
            <text:p>longitude</text:p>
          </table:table-cell>
          <table:table-cell office:value-type="float" office:value="0.415024647446655" calcext:value-type="float">
            <text:p>0.4150246474</text:p>
          </table:table-cell>
          <table:table-cell office:value-type="float" office:value="-0.0317478412806413" calcext:value-type="float">
            <text:p>-0.0317478413</text:p>
          </table:table-cell>
          <table:table-cell office:value-type="float" office:value="0.20341780258014" calcext:value-type="float">
            <text:p>0.2034178026</text:p>
          </table:table-cell>
          <table:table-cell office:value-type="float" office:value="-0.0183465961164314" calcext:value-type="float">
            <text:p>-0.0183465961</text:p>
          </table:table-cell>
          <table:table-cell office:value-type="float" office:value="-0.00487907383503101" calcext:value-type="float">
            <text:p>-0.0048790738</text:p>
          </table:table-cell>
          <table:table-cell/>
          <table:table-cell office:value-type="float" office:value="0.135084271069855" calcext:value-type="float">
            <text:p>0.1350842711</text:p>
          </table:table-cell>
          <table:table-cell office:value-type="float" office:value="-0.0282038059367372" calcext:value-type="float">
            <text:p>-0.0282038059</text:p>
          </table:table-cell>
          <table:table-cell/>
          <table:table-cell office:value-type="float" office:value="0.12659686754624" calcext:value-type="float">
            <text:p>0.1265968675</text:p>
          </table:table-cell>
          <table:table-cell office:value-type="float" office:value="-0.0223685708811328" calcext:value-type="float">
            <text:p>-0.0223685709</text:p>
          </table:table-cell>
          <table:table-cell office:value-type="float" office:value="-0.0211179211839188" calcext:value-type="float">
            <text:p>-0.0211179212</text:p>
          </table:table-cell>
          <table:table-cell office:value-type="float" office:value="0.110330215625611" calcext:value-type="float">
            <text:p>0.1103302156</text:p>
          </table:table-cell>
          <table:table-cell office:value-type="float" office:value="-0.0616080002182475" calcext:value-type="float">
            <text:p>-0.0616080002</text:p>
          </table:table-cell>
          <table:table-cell office:value-type="float" office:value="0.11448294162817" calcext:value-type="float">
            <text:p>0.1144829416</text:p>
          </table:table-cell>
          <table:table-cell office:value-type="float" office:value="0.00126379763880568" calcext:value-type="float">
            <text:p>0.0012637976</text:p>
          </table:table-cell>
          <table:table-cell office:value-type="float" office:value="-0.323956061394865" calcext:value-type="float">
            <text:p>-0.3239560614</text:p>
          </table:table-cell>
          <table:table-cell office:value-type="float" office:value="-0.0368940499188345" calcext:value-type="float">
            <text:p>-0.0368940499</text:p>
          </table:table-cell>
          <table:table-cell office:value-type="float" office:value="-0.0589458428169454" calcext:value-type="float">
            <text:p>-0.0589458428</text:p>
          </table:table-cell>
          <table:table-cell office:value-type="float" office:value="-0.0352596465277633" calcext:value-type="float">
            <text:p>-0.0352596465</text:p>
          </table:table-cell>
          <table:table-cell office:value-type="float" office:value="-0.0303478740894182" calcext:value-type="float">
            <text:p>-0.0303478741</text:p>
          </table:table-cell>
          <table:table-cell office:value-type="float" office:value="0.136666630034426" calcext:value-type="float">
            <text:p>0.13666663</text:p>
          </table:table-cell>
          <table:table-cell office:value-type="float" office:value="0.279011298165785" calcext:value-type="float">
            <text:p>0.2790112982</text:p>
          </table:table-cell>
          <table:table-cell office:value-type="float" office:value="-0.594096577215593" calcext:value-type="float">
            <text:p>-0.5940965772</text:p>
          </table:table-cell>
          <table:table-cell office:value-type="float" office:value="1" calcext:value-type="float">
            <text:p>1</text:p>
          </table:table-cell>
          <table:table-cell office:value-type="float" office:value="-0.065707181438737" calcext:value-type="float">
            <text:p>-0.0657071814</text:p>
          </table:table-cell>
          <table:table-cell/>
          <table:table-cell office:value-type="float" office:value="-0.046594623068233" calcext:value-type="float">
            <text:p>-0.0465946231</text:p>
          </table:table-cell>
          <table:table-cell table:number-columns-repeated="4"/>
          <table:table-cell office:value-type="float" office:value="0.0021836008308728" calcext:value-type="float">
            <text:p>0.0021836008</text:p>
          </table:table-cell>
          <table:table-cell/>
          <table:table-cell office:value-type="float" office:value="-0.327581772794819" calcext:value-type="float">
            <text:p>-0.3275817728</text:p>
          </table:table-cell>
          <table:table-cell office:value-type="float" office:value="0.0099597325255192" calcext:value-type="float">
            <text:p>0.0099597325</text:p>
          </table:table-cell>
          <table:table-cell office:value-type="float" office:value="-0.417469436630503" calcext:value-type="float">
            <text:p>-0.4174694366</text:p>
          </table:table-cell>
          <table:table-cell office:value-type="float" office:value="0.307450585514991" calcext:value-type="float">
            <text:p>0.3074505855</text:p>
          </table:table-cell>
          <table:table-cell office:value-type="float" office:value="0.0368014436285985" calcext:value-type="float">
            <text:p>0.0368014436</text:p>
          </table:table-cell>
          <table:table-cell office:value-type="float" office:value="-0.0508666597368563" calcext:value-type="float">
            <text:p>-0.0508666597</text:p>
          </table:table-cell>
          <table:table-cell/>
          <table:table-cell office:value-type="float" office:value="0.0437457766745548" calcext:value-type="float">
            <text:p>0.0437457767</text:p>
          </table:table-cell>
          <table:table-cell office:value-type="float" office:value="0.0103861182247086" calcext:value-type="float">
            <text:p>0.0103861182</text:p>
          </table:table-cell>
          <table:table-cell office:value-type="float" office:value="0.0179474307285523" calcext:value-type="float">
            <text:p>0.0179474307</text:p>
          </table:table-cell>
          <table:table-cell office:value-type="float" office:value="0.0635985435203323" calcext:value-type="float">
            <text:p>0.0635985435</text:p>
          </table:table-cell>
          <table:table-cell office:value-type="float" office:value="0.242415011605199" calcext:value-type="float">
            <text:p>0.2424150116</text:p>
          </table:table-cell>
          <table:table-cell office:value-type="float" office:value="0.0689770095482939" calcext:value-type="float">
            <text:p>0.0689770095</text:p>
          </table:table-cell>
          <table:table-cell office:value-type="float" office:value="-0.053790035323281" calcext:value-type="float">
            <text:p>-0.0537900353</text:p>
          </table:table-cell>
          <table:table-cell office:value-type="float" office:value="0.0480765094652829" calcext:value-type="float">
            <text:p>0.0480765095</text:p>
          </table:table-cell>
          <table:table-cell office:value-type="float" office:value="-0.0598065421913117" calcext:value-type="float">
            <text:p>-0.0598065422</text:p>
          </table:table-cell>
          <table:table-cell office:value-type="float" office:value="-0.0246816298507406" calcext:value-type="float">
            <text:p>-0.0246816299</text:p>
          </table:table-cell>
          <table:table-cell/>
          <table:table-cell office:value-type="float" office:value="-0.00408737713309542" calcext:value-type="float">
            <text:p>-0.0040873771</text:p>
          </table:table-cell>
          <table:table-cell office:value-type="float" office:value="-0.0351536760206503" calcext:value-type="float">
            <text:p>-0.035153676</text:p>
          </table:table-cell>
          <table:table-cell/>
          <table:table-cell office:value-type="float" office:value="0.0398146363504142" calcext:value-type="float">
            <text:p>0.0398146364</text:p>
          </table:table-cell>
          <table:table-cell office:value-type="float" office:value="-0.325381075147291" calcext:value-type="float">
            <text:p>-0.3253810751</text:p>
          </table:table-cell>
          <table:table-cell office:value-type="float" office:value="-0.00813151600065038" calcext:value-type="float">
            <text:p>-0.008131516</text:p>
          </table:table-cell>
          <table:table-cell office:value-type="float" office:value="-0.00343221723209695" calcext:value-type="float">
            <text:p>-0.0034322172</text:p>
          </table:table-cell>
        </table:table-row>
        <table:table-row table:style-name="ro1">
          <table:table-cell office:value-type="string" calcext:value-type="string">
            <text:p>lotsizesquarefeet</text:p>
          </table:table-cell>
          <table:table-cell office:value-type="float" office:value="-0.090772758473783" calcext:value-type="float">
            <text:p>-0.0907727585</text:p>
          </table:table-cell>
          <table:table-cell office:value-type="float" office:value="0.121985276924173" calcext:value-type="float">
            <text:p>0.1219852769</text:p>
          </table:table-cell>
          <table:table-cell office:value-type="float" office:value="-0.144899945365369" calcext:value-type="float">
            <text:p>-0.1448999454</text:p>
          </table:table-cell>
          <table:table-cell office:value-type="float" office:value="-0.000196835157330508" calcext:value-type="float">
            <text:p>-0.0001968352</text:p>
          </table:table-cell>
          <table:table-cell office:value-type="float" office:value="-0.113983709964957" calcext:value-type="float">
            <text:p>-0.11398371</text:p>
          </table:table-cell>
          <table:table-cell/>
          <table:table-cell office:value-type="float" office:value="-0.0865151131562011" calcext:value-type="float">
            <text:p>-0.0865151132</text:p>
          </table:table-cell>
          <table:table-cell office:value-type="float" office:value="0.00485264833108974" calcext:value-type="float">
            <text:p>0.0048526483</text:p>
          </table:table-cell>
          <table:table-cell/>
          <table:table-cell office:value-type="float" office:value="0.353168202972649" calcext:value-type="float">
            <text:p>0.353168203</text:p>
          </table:table-cell>
          <table:table-cell office:value-type="float" office:value="-0.0487698257127296" calcext:value-type="float">
            <text:p>-0.0487698257</text:p>
          </table:table-cell>
          <table:table-cell office:value-type="float" office:value="-0.0467064051052799" calcext:value-type="float">
            <text:p>-0.0467064051</text:p>
          </table:table-cell>
          <table:table-cell office:value-type="float" office:value="0.295968358151823" calcext:value-type="float">
            <text:p>0.2959683582</text:p>
          </table:table-cell>
          <table:table-cell office:value-type="float" office:value="0.125495199856773" calcext:value-type="float">
            <text:p>0.1254951999</text:p>
          </table:table-cell>
          <table:table-cell office:value-type="float" office:value="0.351777598924453" calcext:value-type="float">
            <text:p>0.3517775989</text:p>
          </table:table-cell>
          <table:table-cell office:value-type="float" office:value="0.158290158659088" calcext:value-type="float">
            <text:p>0.1582901587</text:p>
          </table:table-cell>
          <table:table-cell office:value-type="float" office:value="-0.0801073287885402" calcext:value-type="float">
            <text:p>-0.0801073288</text:p>
          </table:table-cell>
          <table:table-cell office:value-type="float" office:value="0.229399784999376" calcext:value-type="float">
            <text:p>0.229399785</text:p>
          </table:table-cell>
          <table:table-cell office:value-type="float" office:value="0.0139170671462857" calcext:value-type="float">
            <text:p>0.0139170671</text:p>
          </table:table-cell>
          <table:table-cell office:value-type="float" office:value="0.231268827193078" calcext:value-type="float">
            <text:p>0.2312688272</text:p>
          </table:table-cell>
          <table:table-cell office:value-type="float" office:value="0.244852711999361" calcext:value-type="float">
            <text:p>0.244852712</text:p>
          </table:table-cell>
          <table:table-cell office:value-type="float" office:value="-0.0208891112098602" calcext:value-type="float">
            <text:p>-0.0208891112</text:p>
          </table:table-cell>
          <table:table-cell office:value-type="float" office:value="-0.137565203431427" calcext:value-type="float">
            <text:p>-0.1375652034</text:p>
          </table:table-cell>
          <table:table-cell office:value-type="float" office:value="0.0919478307004327" calcext:value-type="float">
            <text:p>0.0919478307</text:p>
          </table:table-cell>
          <table:table-cell office:value-type="float" office:value="-0.065707181438737" calcext:value-type="float">
            <text:p>-0.06570718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57941652016219" calcext:value-type="float">
            <text:p>0.157941652</text:p>
          </table:table-cell>
          <table:table-cell table:number-columns-repeated="4"/>
          <table:table-cell office:value-type="float" office:value="0.141430886252202" calcext:value-type="float">
            <text:p>0.1414308863</text:p>
          </table:table-cell>
          <table:table-cell/>
          <table:table-cell office:value-type="float" office:value="-0.0790999730616419" calcext:value-type="float">
            <text:p>-0.0790999731</text:p>
          </table:table-cell>
          <table:table-cell office:value-type="float" office:value="-0.0118549814393284" calcext:value-type="float">
            <text:p>-0.0118549814</text:p>
          </table:table-cell>
          <table:table-cell office:value-type="float" office:value="0.106970731963869" calcext:value-type="float">
            <text:p>0.106970732</text:p>
          </table:table-cell>
          <table:table-cell office:value-type="float" office:value="-0.0790762627193539" calcext:value-type="float">
            <text:p>-0.0790762627</text:p>
          </table:table-cell>
          <table:table-cell office:value-type="float" office:value="-0.00374758593223" calcext:value-type="float">
            <text:p>-0.0037475859</text:p>
          </table:table-cell>
          <table:table-cell office:value-type="float" office:value="-0.0849526055506148" calcext:value-type="float">
            <text:p>-0.0849526056</text:p>
          </table:table-cell>
          <table:table-cell/>
          <table:table-cell office:value-type="float" office:value="0.0505525969345636" calcext:value-type="float">
            <text:p>0.0505525969</text:p>
          </table:table-cell>
          <table:table-cell office:value-type="float" office:value="0.154933839395429" calcext:value-type="float">
            <text:p>0.1549338394</text:p>
          </table:table-cell>
          <table:table-cell office:value-type="float" office:value="-0.028587042710453" calcext:value-type="float">
            <text:p>-0.0285870427</text:p>
          </table:table-cell>
          <table:table-cell office:value-type="float" office:value="0.173291792297445" calcext:value-type="float">
            <text:p>0.1732917923</text:p>
          </table:table-cell>
          <table:table-cell office:value-type="float" office:value="0.393109882499787" calcext:value-type="float">
            <text:p>0.3931098825</text:p>
          </table:table-cell>
          <table:table-cell office:value-type="float" office:value="0.118078169615157" calcext:value-type="float">
            <text:p>0.1180781696</text:p>
          </table:table-cell>
          <table:table-cell office:value-type="float" office:value="-0.00533834900269823" calcext:value-type="float">
            <text:p>-0.005338349</text:p>
          </table:table-cell>
          <table:table-cell office:value-type="float" office:value="-0.00787382218688781" calcext:value-type="float">
            <text:p>-0.0078738222</text:p>
          </table:table-cell>
          <table:table-cell office:value-type="float" office:value="0.0086549967541818" calcext:value-type="float">
            <text:p>0.0086549968</text:p>
          </table:table-cell>
          <table:table-cell office:value-type="float" office:value="-0.0213467292283728" calcext:value-type="float">
            <text:p>-0.0213467292</text:p>
          </table:table-cell>
          <table:table-cell/>
          <table:table-cell office:value-type="float" office:value="-0.0340302275087281" calcext:value-type="float">
            <text:p>-0.0340302275</text:p>
          </table:table-cell>
          <table:table-cell office:value-type="float" office:value="-0.0220377098294698" calcext:value-type="float">
            <text:p>-0.0220377098</text:p>
          </table:table-cell>
          <table:table-cell/>
          <table:table-cell office:value-type="float" office:value="-0.0142976708711373" calcext:value-type="float">
            <text:p>-0.0142976709</text:p>
          </table:table-cell>
          <table:table-cell office:value-type="float" office:value="-0.0785026059546807" calcext:value-type="float">
            <text:p>-0.078502606</text:p>
          </table:table-cell>
          <table:table-cell office:value-type="float" office:value="0.00309984471668255" calcext:value-type="float">
            <text:p>0.0030998447</text:p>
          </table:table-cell>
          <table:table-cell office:value-type="float" office:value="0.00483524966757824" calcext:value-type="float">
            <text:p>0.0048352497</text:p>
          </table:table-cell>
        </table:table-row>
        <table:table-row table:style-name="ro1">
          <table:table-cell office:value-type="string" calcext:value-type="string">
            <text:p>poolcn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olsizesum</text:p>
          </table:table-cell>
          <table:table-cell table:number-columns-repeated="2"/>
          <table:table-cell office:value-type="float" office:value="-0.191167084028742" calcext:value-type="float">
            <text:p>-0.191167084</text:p>
          </table:table-cell>
          <table:table-cell office:value-type="float" office:value="0.243534424186566" calcext:value-type="float">
            <text:p>0.2435344242</text:p>
          </table:table-cell>
          <table:table-cell office:value-type="float" office:value="0.180900429475451" calcext:value-type="float">
            <text:p>0.1809004295</text:p>
          </table:table-cell>
          <table:table-cell table:number-columns-repeated="2"/>
          <table:table-cell office:value-type="float" office:value="0.254296039024833" calcext:value-type="float">
            <text:p>0.254296039</text:p>
          </table:table-cell>
          <table:table-cell/>
          <table:table-cell office:value-type="float" office:value="0.366992800061979" calcext:value-type="float">
            <text:p>0.3669928001</text:p>
          </table:table-cell>
          <table:table-cell table:number-columns-repeated="2" office:value-type="float" office:value="0.308526527871246" calcext:value-type="float">
            <text:p>0.3085265279</text:p>
          </table:table-cell>
          <table:table-cell table:number-columns-repeated="2"/>
          <table:table-cell office:value-type="float" office:value="0.356320354931405" calcext:value-type="float">
            <text:p>0.3563203549</text:p>
          </table:table-cell>
          <table:table-cell table:number-columns-repeated="2"/>
          <table:table-cell office:value-type="float" office:value="0.200223425486302" calcext:value-type="float">
            <text:p>0.2002234255</text:p>
          </table:table-cell>
          <table:table-cell office:value-type="float" office:value="0.242039588035364" calcext:value-type="float">
            <text:p>0.242039588</text:p>
          </table:table-cell>
          <table:table-cell office:value-type="float" office:value="0.295938681477703" calcext:value-type="float">
            <text:p>0.2959386815</text:p>
          </table:table-cell>
          <table:table-cell office:value-type="float" office:value="0.283476521862926" calcext:value-type="float">
            <text:p>0.2834765219</text:p>
          </table:table-cell>
          <table:table-cell table:number-columns-repeated="2"/>
          <table:table-cell office:value-type="float" office:value="-0.0251313685524869" calcext:value-type="float">
            <text:p>-0.0251313686</text:p>
          </table:table-cell>
          <table:table-cell office:value-type="float" office:value="-0.046594623068233" calcext:value-type="float">
            <text:p>-0.0465946231</text:p>
          </table:table-cell>
          <table:table-cell office:value-type="float" office:value="0.157941652016219" calcext:value-type="float">
            <text:p>0.1579416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-0.0808907390693271" calcext:value-type="float">
            <text:p>-0.0808907391</text:p>
          </table:table-cell>
          <table:table-cell/>
          <table:table-cell office:value-type="float" office:value="-0.0430078059345206" calcext:value-type="float">
            <text:p>-0.0430078059</text:p>
          </table:table-cell>
          <table:table-cell office:value-type="float" office:value="0.122510046639823" calcext:value-type="float">
            <text:p>0.1225100466</text:p>
          </table:table-cell>
          <table:table-cell/>
          <table:table-cell office:value-type="float" office:value="-0.0616129848439839" calcext:value-type="float">
            <text:p>-0.0616129848</text:p>
          </table:table-cell>
          <table:table-cell office:value-type="float" office:value="-0.0323637870380037" calcext:value-type="float">
            <text:p>-0.032363787</text:p>
          </table:table-cell>
          <table:table-cell office:value-type="float" office:value="0.153255011709043" calcext:value-type="float">
            <text:p>0.1532550117</text:p>
          </table:table-cell>
          <table:table-cell table:number-columns-repeated="4"/>
          <table:table-cell office:value-type="float" office:value="0.321044317485548" calcext:value-type="float">
            <text:p>0.3210443175</text:p>
          </table:table-cell>
          <table:table-cell office:value-type="float" office:value="0.0199495171074436" calcext:value-type="float">
            <text:p>0.0199495171</text:p>
          </table:table-cell>
          <table:table-cell office:value-type="float" office:value="0.0620049676420603" calcext:value-type="float">
            <text:p>0.0620049676</text:p>
          </table:table-cell>
          <table:table-cell office:value-type="float" office:value="-0.0460656866740286" calcext:value-type="float">
            <text:p>-0.0460656867</text:p>
          </table:table-cell>
          <table:table-cell/>
          <table:table-cell office:value-type="float" office:value="0.311836706777428" calcext:value-type="float">
            <text:p>0.3118367068</text:p>
          </table:table-cell>
          <table:table-cell office:value-type="float" office:value="0.33495870640618" calcext:value-type="float">
            <text:p>0.3349587064</text:p>
          </table:table-cell>
          <table:table-cell/>
          <table:table-cell office:value-type="float" office:value="0.304860813209316" calcext:value-type="float">
            <text:p>0.3048608132</text:p>
          </table:table-cell>
          <table:table-cell office:value-type="float" office:value="0.326512123969797" calcext:value-type="float">
            <text:p>0.326512124</text:p>
          </table:table-cell>
          <table:table-cell/>
          <table:table-cell office:value-type="float" office:value="0.495543863140441" calcext:value-type="float">
            <text:p>0.4955438631</text:p>
          </table:table-cell>
          <table:table-cell office:value-type="float" office:value="-0.0429742718563239" calcext:value-type="float">
            <text:p>-0.0429742719</text:p>
          </table:table-cell>
          <table:table-cell office:value-type="float" office:value="-0.00804166845873574" calcext:value-type="float">
            <text:p>-0.0080416685</text:p>
          </table:table-cell>
          <table:table-cell office:value-type="float" office:value="-0.000454168342882067" calcext:value-type="float">
            <text:p>-0.0004541683</text:p>
          </table:table-cell>
        </table:table-row>
        <table:table-row table:style-name="ro1">
          <table:table-cell office:value-type="string" calcext:value-type="string">
            <text:p>pooltypeid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oltypeid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oltypeid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pertycountylandusecod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pertylandusetypeid</text:p>
          </table:table-cell>
          <table:table-cell office:value-type="float" office:value="-0.184658532912107" calcext:value-type="float">
            <text:p>-0.1846585329</text:p>
          </table:table-cell>
          <table:table-cell office:value-type="float" office:value="0.0186307019002019" calcext:value-type="float">
            <text:p>0.0186307019</text:p>
          </table:table-cell>
          <table:table-cell office:value-type="float" office:value="-0.129166460370117" calcext:value-type="float">
            <text:p>-0.1291664604</text:p>
          </table:table-cell>
          <table:table-cell office:value-type="float" office:value="-0.0528709439677276" calcext:value-type="float">
            <text:p>-0.052870944</text:p>
          </table:table-cell>
          <table:table-cell office:value-type="float" office:value="-0.27102221382785" calcext:value-type="float">
            <text:p>-0.2710222138</text:p>
          </table:table-cell>
          <table:table-cell/>
          <table:table-cell office:value-type="float" office:value="-0.237073100649051" calcext:value-type="float">
            <text:p>-0.2370731006</text:p>
          </table:table-cell>
          <table:table-cell office:value-type="float" office:value="-0.123384397730212" calcext:value-type="float">
            <text:p>-0.1233843977</text:p>
          </table:table-cell>
          <table:table-cell/>
          <table:table-cell office:value-type="float" office:value="-0.446872560661449" calcext:value-type="float">
            <text:p>-0.4468725607</text:p>
          </table:table-cell>
          <table:table-cell office:value-type="float" office:value="-0.19733443432948" calcext:value-type="float">
            <text:p>-0.1973344343</text:p>
          </table:table-cell>
          <table:table-cell office:value-type="float" office:value="-0.240549147296056" calcext:value-type="float">
            <text:p>-0.2405491473</text:p>
          </table:table-cell>
          <table:table-cell/>
          <table:table-cell office:value-type="float" office:value="0.0442343785204738" calcext:value-type="float">
            <text:p>0.0442343785</text:p>
          </table:table-cell>
          <table:table-cell office:value-type="float" office:value="-0.438903543303432" calcext:value-type="float">
            <text:p>-0.4389035433</text:p>
          </table:table-cell>
          <table:table-cell office:value-type="float" office:value="-0.486737448275155" calcext:value-type="float">
            <text:p>-0.4867374483</text:p>
          </table:table-cell>
          <table:table-cell office:value-type="float" office:value="0.0549373633750453" calcext:value-type="float">
            <text:p>0.0549373634</text:p>
          </table:table-cell>
          <table:table-cell office:value-type="float" office:value="-0.104361101051635" calcext:value-type="float">
            <text:p>-0.1043611011</text:p>
          </table:table-cell>
          <table:table-cell office:value-type="float" office:value="-0.139110736096211" calcext:value-type="float">
            <text:p>-0.1391107361</text:p>
          </table:table-cell>
          <table:table-cell office:value-type="float" office:value="-0.151145599824877" calcext:value-type="float">
            <text:p>-0.1511455998</text:p>
          </table:table-cell>
          <table:table-cell office:value-type="float" office:value="-0.673607238342875" calcext:value-type="float">
            <text:p>-0.6736072383</text:p>
          </table:table-cell>
          <table:table-cell office:value-type="float" office:value="-0.00762867678185232" calcext:value-type="float">
            <text:p>-0.0076286768</text:p>
          </table:table-cell>
          <table:table-cell office:value-type="float" office:value="-0.041043214603304" calcext:value-type="float">
            <text:p>-0.0410432146</text:p>
          </table:table-cell>
          <table:table-cell office:value-type="float" office:value="-0.0242121009009387" calcext:value-type="float">
            <text:p>-0.0242121009</text:p>
          </table:table-cell>
          <table:table-cell office:value-type="float" office:value="0.0021836008308728" calcext:value-type="float">
            <text:p>0.0021836008</text:p>
          </table:table-cell>
          <table:table-cell office:value-type="float" office:value="0.141430886252202" calcext:value-type="float">
            <text:p>0.1414308863</text:p>
          </table:table-cell>
          <table:table-cell/>
          <table:table-cell office:value-type="float" office:value="-0.0808907390693271" calcext:value-type="float">
            <text:p>-0.080890739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0.0551221799831854" calcext:value-type="float">
            <text:p>0.05512218</text:p>
          </table:table-cell>
          <table:table-cell office:value-type="float" office:value="-0.00758719499268809" calcext:value-type="float">
            <text:p>-0.007587195</text:p>
          </table:table-cell>
          <table:table-cell office:value-type="float" office:value="-0.0772126393887095" calcext:value-type="float">
            <text:p>-0.0772126394</text:p>
          </table:table-cell>
          <table:table-cell office:value-type="float" office:value="-0.018726801432111" calcext:value-type="float">
            <text:p>-0.0187268014</text:p>
          </table:table-cell>
          <table:table-cell office:value-type="float" office:value="0.0044991533048867" calcext:value-type="float">
            <text:p>0.0044991533</text:p>
          </table:table-cell>
          <table:table-cell office:value-type="float" office:value="-0.0193249806068647" calcext:value-type="float">
            <text:p>-0.0193249806</text:p>
          </table:table-cell>
          <table:table-cell/>
          <table:table-cell office:value-type="float" office:value="-0.0575935514215052" calcext:value-type="float">
            <text:p>-0.0575935514</text:p>
          </table:table-cell>
          <table:table-cell office:value-type="float" office:value="-0.0595763932272459" calcext:value-type="float">
            <text:p>-0.0595763932</text:p>
          </table:table-cell>
          <table:table-cell office:value-type="float" office:value="-0.329324513197619" calcext:value-type="float">
            <text:p>-0.3293245132</text:p>
          </table:table-cell>
          <table:table-cell office:value-type="float" office:value="-0.313152565545122" calcext:value-type="float">
            <text:p>-0.3131525655</text:p>
          </table:table-cell>
          <table:table-cell office:value-type="float" office:value="-0.109322711212259" calcext:value-type="float">
            <text:p>-0.1093227112</text:p>
          </table:table-cell>
          <table:table-cell office:value-type="float" office:value="0.350468192750343" calcext:value-type="float">
            <text:p>0.3504681928</text:p>
          </table:table-cell>
          <table:table-cell office:value-type="float" office:value="0.0131035784330715" calcext:value-type="float">
            <text:p>0.0131035784</text:p>
          </table:table-cell>
          <table:table-cell office:value-type="float" office:value="0.0140355515875613" calcext:value-type="float">
            <text:p>0.0140355516</text:p>
          </table:table-cell>
          <table:table-cell office:value-type="float" office:value="0.0069327500032253" calcext:value-type="float">
            <text:p>0.00693275</text:p>
          </table:table-cell>
          <table:table-cell office:value-type="float" office:value="-0.02861045324677" calcext:value-type="float">
            <text:p>-0.0286104532</text:p>
          </table:table-cell>
          <table:table-cell/>
          <table:table-cell office:value-type="float" office:value="-0.0423503204168274" calcext:value-type="float">
            <text:p>-0.0423503204</text:p>
          </table:table-cell>
          <table:table-cell office:value-type="float" office:value="-0.0423800325243686" calcext:value-type="float">
            <text:p>-0.0423800325</text:p>
          </table:table-cell>
          <table:table-cell/>
          <table:table-cell office:value-type="float" office:value="0.00638089424700274" calcext:value-type="float">
            <text:p>0.0063808942</text:p>
          </table:table-cell>
          <table:table-cell office:value-type="float" office:value="0.054982268933671" calcext:value-type="float">
            <text:p>0.0549822689</text:p>
          </table:table-cell>
          <table:table-cell office:value-type="float" office:value="-0.0000591240653361561" calcext:value-type="float">
            <text:p>-5.91240653361561E-05</text:p>
          </table:table-cell>
          <table:table-cell office:value-type="float" office:value="0.0010026460878251" calcext:value-type="float">
            <text:p>0.0010026461</text:p>
          </table:table-cell>
        </table:table-row>
        <table:table-row table:style-name="ro1">
          <table:table-cell office:value-type="string" calcext:value-type="string">
            <text:p>propertyzoningdes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awcensustractandblock</text:p>
          </table:table-cell>
          <table:table-cell office:value-type="float" office:value="0.800300408613709" calcext:value-type="float">
            <text:p>0.8003004086</text:p>
          </table:table-cell>
          <table:table-cell office:value-type="float" office:value="-0.0633240489856225" calcext:value-type="float">
            <text:p>-0.063324049</text:p>
          </table:table-cell>
          <table:table-cell office:value-type="float" office:value="0.142869277961589" calcext:value-type="float">
            <text:p>0.142869278</text:p>
          </table:table-cell>
          <table:table-cell office:value-type="float" office:value="0.00971273435482721" calcext:value-type="float">
            <text:p>0.0097127344</text:p>
          </table:table-cell>
          <table:table-cell office:value-type="float" office:value="0.0241896311264568" calcext:value-type="float">
            <text:p>0.0241896311</text:p>
          </table:table-cell>
          <table:table-cell/>
          <table:table-cell office:value-type="float" office:value="-0.0638693915328451" calcext:value-type="float">
            <text:p>-0.0638693915</text:p>
          </table:table-cell>
          <table:table-cell office:value-type="float" office:value="0.0309438952507716" calcext:value-type="float">
            <text:p>0.0309438953</text:p>
          </table:table-cell>
          <table:table-cell/>
          <table:table-cell office:value-type="float" office:value="0.0736771254001029" calcext:value-type="float">
            <text:p>0.0736771254</text:p>
          </table:table-cell>
          <table:table-cell office:value-type="float" office:value="0.0586767962186409" calcext:value-type="float">
            <text:p>0.0586767962</text:p>
          </table:table-cell>
          <table:table-cell office:value-type="float" office:value="0.0765232225816125" calcext:value-type="float">
            <text:p>0.0765232226</text:p>
          </table:table-cell>
          <table:table-cell office:value-type="float" office:value="0.287874087855526" calcext:value-type="float">
            <text:p>0.2878740879</text:p>
          </table:table-cell>
          <table:table-cell office:value-type="float" office:value="0.0108255549034633" calcext:value-type="float">
            <text:p>0.0108255549</text:p>
          </table:table-cell>
          <table:table-cell office:value-type="float" office:value="0.0620938634540669" calcext:value-type="float">
            <text:p>0.0620938635</text:p>
          </table:table-cell>
          <table:table-cell office:value-type="float" office:value="0.0307426465270198" calcext:value-type="float">
            <text:p>0.0307426465</text:p>
          </table:table-cell>
          <table:table-cell office:value-type="float" office:value="0.999936684934692" calcext:value-type="float">
            <text:p>0.9999366849</text:p>
          </table:table-cell>
          <table:table-cell office:value-type="float" office:value="0.0669295941672044" calcext:value-type="float">
            <text:p>0.0669295942</text:p>
          </table:table-cell>
          <table:table-cell office:value-type="float" office:value="-0.0412455239722454" calcext:value-type="float">
            <text:p>-0.041245524</text:p>
          </table:table-cell>
          <table:table-cell office:value-type="float" office:value="0.0600448239426608" calcext:value-type="float">
            <text:p>0.0600448239</text:p>
          </table:table-cell>
          <table:table-cell office:value-type="float" office:value="0.0347647386830342" calcext:value-type="float">
            <text:p>0.0347647387</text:p>
          </table:table-cell>
          <table:table-cell office:value-type="float" office:value="0.0338816932715943" calcext:value-type="float">
            <text:p>0.0338816933</text:p>
          </table:table-cell>
          <table:table-cell office:value-type="float" office:value="0.611291421020568" calcext:value-type="float">
            <text:p>0.611291421</text:p>
          </table:table-cell>
          <table:table-cell office:value-type="float" office:value="-0.0701182362205523" calcext:value-type="float">
            <text:p>-0.0701182362</text:p>
          </table:table-cell>
          <table:table-cell office:value-type="float" office:value="-0.327581772794819" calcext:value-type="float">
            <text:p>-0.3275817728</text:p>
          </table:table-cell>
          <table:table-cell office:value-type="float" office:value="-0.0790999730616419" calcext:value-type="float">
            <text:p>-0.0790999731</text:p>
          </table:table-cell>
          <table:table-cell/>
          <table:table-cell office:value-type="float" office:value="-0.0430078059345206" calcext:value-type="float">
            <text:p>-0.0430078059</text:p>
          </table:table-cell>
          <table:table-cell table:number-columns-repeated="4"/>
          <table:table-cell office:value-type="float" office:value="0.0551221799831854" calcext:value-type="float">
            <text:p>0.055122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312581499772272" calcext:value-type="float">
            <text:p>-0.03125815</text:p>
          </table:table-cell>
          <table:table-cell office:value-type="float" office:value="-0.604819414027658" calcext:value-type="float">
            <text:p>-0.604819414</text:p>
          </table:table-cell>
          <table:table-cell office:value-type="float" office:value="0.180009957954298" calcext:value-type="float">
            <text:p>0.180009958</text:p>
          </table:table-cell>
          <table:table-cell office:value-type="float" office:value="0.0540505873335787" calcext:value-type="float">
            <text:p>0.0540505873</text:p>
          </table:table-cell>
          <table:table-cell office:value-type="float" office:value="0.697821352640837" calcext:value-type="float">
            <text:p>0.6978213526</text:p>
          </table:table-cell>
          <table:table-cell/>
          <table:table-cell office:value-type="float" office:value="-0.0448089928085032" calcext:value-type="float">
            <text:p>-0.0448089928</text:p>
          </table:table-cell>
          <table:table-cell office:value-type="float" office:value="-0.0328293088739138" calcext:value-type="float">
            <text:p>-0.0328293089</text:p>
          </table:table-cell>
          <table:table-cell office:value-type="float" office:value="0.123080991890218" calcext:value-type="float">
            <text:p>0.1230809919</text:p>
          </table:table-cell>
          <table:table-cell office:value-type="float" office:value="0.0536438008271981" calcext:value-type="float">
            <text:p>0.0536438008</text:p>
          </table:table-cell>
          <table:table-cell office:value-type="float" office:value="0.132396939126461" calcext:value-type="float">
            <text:p>0.1323969391</text:p>
          </table:table-cell>
          <table:table-cell office:value-type="float" office:value="0.243203480304809" calcext:value-type="float">
            <text:p>0.2432034803</text:p>
          </table:table-cell>
          <table:table-cell office:value-type="float" office:value="0.0759275112188104" calcext:value-type="float">
            <text:p>0.0759275112</text:p>
          </table:table-cell>
          <table:table-cell office:value-type="float" office:value="0.0236951689374539" calcext:value-type="float">
            <text:p>0.0236951689</text:p>
          </table:table-cell>
          <table:table-cell office:value-type="float" office:value="0.0381094657278784" calcext:value-type="float">
            <text:p>0.0381094657</text:p>
          </table:table-cell>
          <table:table-cell office:value-type="float" office:value="0.0124417821141496" calcext:value-type="float">
            <text:p>0.0124417821</text:p>
          </table:table-cell>
          <table:table-cell/>
          <table:table-cell office:value-type="float" office:value="-0.00203656576719303" calcext:value-type="float">
            <text:p>-0.0020365658</text:p>
          </table:table-cell>
          <table:table-cell office:value-type="float" office:value="-0.0310461269806187" calcext:value-type="float">
            <text:p>-0.031046127</text:p>
          </table:table-cell>
          <table:table-cell/>
          <table:table-cell office:value-type="float" office:value="0.0234868545208582" calcext:value-type="float">
            <text:p>0.0234868545</text:p>
          </table:table-cell>
          <table:table-cell office:value-type="float" office:value="0.999821941991565" calcext:value-type="float">
            <text:p>0.999821942</text:p>
          </table:table-cell>
          <table:table-cell office:value-type="float" office:value="-0.00107804134785249" calcext:value-type="float">
            <text:p>-0.0010780413</text:p>
          </table:table-cell>
          <table:table-cell office:value-type="float" office:value="0.0083756575316902" calcext:value-type="float">
            <text:p>0.0083756575</text:p>
          </table:table-cell>
        </table:table-row>
        <table:table-row table:style-name="ro1">
          <table:table-cell office:value-type="string" calcext:value-type="string">
            <text:p>regionidcity</text:p>
          </table:table-cell>
          <table:table-cell office:value-type="float" office:value="-0.0280137149066779" calcext:value-type="float">
            <text:p>-0.0280137149</text:p>
          </table:table-cell>
          <table:table-cell office:value-type="float" office:value="0.0248500927127008" calcext:value-type="float">
            <text:p>0.0248500927</text:p>
          </table:table-cell>
          <table:table-cell office:value-type="float" office:value="0.291491337491261" calcext:value-type="float">
            <text:p>0.2914913375</text:p>
          </table:table-cell>
          <table:table-cell office:value-type="float" office:value="-0.0372421512793937" calcext:value-type="float">
            <text:p>-0.0372421513</text:p>
          </table:table-cell>
          <table:table-cell office:value-type="float" office:value="-0.0221655805288976" calcext:value-type="float">
            <text:p>-0.0221655805</text:p>
          </table:table-cell>
          <table:table-cell/>
          <table:table-cell office:value-type="float" office:value="0.0376034899632042" calcext:value-type="float">
            <text:p>0.03760349</text:p>
          </table:table-cell>
          <table:table-cell office:value-type="float" office:value="-0.0395429947643754" calcext:value-type="float">
            <text:p>-0.0395429948</text:p>
          </table:table-cell>
          <table:table-cell/>
          <table:table-cell office:value-type="float" office:value="0.107594903602019" calcext:value-type="float">
            <text:p>0.1075949036</text:p>
          </table:table-cell>
          <table:table-cell office:value-type="float" office:value="-0.041833859651519" calcext:value-type="float">
            <text:p>-0.0418338597</text:p>
          </table:table-cell>
          <table:table-cell office:value-type="float" office:value="-0.0416785372888729" calcext:value-type="float">
            <text:p>-0.0416785373</text:p>
          </table:table-cell>
          <table:table-cell office:value-type="float" office:value="0.318468360594362" calcext:value-type="float">
            <text:p>0.3184683606</text:p>
          </table:table-cell>
          <table:table-cell office:value-type="float" office:value="-0.0638335103668744" calcext:value-type="float">
            <text:p>-0.0638335104</text:p>
          </table:table-cell>
          <table:table-cell office:value-type="float" office:value="0.101357580638817" calcext:value-type="float">
            <text:p>0.1013575806</text:p>
          </table:table-cell>
          <table:table-cell office:value-type="float" office:value="-0.207784487355006" calcext:value-type="float">
            <text:p>-0.2077844874</text:p>
          </table:table-cell>
          <table:table-cell office:value-type="float" office:value="-0.0325428751451943" calcext:value-type="float">
            <text:p>-0.0325428751</text:p>
          </table:table-cell>
          <table:table-cell office:value-type="float" office:value="0.0842835787953117" calcext:value-type="float">
            <text:p>0.0842835788</text:p>
          </table:table-cell>
          <table:table-cell office:value-type="float" office:value="-0.0370511329906625" calcext:value-type="float">
            <text:p>-0.037051133</text:p>
          </table:table-cell>
          <table:table-cell office:value-type="float" office:value="-0.00524015462710547" calcext:value-type="float">
            <text:p>-0.0052401546</text:p>
          </table:table-cell>
          <table:table-cell office:value-type="float" office:value="-0.0866077784208388" calcext:value-type="float">
            <text:p>-0.0866077784</text:p>
          </table:table-cell>
          <table:table-cell office:value-type="float" office:value="-0.0033831182027933" calcext:value-type="float">
            <text:p>-0.0033831182</text:p>
          </table:table-cell>
          <table:table-cell office:value-type="float" office:value="0.0341373234636716" calcext:value-type="float">
            <text:p>0.0341373235</text:p>
          </table:table-cell>
          <table:table-cell office:value-type="float" office:value="-0.00870537168573411" calcext:value-type="float">
            <text:p>-0.0087053717</text:p>
          </table:table-cell>
          <table:table-cell office:value-type="float" office:value="0.0099597325255192" calcext:value-type="float">
            <text:p>0.0099597325</text:p>
          </table:table-cell>
          <table:table-cell office:value-type="float" office:value="-0.0118549814393284" calcext:value-type="float">
            <text:p>-0.0118549814</text:p>
          </table:table-cell>
          <table:table-cell/>
          <table:table-cell office:value-type="float" office:value="0.122510046639823" calcext:value-type="float">
            <text:p>0.1225100466</text:p>
          </table:table-cell>
          <table:table-cell table:number-columns-repeated="4"/>
          <table:table-cell office:value-type="float" office:value="-0.00758719499268809" calcext:value-type="float">
            <text:p>-0.007587195</text:p>
          </table:table-cell>
          <table:table-cell/>
          <table:table-cell office:value-type="float" office:value="-0.0312581499772272" calcext:value-type="float">
            <text:p>-0.03125815</text:p>
          </table:table-cell>
          <table:table-cell office:value-type="float" office:value="1" calcext:value-type="float">
            <text:p>1</text:p>
          </table:table-cell>
          <table:table-cell office:value-type="float" office:value="0.0458788310410467" calcext:value-type="float">
            <text:p>0.045878831</text:p>
          </table:table-cell>
          <table:table-cell office:value-type="float" office:value="0.281182759085811" calcext:value-type="float">
            <text:p>0.2811827591</text:p>
          </table:table-cell>
          <table:table-cell office:value-type="float" office:value="-0.0094458172974812" calcext:value-type="float">
            <text:p>-0.0094458173</text:p>
          </table:table-cell>
          <table:table-cell office:value-type="float" office:value="-0.0388009537324025" calcext:value-type="float">
            <text:p>-0.0388009537</text:p>
          </table:table-cell>
          <table:table-cell/>
          <table:table-cell office:value-type="float" office:value="0.0301766848974527" calcext:value-type="float">
            <text:p>0.0301766849</text:p>
          </table:table-cell>
          <table:table-cell office:value-type="float" office:value="0.104436873832062" calcext:value-type="float">
            <text:p>0.1044368738</text:p>
          </table:table-cell>
          <table:table-cell office:value-type="float" office:value="-0.00199947539314846" calcext:value-type="float">
            <text:p>-0.0019994754</text:p>
          </table:table-cell>
          <table:table-cell office:value-type="float" office:value="0.0285468240762804" calcext:value-type="float">
            <text:p>0.0285468241</text:p>
          </table:table-cell>
          <table:table-cell office:value-type="float" office:value="-0.0628497530757487" calcext:value-type="float">
            <text:p>-0.0628497531</text:p>
          </table:table-cell>
          <table:table-cell office:value-type="float" office:value="-0.0483594417760033" calcext:value-type="float">
            <text:p>-0.0483594418</text:p>
          </table:table-cell>
          <table:table-cell office:value-type="float" office:value="0.000629978681200133" calcext:value-type="float">
            <text:p>0.0006299787</text:p>
          </table:table-cell>
          <table:table-cell office:value-type="float" office:value="-0.00193091760957" calcext:value-type="float">
            <text:p>-0.0019309176</text:p>
          </table:table-cell>
          <table:table-cell office:value-type="float" office:value="-0.0307089593060787" calcext:value-type="float">
            <text:p>-0.0307089593</text:p>
          </table:table-cell>
          <table:table-cell office:value-type="float" office:value="-0.0213065436536782" calcext:value-type="float">
            <text:p>-0.0213065437</text:p>
          </table:table-cell>
          <table:table-cell/>
          <table:table-cell office:value-type="float" office:value="-0.0137340436139072" calcext:value-type="float">
            <text:p>-0.0137340436</text:p>
          </table:table-cell>
          <table:table-cell office:value-type="float" office:value="-0.026624555426052" calcext:value-type="float">
            <text:p>-0.0266245554</text:p>
          </table:table-cell>
          <table:table-cell/>
          <table:table-cell office:value-type="float" office:value="-0.0228754388287057" calcext:value-type="float">
            <text:p>-0.0228754388</text:p>
          </table:table-cell>
          <table:table-cell office:value-type="float" office:value="-0.03138835246119" calcext:value-type="float">
            <text:p>-0.0313883525</text:p>
          </table:table-cell>
          <table:table-cell office:value-type="float" office:value="0.00186490847719181" calcext:value-type="float">
            <text:p>0.0018649085</text:p>
          </table:table-cell>
          <table:table-cell office:value-type="float" office:value="-0.00212136523159434" calcext:value-type="float">
            <text:p>-0.0021213652</text:p>
          </table:table-cell>
        </table:table-row>
        <table:table-row table:style-name="ro1">
          <table:table-cell office:value-type="string" calcext:value-type="string">
            <text:p>regionidcounty</text:p>
          </table:table-cell>
          <table:table-cell office:value-type="float" office:value="-0.801065990670637" calcext:value-type="float">
            <text:p>-0.8010659907</text:p>
          </table:table-cell>
          <table:table-cell office:value-type="float" office:value="0.0633699910223953" calcext:value-type="float">
            <text:p>0.063369991</text:p>
          </table:table-cell>
          <table:table-cell/>
          <table:table-cell office:value-type="float" office:value="-0.022745402727244" calcext:value-type="float">
            <text:p>-0.0227454027</text:p>
          </table:table-cell>
          <table:table-cell office:value-type="float" office:value="-0.00293947849444721" calcext:value-type="float">
            <text:p>-0.0029394785</text:p>
          </table:table-cell>
          <table:table-cell table:number-columns-repeated="2"/>
          <table:table-cell office:value-type="float" office:value="-0.0375605658302576" calcext:value-type="float">
            <text:p>-0.0375605658</text:p>
          </table:table-cell>
          <table:table-cell table:number-columns-repeated="2"/>
          <table:table-cell office:value-type="float" office:value="-0.062963970335401" calcext:value-type="float">
            <text:p>-0.0629639703</text:p>
          </table:table-cell>
          <table:table-cell office:value-type="float" office:value="-0.082542127744125" calcext:value-type="float">
            <text:p>-0.0825421277</text:p>
          </table:table-cell>
          <table:table-cell/>
          <table:table-cell office:value-type="float" office:value="-0.0116050829087564" calcext:value-type="float">
            <text:p>-0.0116050829</text:p>
          </table:table-cell>
          <table:table-cell table:number-columns-repeated="2"/>
          <table:table-cell office:value-type="float" office:value="-0.60914025057334" calcext:value-type="float">
            <text:p>-0.6091402506</text:p>
          </table:table-cell>
          <table:table-cell office:value-type="float" office:value="0.066954948077863" calcext:value-type="float">
            <text:p>0.0669549481</text:p>
          </table:table-cell>
          <table:table-cell office:value-type="float" office:value="0.0568939409868146" calcext:value-type="float">
            <text:p>0.056893941</text:p>
          </table:table-cell>
          <table:table-cell office:value-type="float" office:value="0.0601597241813766" calcext:value-type="float">
            <text:p>0.0601597242</text:p>
          </table:table-cell>
          <table:table-cell office:value-type="float" office:value="0.0344952053355058" calcext:value-type="float">
            <text:p>0.0344952053</text:p>
          </table:table-cell>
          <table:table-cell office:value-type="float" office:value="-0.155921321848409" calcext:value-type="float">
            <text:p>-0.1559213218</text:p>
          </table:table-cell>
          <table:table-cell office:value-type="float" office:value="-0.615482471306399" calcext:value-type="float">
            <text:p>-0.6154824713</text:p>
          </table:table-cell>
          <table:table-cell office:value-type="float" office:value="0.605427465479798" calcext:value-type="float">
            <text:p>0.6054274655</text:p>
          </table:table-cell>
          <table:table-cell office:value-type="float" office:value="-0.417469436630503" calcext:value-type="float">
            <text:p>-0.4174694366</text:p>
          </table:table-cell>
          <table:table-cell office:value-type="float" office:value="0.106970731963869" calcext:value-type="float">
            <text:p>0.106970732</text:p>
          </table:table-cell>
          <table:table-cell table:number-columns-repeated="6"/>
          <table:table-cell office:value-type="float" office:value="-0.0772126393887095" calcext:value-type="float">
            <text:p>-0.0772126394</text:p>
          </table:table-cell>
          <table:table-cell/>
          <table:table-cell office:value-type="float" office:value="-0.604819414027658" calcext:value-type="float">
            <text:p>-0.604819414</text:p>
          </table:table-cell>
          <table:table-cell office:value-type="float" office:value="0.0458788310410467" calcext:value-type="float">
            <text:p>0.045878831</text:p>
          </table:table-cell>
          <table:table-cell office:value-type="float" office:value="1" calcext:value-type="float">
            <text:p>1</text:p>
          </table:table-cell>
          <table:table-cell office:value-type="float" office:value="-0.196641619199743" calcext:value-type="float">
            <text:p>-0.1966416192</text:p>
          </table:table-cell>
          <table:table-cell office:value-type="float" office:value="-0.0681783571218452" calcext:value-type="float">
            <text:p>-0.0681783571</text:p>
          </table:table-cell>
          <table:table-cell office:value-type="float" office:value="-0.637564917275546" calcext:value-type="float">
            <text:p>-0.6375649173</text:p>
          </table:table-cell>
          <table:table-cell/>
          <table:table-cell office:value-type="float" office:value="-0.0448123674716315" calcext:value-type="float">
            <text:p>-0.0448123675</text:p>
          </table:table-cell>
          <table:table-cell/>
          <table:table-cell office:value-type="float" office:value="-0.163751876027452" calcext:value-type="float">
            <text:p>-0.163751876</text:p>
          </table:table-cell>
          <table:table-cell table:number-columns-repeated="2"/>
          <table:table-cell office:value-type="float" office:value="-0.290685975735094" calcext:value-type="float">
            <text:p>-0.2906859757</text:p>
          </table:table-cell>
          <table:table-cell office:value-type="float" office:value="0.0713562452695646" calcext:value-type="float">
            <text:p>0.0713562453</text:p>
          </table:table-cell>
          <table:table-cell office:value-type="float" office:value="-0.0758758780277227" calcext:value-type="float">
            <text:p>-0.075875878</text:p>
          </table:table-cell>
          <table:table-cell office:value-type="float" office:value="-0.0182290213032718" calcext:value-type="float">
            <text:p>-0.0182290213</text:p>
          </table:table-cell>
          <table:table-cell office:value-type="float" office:value="-0.0540348734112405" calcext:value-type="float">
            <text:p>-0.0540348734</text:p>
          </table:table-cell>
          <table:table-cell/>
          <table:table-cell office:value-type="float" office:value="-0.0648356906930661" calcext:value-type="float">
            <text:p>-0.0648356907</text:p>
          </table:table-cell>
          <table:table-cell office:value-type="float" office:value="-0.00850013580319741" calcext:value-type="float">
            <text:p>-0.0085001358</text:p>
          </table:table-cell>
          <table:table-cell/>
          <table:table-cell office:value-type="float" office:value="-0.100286529190964" calcext:value-type="float">
            <text:p>-0.1002865292</text:p>
          </table:table-cell>
          <table:table-cell office:value-type="float" office:value="-0.605117645941806" calcext:value-type="float">
            <text:p>-0.6051176459</text:p>
          </table:table-cell>
          <table:table-cell office:value-type="float" office:value="0.00821302136085869" calcext:value-type="float">
            <text:p>0.0082130214</text:p>
          </table:table-cell>
          <table:table-cell office:value-type="float" office:value="0.000341059581224646" calcext:value-type="float">
            <text:p>0.0003410596</text:p>
          </table:table-cell>
        </table:table-row>
        <table:table-row table:style-name="ro1">
          <table:table-cell office:value-type="string" calcext:value-type="string">
            <text:p>regionidneighborhood</text:p>
          </table:table-cell>
          <table:table-cell office:value-type="float" office:value="0.0748838566738024" calcext:value-type="float">
            <text:p>0.0748838567</text:p>
          </table:table-cell>
          <table:table-cell office:value-type="float" office:value="0.00412173764756374" calcext:value-type="float">
            <text:p>0.0041217376</text:p>
          </table:table-cell>
          <table:table-cell office:value-type="float" office:value="-0.263336783188464" calcext:value-type="float">
            <text:p>-0.2633367832</text:p>
          </table:table-cell>
          <table:table-cell office:value-type="float" office:value="-0.0290967072935873" calcext:value-type="float">
            <text:p>-0.0290967073</text:p>
          </table:table-cell>
          <table:table-cell office:value-type="float" office:value="-0.0241939059053672" calcext:value-type="float">
            <text:p>-0.0241939059</text:p>
          </table:table-cell>
          <table:table-cell/>
          <table:table-cell office:value-type="float" office:value="0.00763643837037544" calcext:value-type="float">
            <text:p>0.0076364384</text:p>
          </table:table-cell>
          <table:table-cell office:value-type="float" office:value="-0.0246306708203057" calcext:value-type="float">
            <text:p>-0.0246306708</text:p>
          </table:table-cell>
          <table:table-cell/>
          <table:table-cell office:value-type="float" office:value="-0.225082136904522" calcext:value-type="float">
            <text:p>-0.2250821369</text:p>
          </table:table-cell>
          <table:table-cell office:value-type="float" office:value="0.00488355210988886" calcext:value-type="float">
            <text:p>0.0048835521</text:p>
          </table:table-cell>
          <table:table-cell office:value-type="float" office:value="-0.0154038453015968" calcext:value-type="float">
            <text:p>-0.0154038453</text:p>
          </table:table-cell>
          <table:table-cell/>
          <table:table-cell office:value-type="float" office:value="0.133708766735939" calcext:value-type="float">
            <text:p>0.1337087667</text:p>
          </table:table-cell>
          <table:table-cell office:value-type="float" office:value="-0.226530072469074" calcext:value-type="float">
            <text:p>-0.2265300725</text:p>
          </table:table-cell>
          <table:table-cell office:value-type="float" office:value="0.234946349407137" calcext:value-type="float">
            <text:p>0.2349463494</text:p>
          </table:table-cell>
          <table:table-cell office:value-type="float" office:value="0.176381463709295" calcext:value-type="float">
            <text:p>0.1763814637</text:p>
          </table:table-cell>
          <table:table-cell office:value-type="float" office:value="-0.129936210988806" calcext:value-type="float">
            <text:p>-0.129936211</text:p>
          </table:table-cell>
          <table:table-cell office:value-type="float" office:value="-0.0413718563922384" calcext:value-type="float">
            <text:p>-0.0413718564</text:p>
          </table:table-cell>
          <table:table-cell office:value-type="float" office:value="-0.0533743567556727" calcext:value-type="float">
            <text:p>-0.0533743568</text:p>
          </table:table-cell>
          <table:table-cell office:value-type="float" office:value="-0.159224570241226" calcext:value-type="float">
            <text:p>-0.1592245702</text:p>
          </table:table-cell>
          <table:table-cell office:value-type="float" office:value="0.0230471175490542" calcext:value-type="float">
            <text:p>0.0230471175</text:p>
          </table:table-cell>
          <table:table-cell office:value-type="float" office:value="0.101475505039025" calcext:value-type="float">
            <text:p>0.101475505</text:p>
          </table:table-cell>
          <table:table-cell office:value-type="float" office:value="-0.390405029095984" calcext:value-type="float">
            <text:p>-0.3904050291</text:p>
          </table:table-cell>
          <table:table-cell office:value-type="float" office:value="0.307450585514991" calcext:value-type="float">
            <text:p>0.3074505855</text:p>
          </table:table-cell>
          <table:table-cell office:value-type="float" office:value="-0.0790762627193539" calcext:value-type="float">
            <text:p>-0.0790762627</text:p>
          </table:table-cell>
          <table:table-cell/>
          <table:table-cell office:value-type="float" office:value="-0.0616129848439839" calcext:value-type="float">
            <text:p>-0.0616129848</text:p>
          </table:table-cell>
          <table:table-cell table:number-columns-repeated="4"/>
          <table:table-cell office:value-type="float" office:value="-0.018726801432111" calcext:value-type="float">
            <text:p>-0.0187268014</text:p>
          </table:table-cell>
          <table:table-cell/>
          <table:table-cell office:value-type="float" office:value="0.180009957954298" calcext:value-type="float">
            <text:p>0.180009958</text:p>
          </table:table-cell>
          <table:table-cell office:value-type="float" office:value="0.281182759085811" calcext:value-type="float">
            <text:p>0.2811827591</text:p>
          </table:table-cell>
          <table:table-cell office:value-type="float" office:value="-0.196641619199743" calcext:value-type="float">
            <text:p>-0.1966416192</text:p>
          </table:table-cell>
          <table:table-cell office:value-type="float" office:value="1" calcext:value-type="float">
            <text:p>1</text:p>
          </table:table-cell>
          <table:table-cell office:value-type="float" office:value="0.104645932771076" calcext:value-type="float">
            <text:p>0.1046459328</text:p>
          </table:table-cell>
          <table:table-cell office:value-type="float" office:value="0.0887705860088882" calcext:value-type="float">
            <text:p>0.088770586</text:p>
          </table:table-cell>
          <table:table-cell/>
          <table:table-cell office:value-type="float" office:value="-0.0141567253695865" calcext:value-type="float">
            <text:p>-0.0141567254</text:p>
          </table:table-cell>
          <table:table-cell office:value-type="float" office:value="-0.647589674845101" calcext:value-type="float">
            <text:p>-0.6475896748</text:p>
          </table:table-cell>
          <table:table-cell office:value-type="float" office:value="0.083259460775968" calcext:value-type="float">
            <text:p>0.0832594608</text:p>
          </table:table-cell>
          <table:table-cell office:value-type="float" office:value="-0.237541655176686" calcext:value-type="float">
            <text:p>-0.2375416552</text:p>
          </table:table-cell>
          <table:table-cell office:value-type="float" office:value="0.359737869799536" calcext:value-type="float">
            <text:p>0.3597378698</text:p>
          </table:table-cell>
          <table:table-cell office:value-type="float" office:value="-0.0294650815929231" calcext:value-type="float">
            <text:p>-0.0294650816</text:p>
          </table:table-cell>
          <table:table-cell office:value-type="float" office:value="-0.0485016043568834" calcext:value-type="float">
            <text:p>-0.0485016044</text:p>
          </table:table-cell>
          <table:table-cell office:value-type="float" office:value="0.0120426841633274" calcext:value-type="float">
            <text:p>0.0120426842</text:p>
          </table:table-cell>
          <table:table-cell office:value-type="float" office:value="0.00341647177070445" calcext:value-type="float">
            <text:p>0.0034164718</text:p>
          </table:table-cell>
          <table:table-cell office:value-type="float" office:value="0.0294492280731789" calcext:value-type="float">
            <text:p>0.0294492281</text:p>
          </table:table-cell>
          <table:table-cell/>
          <table:table-cell office:value-type="float" office:value="0.0389874288970479" calcext:value-type="float">
            <text:p>0.0389874289</text:p>
          </table:table-cell>
          <table:table-cell office:value-type="float" office:value="0.0280052466035919" calcext:value-type="float">
            <text:p>0.0280052466</text:p>
          </table:table-cell>
          <table:table-cell/>
          <table:table-cell office:value-type="float" office:value="-0.0223495877751511" calcext:value-type="float">
            <text:p>-0.0223495878</text:p>
          </table:table-cell>
          <table:table-cell office:value-type="float" office:value="0.177706416439954" calcext:value-type="float">
            <text:p>0.1777064164</text:p>
          </table:table-cell>
          <table:table-cell office:value-type="float" office:value="-0.00590015289203688" calcext:value-type="float">
            <text:p>-0.0059001529</text:p>
          </table:table-cell>
          <table:table-cell office:value-type="float" office:value="-0.00463826441602073" calcext:value-type="float">
            <text:p>-0.0046382644</text:p>
          </table:table-cell>
        </table:table-row>
        <table:table-row table:style-name="ro1">
          <table:table-cell office:value-type="string" calcext:value-type="string">
            <text:p>regionidzip</text:p>
          </table:table-cell>
          <table:table-cell office:value-type="float" office:value="0.013833951456132" calcext:value-type="float">
            <text:p>0.0138339515</text:p>
          </table:table-cell>
          <table:table-cell office:value-type="float" office:value="-0.00650135273287944" calcext:value-type="float">
            <text:p>-0.0065013527</text:p>
          </table:table-cell>
          <table:table-cell office:value-type="float" office:value="-0.382570554768775" calcext:value-type="float">
            <text:p>-0.3825705548</text:p>
          </table:table-cell>
          <table:table-cell office:value-type="float" office:value="0.0122646179351067" calcext:value-type="float">
            <text:p>0.0122646179</text:p>
          </table:table-cell>
          <table:table-cell office:value-type="float" office:value="0.0148742515080879" calcext:value-type="float">
            <text:p>0.0148742515</text:p>
          </table:table-cell>
          <table:table-cell/>
          <table:table-cell office:value-type="float" office:value="-0.0104359000080675" calcext:value-type="float">
            <text:p>-0.0104359</text:p>
          </table:table-cell>
          <table:table-cell office:value-type="float" office:value="0.0141210239057414" calcext:value-type="float">
            <text:p>0.0141210239</text:p>
          </table:table-cell>
          <table:table-cell/>
          <table:table-cell office:value-type="float" office:value="-0.158708420240117" calcext:value-type="float">
            <text:p>-0.1587084202</text:p>
          </table:table-cell>
          <table:table-cell office:value-type="float" office:value="0.0228895065806744" calcext:value-type="float">
            <text:p>0.0228895066</text:p>
          </table:table-cell>
          <table:table-cell office:value-type="float" office:value="0.0233190623725691" calcext:value-type="float">
            <text:p>0.0233190624</text:p>
          </table:table-cell>
          <table:table-cell office:value-type="float" office:value="-0.281683856827681" calcext:value-type="float">
            <text:p>-0.2816838568</text:p>
          </table:table-cell>
          <table:table-cell office:value-type="float" office:value="0.0565353155750856" calcext:value-type="float">
            <text:p>0.0565353156</text:p>
          </table:table-cell>
          <table:table-cell office:value-type="float" office:value="-0.149415880651241" calcext:value-type="float">
            <text:p>-0.1494158807</text:p>
          </table:table-cell>
          <table:table-cell office:value-type="float" office:value="0.0819636694133716" calcext:value-type="float">
            <text:p>0.0819636694</text:p>
          </table:table-cell>
          <table:table-cell office:value-type="float" office:value="0.0540070216653943" calcext:value-type="float">
            <text:p>0.0540070217</text:p>
          </table:table-cell>
          <table:table-cell office:value-type="float" office:value="-0.0734204827153216" calcext:value-type="float">
            <text:p>-0.0734204827</text:p>
          </table:table-cell>
          <table:table-cell office:value-type="float" office:value="0.00762575412341982" calcext:value-type="float">
            <text:p>0.0076257541</text:p>
          </table:table-cell>
          <table:table-cell office:value-type="float" office:value="-0.020555154464334" calcext:value-type="float">
            <text:p>-0.0205551545</text:p>
          </table:table-cell>
          <table:table-cell office:value-type="float" office:value="-0.0206588640382797" calcext:value-type="float">
            <text:p>-0.020658864</text:p>
          </table:table-cell>
          <table:table-cell office:value-type="float" office:value="0.00920158030743142" calcext:value-type="float">
            <text:p>0.0092015803</text:p>
          </table:table-cell>
          <table:table-cell office:value-type="float" office:value="0.000705593411671691" calcext:value-type="float">
            <text:p>0.0007055934</text:p>
          </table:table-cell>
          <table:table-cell office:value-type="float" office:value="0.000204810810127512" calcext:value-type="float">
            <text:p>0.0002048108</text:p>
          </table:table-cell>
          <table:table-cell office:value-type="float" office:value="0.0368014436285985" calcext:value-type="float">
            <text:p>0.0368014436</text:p>
          </table:table-cell>
          <table:table-cell office:value-type="float" office:value="-0.00374758593223" calcext:value-type="float">
            <text:p>-0.0037475859</text:p>
          </table:table-cell>
          <table:table-cell/>
          <table:table-cell office:value-type="float" office:value="-0.0323637870380037" calcext:value-type="float">
            <text:p>-0.032363787</text:p>
          </table:table-cell>
          <table:table-cell table:number-columns-repeated="4"/>
          <table:table-cell office:value-type="float" office:value="0.0044991533048867" calcext:value-type="float">
            <text:p>0.0044991533</text:p>
          </table:table-cell>
          <table:table-cell/>
          <table:table-cell office:value-type="float" office:value="0.0540505873335787" calcext:value-type="float">
            <text:p>0.0540505873</text:p>
          </table:table-cell>
          <table:table-cell office:value-type="float" office:value="-0.0094458172974812" calcext:value-type="float">
            <text:p>-0.0094458173</text:p>
          </table:table-cell>
          <table:table-cell office:value-type="float" office:value="-0.0681783571218452" calcext:value-type="float">
            <text:p>-0.0681783571</text:p>
          </table:table-cell>
          <table:table-cell office:value-type="float" office:value="0.104645932771076" calcext:value-type="float">
            <text:p>0.1046459328</text:p>
          </table:table-cell>
          <table:table-cell office:value-type="float" office:value="1" calcext:value-type="float">
            <text:p>1</text:p>
          </table:table-cell>
          <table:table-cell office:value-type="float" office:value="0.0472428494435902" calcext:value-type="float">
            <text:p>0.0472428494</text:p>
          </table:table-cell>
          <table:table-cell/>
          <table:table-cell office:value-type="float" office:value="0.0116725812631797" calcext:value-type="float">
            <text:p>0.0116725813</text:p>
          </table:table-cell>
          <table:table-cell office:value-type="float" office:value="0.0452641498020749" calcext:value-type="float">
            <text:p>0.0452641498</text:p>
          </table:table-cell>
          <table:table-cell office:value-type="float" office:value="-0.00298750318027144" calcext:value-type="float">
            <text:p>-0.0029875032</text:p>
          </table:table-cell>
          <table:table-cell office:value-type="float" office:value="-0.0287310991223843" calcext:value-type="float">
            <text:p>-0.0287310991</text:p>
          </table:table-cell>
          <table:table-cell office:value-type="float" office:value="-0.0079922130880085" calcext:value-type="float">
            <text:p>-0.0079922131</text:p>
          </table:table-cell>
          <table:table-cell office:value-type="float" office:value="0.0428288278284118" calcext:value-type="float">
            <text:p>0.0428288278</text:p>
          </table:table-cell>
          <table:table-cell office:value-type="float" office:value="-0.00630431406748109" calcext:value-type="float">
            <text:p>-0.0063043141</text:p>
          </table:table-cell>
          <table:table-cell office:value-type="float" office:value="0.00474583947500933" calcext:value-type="float">
            <text:p>0.0047458395</text:p>
          </table:table-cell>
          <table:table-cell office:value-type="float" office:value="0.0021061215063331" calcext:value-type="float">
            <text:p>0.0021061215</text:p>
          </table:table-cell>
          <table:table-cell office:value-type="float" office:value="0.00568935211678987" calcext:value-type="float">
            <text:p>0.0056893521</text:p>
          </table:table-cell>
          <table:table-cell/>
          <table:table-cell office:value-type="float" office:value="0.00680239379183764" calcext:value-type="float">
            <text:p>0.0068023938</text:p>
          </table:table-cell>
          <table:table-cell office:value-type="float" office:value="0.00143351731360168" calcext:value-type="float">
            <text:p>0.0014335173</text:p>
          </table:table-cell>
          <table:table-cell/>
          <table:table-cell office:value-type="float" office:value="0.0161262236148229" calcext:value-type="float">
            <text:p>0.0161262236</text:p>
          </table:table-cell>
          <table:table-cell office:value-type="float" office:value="0.0538076504413585" calcext:value-type="float">
            <text:p>0.0538076504</text:p>
          </table:table-cell>
          <table:table-cell office:value-type="float" office:value="0.0011589077003084" calcext:value-type="float">
            <text:p>0.0011589077</text:p>
          </table:table-cell>
          <table:table-cell office:value-type="float" office:value="-0.00650733721476462" calcext:value-type="float">
            <text:p>-0.0065073372</text:p>
          </table:table-cell>
        </table:table-row>
        <table:table-row table:style-name="ro1">
          <table:table-cell office:value-type="string" calcext:value-type="string">
            <text:p>roomcnt</text:p>
          </table:table-cell>
          <table:table-cell office:value-type="float" office:value="0.831972766971825" calcext:value-type="float">
            <text:p>0.831972767</text:p>
          </table:table-cell>
          <table:table-cell office:value-type="float" office:value="0.0497940687836243" calcext:value-type="float">
            <text:p>0.0497940688</text:p>
          </table:table-cell>
          <table:table-cell office:value-type="float" office:value="0.466267484853678" calcext:value-type="float">
            <text:p>0.4662674849</text:p>
          </table:table-cell>
          <table:table-cell office:value-type="float" office:value="0.044460591094009" calcext:value-type="float">
            <text:p>0.0444605911</text:p>
          </table:table-cell>
          <table:table-cell office:value-type="float" office:value="0.164484464471328" calcext:value-type="float">
            <text:p>0.1644844645</text:p>
          </table:table-cell>
          <table:table-cell/>
          <table:table-cell office:value-type="float" office:value="0.00974205415904302" calcext:value-type="float">
            <text:p>0.0097420542</text:p>
          </table:table-cell>
          <table:table-cell office:value-type="float" office:value="0.0314861832872601" calcext:value-type="float">
            <text:p>0.0314861833</text:p>
          </table:table-cell>
          <table:table-cell/>
          <table:table-cell office:value-type="float" office:value="0.541401638150563" calcext:value-type="float">
            <text:p>0.5414016382</text:p>
          </table:table-cell>
          <table:table-cell office:value-type="float" office:value="0.0982442511390777" calcext:value-type="float">
            <text:p>0.0982442511</text:p>
          </table:table-cell>
          <table:table-cell office:value-type="float" office:value="0.120311798977761" calcext:value-type="float">
            <text:p>0.120311799</text:p>
          </table:table-cell>
          <table:table-cell office:value-type="float" office:value="0.19697217860803" calcext:value-type="float">
            <text:p>0.1969721786</text:p>
          </table:table-cell>
          <table:table-cell office:value-type="float" office:value="-0.00106743586818647" calcext:value-type="float">
            <text:p>-0.0010674359</text:p>
          </table:table-cell>
          <table:table-cell office:value-type="float" office:value="0.529176085872665" calcext:value-type="float">
            <text:p>0.5291760859</text:p>
          </table:table-cell>
          <table:table-cell office:value-type="float" office:value="-0.38276364700163" calcext:value-type="float">
            <text:p>-0.382763647</text:p>
          </table:table-cell>
          <table:table-cell office:value-type="float" office:value="0.699230008576488" calcext:value-type="float">
            <text:p>0.6992300086</text:p>
          </table:table-cell>
          <table:table-cell office:value-type="float" office:value="0.293258137602556" calcext:value-type="float">
            <text:p>0.2932581376</text:p>
          </table:table-cell>
          <table:table-cell office:value-type="float" office:value="-0.0215993663048823" calcext:value-type="float">
            <text:p>-0.0215993663</text:p>
          </table:table-cell>
          <table:table-cell office:value-type="float" office:value="0.172469465697932" calcext:value-type="float">
            <text:p>0.1724694657</text:p>
          </table:table-cell>
          <table:table-cell office:value-type="float" office:value="0.407459708425323" calcext:value-type="float">
            <text:p>0.4074597084</text:p>
          </table:table-cell>
          <table:table-cell office:value-type="float" office:value="0.048635221392698" calcext:value-type="float">
            <text:p>0.0486352214</text:p>
          </table:table-cell>
          <table:table-cell office:value-type="float" office:value="0.560705610116287" calcext:value-type="float">
            <text:p>0.5607056101</text:p>
          </table:table-cell>
          <table:table-cell office:value-type="float" office:value="-0.206494768720018" calcext:value-type="float">
            <text:p>-0.2064947687</text:p>
          </table:table-cell>
          <table:table-cell office:value-type="float" office:value="-0.0508666597368563" calcext:value-type="float">
            <text:p>-0.0508666597</text:p>
          </table:table-cell>
          <table:table-cell office:value-type="float" office:value="-0.0849526055506148" calcext:value-type="float">
            <text:p>-0.0849526056</text:p>
          </table:table-cell>
          <table:table-cell/>
          <table:table-cell office:value-type="float" office:value="0.153255011709043" calcext:value-type="float">
            <text:p>0.1532550117</text:p>
          </table:table-cell>
          <table:table-cell table:number-columns-repeated="4"/>
          <table:table-cell office:value-type="float" office:value="-0.0193249806068647" calcext:value-type="float">
            <text:p>-0.0193249806</text:p>
          </table:table-cell>
          <table:table-cell/>
          <table:table-cell office:value-type="float" office:value="0.697821352640837" calcext:value-type="float">
            <text:p>0.6978213526</text:p>
          </table:table-cell>
          <table:table-cell office:value-type="float" office:value="-0.0388009537324025" calcext:value-type="float">
            <text:p>-0.0388009537</text:p>
          </table:table-cell>
          <table:table-cell office:value-type="float" office:value="-0.637564917275546" calcext:value-type="float">
            <text:p>-0.6375649173</text:p>
          </table:table-cell>
          <table:table-cell office:value-type="float" office:value="0.0887705860088882" calcext:value-type="float">
            <text:p>0.088770586</text:p>
          </table:table-cell>
          <table:table-cell office:value-type="float" office:value="0.0472428494435902" calcext:value-type="float">
            <text:p>0.04724284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461457959878892" calcext:value-type="float">
            <text:p>-0.046145796</text:p>
          </table:table-cell>
          <table:table-cell office:value-type="float" office:value="0.0532850559487898" calcext:value-type="float">
            <text:p>0.0532850559</text:p>
          </table:table-cell>
          <table:table-cell office:value-type="float" office:value="0.0254107566683434" calcext:value-type="float">
            <text:p>0.0254107567</text:p>
          </table:table-cell>
          <table:table-cell office:value-type="float" office:value="0.305769271236625" calcext:value-type="float">
            <text:p>0.3057692712</text:p>
          </table:table-cell>
          <table:table-cell office:value-type="float" office:value="0.205637551054772" calcext:value-type="float">
            <text:p>0.2056375511</text:p>
          </table:table-cell>
          <table:table-cell office:value-type="float" office:value="0.0780653365217432" calcext:value-type="float">
            <text:p>0.0780653365</text:p>
          </table:table-cell>
          <table:table-cell office:value-type="float" office:value="0.243198177112399" calcext:value-type="float">
            <text:p>0.2431981771</text:p>
          </table:table-cell>
          <table:table-cell office:value-type="float" office:value="0.0663729336755735" calcext:value-type="float">
            <text:p>0.0663729337</text:p>
          </table:table-cell>
          <table:table-cell office:value-type="float" office:value="-0.0288151183535064" calcext:value-type="float">
            <text:p>-0.0288151184</text:p>
          </table:table-cell>
          <table:table-cell office:value-type="float" office:value="0.0115266093631454" calcext:value-type="float">
            <text:p>0.0115266094</text:p>
          </table:table-cell>
          <table:table-cell/>
          <table:table-cell office:value-type="float" office:value="0.0301261317389634" calcext:value-type="float">
            <text:p>0.0301261317</text:p>
          </table:table-cell>
          <table:table-cell office:value-type="float" office:value="-0.0319079653642982" calcext:value-type="float">
            <text:p>-0.0319079654</text:p>
          </table:table-cell>
          <table:table-cell/>
          <table:table-cell office:value-type="float" office:value="0.059314680068065" calcext:value-type="float">
            <text:p>0.0593146801</text:p>
          </table:table-cell>
          <table:table-cell office:value-type="float" office:value="0.702390220548767" calcext:value-type="float">
            <text:p>0.7023902205</text:p>
          </table:table-cell>
          <table:table-cell office:value-type="float" office:value="-0.000816717957339591" calcext:value-type="float">
            <text:p>-0.000816718</text:p>
          </table:table-cell>
          <table:table-cell office:value-type="float" office:value="0.00575979623484034" calcext:value-type="float">
            <text:p>0.0057597962</text:p>
          </table:table-cell>
        </table:table-row>
        <table:table-row table:style-name="ro1">
          <table:table-cell office:value-type="string" calcext:value-type="string">
            <text:p>storytypei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reequarterbathnbr</text:p>
          </table:table-cell>
          <table:table-cell office:value-type="float" office:value="0.0100284037540255" calcext:value-type="float">
            <text:p>0.0100284038</text:p>
          </table:table-cell>
          <table:table-cell table:number-columns-repeated="2"/>
          <table:table-cell office:value-type="float" office:value="0.260262959700889" calcext:value-type="float">
            <text:p>0.2602629597</text:p>
          </table:table-cell>
          <table:table-cell office:value-type="float" office:value="0.111311538168346" calcext:value-type="float">
            <text:p>0.1113115382</text:p>
          </table:table-cell>
          <table:table-cell table:number-columns-repeated="2"/>
          <table:table-cell office:value-type="float" office:value="0.260262959700889" calcext:value-type="float">
            <text:p>0.2602629597</text:p>
          </table:table-cell>
          <table:table-cell table:number-columns-repeated="2"/>
          <table:table-cell office:value-type="float" office:value="0.320113144448931" calcext:value-type="float">
            <text:p>0.3201131444</text:p>
          </table:table-cell>
          <table:table-cell office:value-type="float" office:value="0.319929816864533" calcext:value-type="float">
            <text:p>0.3199298169</text:p>
          </table:table-cell>
          <table:table-cell table:number-columns-repeated="4"/>
          <table:table-cell office:value-type="float" office:value="-0.0448123674716467" calcext:value-type="float">
            <text:p>-0.0448123675</text:p>
          </table:table-cell>
          <table:table-cell office:value-type="float" office:value="0.00718206197154967" calcext:value-type="float">
            <text:p>0.007182062</text:p>
          </table:table-cell>
          <table:table-cell office:value-type="float" office:value="0.20709038702367" calcext:value-type="float">
            <text:p>0.207090387</text:p>
          </table:table-cell>
          <table:table-cell office:value-type="float" office:value="0.242853970264382" calcext:value-type="float">
            <text:p>0.2428539703</text:p>
          </table:table-cell>
          <table:table-cell office:value-type="float" office:value="0.193020480885376" calcext:value-type="float">
            <text:p>0.1930204809</text:p>
          </table:table-cell>
          <table:table-cell office:value-type="float" office:value="0.155652637291279" calcext:value-type="float">
            <text:p>0.1556526373</text:p>
          </table:table-cell>
          <table:table-cell office:value-type="float" office:value="-0.0436267642925876" calcext:value-type="float">
            <text:p>-0.0436267643</text:p>
          </table:table-cell>
          <table:table-cell office:value-type="float" office:value="-0.0626083938833739" calcext:value-type="float">
            <text:p>-0.0626083939</text:p>
          </table:table-cell>
          <table:table-cell office:value-type="float" office:value="0.0437457766745548" calcext:value-type="float">
            <text:p>0.0437457767</text:p>
          </table:table-cell>
          <table:table-cell office:value-type="float" office:value="0.0505525969345636" calcext:value-type="float">
            <text:p>0.0505525969</text:p>
          </table:table-cell>
          <table:table-cell table:number-columns-repeated="6"/>
          <table:table-cell office:value-type="float" office:value="-0.0575935514215052" calcext:value-type="float">
            <text:p>-0.0575935514</text:p>
          </table:table-cell>
          <table:table-cell/>
          <table:table-cell office:value-type="float" office:value="-0.0448089928085032" calcext:value-type="float">
            <text:p>-0.0448089928</text:p>
          </table:table-cell>
          <table:table-cell office:value-type="float" office:value="0.0301766848974527" calcext:value-type="float">
            <text:p>0.0301766849</text:p>
          </table:table-cell>
          <table:table-cell office:value-type="float" office:value="-0.0448123674716315" calcext:value-type="float">
            <text:p>-0.0448123675</text:p>
          </table:table-cell>
          <table:table-cell office:value-type="float" office:value="-0.0141567253695865" calcext:value-type="float">
            <text:p>-0.0141567254</text:p>
          </table:table-cell>
          <table:table-cell office:value-type="float" office:value="0.0116725812631797" calcext:value-type="float">
            <text:p>0.0116725813</text:p>
          </table:table-cell>
          <table:table-cell office:value-type="float" office:value="-0.0461457959878892" calcext:value-type="float">
            <text:p>-0.0461457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.075914653087808" calcext:value-type="float">
            <text:p>0.0759146531</text:p>
          </table:table-cell>
          <table:table-cell office:value-type="float" office:value="-0.0418095615131706" calcext:value-type="float">
            <text:p>-0.0418095615</text:p>
          </table:table-cell>
          <table:table-cell office:value-type="float" office:value="-0.00806577014451377" calcext:value-type="float">
            <text:p>-0.0080657701</text:p>
          </table:table-cell>
          <table:table-cell office:value-type="float" office:value="0.410387485488547" calcext:value-type="float">
            <text:p>0.4103874855</text:p>
          </table:table-cell>
          <table:table-cell office:value-type="float" office:value="0.355367391586887" calcext:value-type="float">
            <text:p>0.3553673916</text:p>
          </table:table-cell>
          <table:table-cell/>
          <table:table-cell office:value-type="float" office:value="0.274712036180713" calcext:value-type="float">
            <text:p>0.2747120362</text:p>
          </table:table-cell>
          <table:table-cell office:value-type="float" office:value="0.350668331595008" calcext:value-type="float">
            <text:p>0.3506683316</text:p>
          </table:table-cell>
          <table:table-cell table:number-columns-repeated="2"/>
          <table:table-cell office:value-type="float" office:value="-0.0450188776148311" calcext:value-type="float">
            <text:p>-0.0450188776</text:p>
          </table:table-cell>
          <table:table-cell office:value-type="float" office:value="-0.00647877900691742" calcext:value-type="float">
            <text:p>-0.006478779</text:p>
          </table:table-cell>
          <table:table-cell office:value-type="float" office:value="0.034068669664054" calcext:value-type="float">
            <text:p>0.0340686697</text:p>
          </table:table-cell>
        </table:table-row>
        <table:table-row table:style-name="ro1">
          <table:table-cell office:value-type="string" calcext:value-type="string">
            <text:p>typeconstructiontypeid</text:p>
          </table:table-cell>
          <table:table-cell office:value-type="float" office:value="0.0625024499980745" calcext:value-type="float">
            <text:p>0.06250245</text:p>
          </table:table-cell>
          <table:table-cell office:value-type="float" office:value="-0.00548117072737762" calcext:value-type="float">
            <text:p>-0.0054811707</text:p>
          </table:table-cell>
          <table:table-cell/>
          <table:table-cell office:value-type="float" office:value="0.0666409524207854" calcext:value-type="float">
            <text:p>0.0666409524</text:p>
          </table:table-cell>
          <table:table-cell office:value-type="float" office:value="0.0413504060614213" calcext:value-type="float">
            <text:p>0.0413504061</text:p>
          </table:table-cell>
          <table:table-cell table:number-columns-repeated="2"/>
          <table:table-cell office:value-type="float" office:value="0.0666409524207854" calcext:value-type="float">
            <text:p>0.0666409524</text:p>
          </table:table-cell>
          <table:table-cell table:number-columns-repeated="2"/>
          <table:table-cell table:number-columns-repeated="2" office:value-type="float" office:value="0.171458834174862" calcext:value-type="float">
            <text:p>0.1714588342</text:p>
          </table:table-cell>
          <table:table-cell table:number-columns-repeated="6"/>
          <table:table-cell office:value-type="float" office:value="0.042010628101458" calcext:value-type="float">
            <text:p>0.0420106281</text:p>
          </table:table-cell>
          <table:table-cell office:value-type="float" office:value="0.0492387096797849" calcext:value-type="float">
            <text:p>0.0492387097</text:p>
          </table:table-cell>
          <table:table-cell office:value-type="float" office:value="0.0851646067966428" calcext:value-type="float">
            <text:p>0.0851646068</text:p>
          </table:table-cell>
          <table:table-cell office:value-type="float" office:value="-0.00188625197033713" calcext:value-type="float">
            <text:p>-0.001886252</text:p>
          </table:table-cell>
          <table:table-cell office:value-type="float" office:value="0.0927523162333501" calcext:value-type="float">
            <text:p>0.0927523162</text:p>
          </table:table-cell>
          <table:table-cell office:value-type="float" office:value="-0.0808427782669263" calcext:value-type="float">
            <text:p>-0.0808427783</text:p>
          </table:table-cell>
          <table:table-cell office:value-type="float" office:value="0.0103861182247086" calcext:value-type="float">
            <text:p>0.0103861182</text:p>
          </table:table-cell>
          <table:table-cell office:value-type="float" office:value="0.154933839395429" calcext:value-type="float">
            <text:p>0.1549338394</text:p>
          </table:table-cell>
          <table:table-cell table:number-columns-repeated="6"/>
          <table:table-cell office:value-type="float" office:value="-0.0595763932272459" calcext:value-type="float">
            <text:p>-0.0595763932</text:p>
          </table:table-cell>
          <table:table-cell/>
          <table:table-cell office:value-type="float" office:value="-0.0328293088739138" calcext:value-type="float">
            <text:p>-0.0328293089</text:p>
          </table:table-cell>
          <table:table-cell office:value-type="float" office:value="0.104436873832062" calcext:value-type="float">
            <text:p>0.1044368738</text:p>
          </table:table-cell>
          <table:table-cell/>
          <table:table-cell office:value-type="float" office:value="-0.647589674845101" calcext:value-type="float">
            <text:p>-0.6475896748</text:p>
          </table:table-cell>
          <table:table-cell office:value-type="float" office:value="0.0452641498020749" calcext:value-type="float">
            <text:p>0.0452641498</text:p>
          </table:table-cell>
          <table:table-cell office:value-type="float" office:value="0.0532850559487898" calcext:value-type="float">
            <text:p>0.05328505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0291527182938549" calcext:value-type="float">
            <text:p>0.0291527183</text:p>
          </table:table-cell>
          <table:table-cell office:value-type="float" office:value="0.0456321488385993" calcext:value-type="float">
            <text:p>0.0456321488</text:p>
          </table:table-cell>
          <table:table-cell office:value-type="float" office:value="-0.0859161958854098" calcext:value-type="float">
            <text:p>-0.0859161959</text:p>
          </table:table-cell>
          <table:table-cell office:value-type="float" office:value="0.477990675215366" calcext:value-type="float">
            <text:p>0.4779906752</text:p>
          </table:table-cell>
          <table:table-cell office:value-type="float" office:value="0.221259061837936" calcext:value-type="float">
            <text:p>0.2212590618</text:p>
          </table:table-cell>
          <table:table-cell/>
          <table:table-cell office:value-type="float" office:value="0.11388511689598" calcext:value-type="float">
            <text:p>0.1138851169</text:p>
          </table:table-cell>
          <table:table-cell office:value-type="float" office:value="0.215886274724535" calcext:value-type="float">
            <text:p>0.2158862747</text:p>
          </table:table-cell>
          <table:table-cell table:number-columns-repeated="2"/>
          <table:table-cell office:value-type="float" office:value="-0.0328851765619264" calcext:value-type="float">
            <text:p>-0.0328851766</text:p>
          </table:table-cell>
          <table:table-cell office:value-type="float" office:value="-0.10037081142751" calcext:value-type="float">
            <text:p>-0.1003708114</text:p>
          </table:table-cell>
          <table:table-cell office:value-type="float" office:value="-0.0224192584104606" calcext:value-type="float">
            <text:p>-0.0224192584</text:p>
          </table:table-cell>
        </table:table-row>
        <table:table-row table:style-name="ro1">
          <table:table-cell office:value-type="string" calcext:value-type="string">
            <text:p>unitcnt</text:p>
          </table:table-cell>
          <table:table-cell office:value-type="float" office:value="0.020661307732047" calcext:value-type="float">
            <text:p>0.0206613077</text:p>
          </table:table-cell>
          <table:table-cell table:number-columns-repeated="2"/>
          <table:table-cell office:value-type="float" office:value="0.119037788501148" calcext:value-type="float">
            <text:p>0.1190377885</text:p>
          </table:table-cell>
          <table:table-cell office:value-type="float" office:value="0.180837750347155" calcext:value-type="float">
            <text:p>0.1808377503</text:p>
          </table:table-cell>
          <table:table-cell/>
          <table:table-cell office:value-type="float" office:value="0.079702316657573" calcext:value-type="float">
            <text:p>0.0797023167</text:p>
          </table:table-cell>
          <table:table-cell office:value-type="float" office:value="0.154640676993234" calcext:value-type="float">
            <text:p>0.154640677</text:p>
          </table:table-cell>
          <table:table-cell table:number-columns-repeated="2"/>
          <table:table-cell office:value-type="float" office:value="0.146177608217214" calcext:value-type="float">
            <text:p>0.1461776082</text:p>
          </table:table-cell>
          <table:table-cell office:value-type="float" office:value="0.00335823520188614" calcext:value-type="float">
            <text:p>0.0033582352</text:p>
          </table:table-cell>
          <table:table-cell/>
          <table:table-cell office:value-type="float" office:value="0.558364344411015" calcext:value-type="float">
            <text:p>0.5583643444</text:p>
          </table:table-cell>
          <table:table-cell/>
          <table:table-cell office:value-type="float" office:value="0.750080387165657" calcext:value-type="float">
            <text:p>0.7500803872</text:p>
          </table:table-cell>
          <table:table-cell office:value-type="float" office:value="0.126200623738759" calcext:value-type="float">
            <text:p>0.1262006237</text:p>
          </table:table-cell>
          <table:table-cell office:value-type="float" office:value="0.274943616680127" calcext:value-type="float">
            <text:p>0.2749436167</text:p>
          </table:table-cell>
          <table:table-cell office:value-type="float" office:value="0.154633346036398" calcext:value-type="float">
            <text:p>0.154633346</text:p>
          </table:table-cell>
          <table:table-cell office:value-type="float" office:value="-0.182242917970056" calcext:value-type="float">
            <text:p>-0.182242918</text:p>
          </table:table-cell>
          <table:table-cell office:value-type="float" office:value="-0.19148320396114" calcext:value-type="float">
            <text:p>-0.191483204</text:p>
          </table:table-cell>
          <table:table-cell office:value-type="float" office:value="-0.0136255372459176" calcext:value-type="float">
            <text:p>-0.0136255372</text:p>
          </table:table-cell>
          <table:table-cell office:value-type="float" office:value="-0.00240497214763485" calcext:value-type="float">
            <text:p>-0.0024049721</text:p>
          </table:table-cell>
          <table:table-cell office:value-type="float" office:value="-0.066621218052193" calcext:value-type="float">
            <text:p>-0.0666212181</text:p>
          </table:table-cell>
          <table:table-cell office:value-type="float" office:value="0.0179474307285523" calcext:value-type="float">
            <text:p>0.0179474307</text:p>
          </table:table-cell>
          <table:table-cell office:value-type="float" office:value="-0.028587042710453" calcext:value-type="float">
            <text:p>-0.0285870427</text:p>
          </table:table-cell>
          <table:table-cell table:number-columns-repeated="6"/>
          <table:table-cell office:value-type="float" office:value="-0.329324513197619" calcext:value-type="float">
            <text:p>-0.3293245132</text:p>
          </table:table-cell>
          <table:table-cell/>
          <table:table-cell office:value-type="float" office:value="0.123080991890218" calcext:value-type="float">
            <text:p>0.1230809919</text:p>
          </table:table-cell>
          <table:table-cell office:value-type="float" office:value="-0.00199947539314846" calcext:value-type="float">
            <text:p>-0.0019994754</text:p>
          </table:table-cell>
          <table:table-cell office:value-type="float" office:value="-0.163751876027452" calcext:value-type="float">
            <text:p>-0.163751876</text:p>
          </table:table-cell>
          <table:table-cell office:value-type="float" office:value="0.083259460775968" calcext:value-type="float">
            <text:p>0.0832594608</text:p>
          </table:table-cell>
          <table:table-cell office:value-type="float" office:value="-0.00298750318027144" calcext:value-type="float">
            <text:p>-0.0029875032</text:p>
          </table:table-cell>
          <table:table-cell office:value-type="float" office:value="0.0254107566683434" calcext:value-type="float">
            <text:p>0.025410756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0.100207136585031" calcext:value-type="float">
            <text:p>-0.1002071366</text:p>
          </table:table-cell>
          <table:table-cell office:value-type="float" office:value="0.30677781784879" calcext:value-type="float">
            <text:p>0.3067778178</text:p>
          </table:table-cell>
          <table:table-cell office:value-type="float" office:value="-0.000573342705384437" calcext:value-type="float">
            <text:p>-0.0005733427</text:p>
          </table:table-cell>
          <table:table-cell office:value-type="float" office:value="-0.000966712463162236" calcext:value-type="float">
            <text:p>-0.0009667125</text:p>
          </table:table-cell>
          <table:table-cell office:value-type="float" office:value="0.00391372463400812" calcext:value-type="float">
            <text:p>0.0039137246</text:p>
          </table:table-cell>
          <table:table-cell/>
          <table:table-cell office:value-type="float" office:value="0.00601445081723807" calcext:value-type="float">
            <text:p>0.0060144508</text:p>
          </table:table-cell>
          <table:table-cell office:value-type="float" office:value="0.0080218599493341" calcext:value-type="float">
            <text:p>0.0080218599</text:p>
          </table:table-cell>
          <table:table-cell/>
          <table:table-cell office:value-type="float" office:value="0.0204971109875849" calcext:value-type="float">
            <text:p>0.020497111</text:p>
          </table:table-cell>
          <table:table-cell office:value-type="float" office:value="0.121864207167961" calcext:value-type="float">
            <text:p>0.1218642072</text:p>
          </table:table-cell>
          <table:table-cell office:value-type="float" office:value="-0.00616601863049949" calcext:value-type="float">
            <text:p>-0.0061660186</text:p>
          </table:table-cell>
          <table:table-cell office:value-type="float" office:value="-0.00398300010362661" calcext:value-type="float">
            <text:p>-0.0039830001</text:p>
          </table:table-cell>
        </table:table-row>
        <table:table-row table:style-name="ro1">
          <table:table-cell office:value-type="string" calcext:value-type="string">
            <text:p>yardbuildingsqft17</text:p>
          </table:table-cell>
          <table:table-cell table:number-columns-repeated="2"/>
          <table:table-cell office:value-type="float" office:value="0.0175743907193743" calcext:value-type="float">
            <text:p>0.0175743907</text:p>
          </table:table-cell>
          <table:table-cell office:value-type="float" office:value="0.253754208278735" calcext:value-type="float">
            <text:p>0.2537542083</text:p>
          </table:table-cell>
          <table:table-cell office:value-type="float" office:value="0.280245021096803" calcext:value-type="float">
            <text:p>0.2802450211</text:p>
          </table:table-cell>
          <table:table-cell table:number-columns-repeated="2"/>
          <table:table-cell office:value-type="float" office:value="0.256751775044731" calcext:value-type="float">
            <text:p>0.256751775</text:p>
          </table:table-cell>
          <table:table-cell/>
          <table:table-cell office:value-type="float" office:value="0.369195113094865" calcext:value-type="float">
            <text:p>0.3691951131</text:p>
          </table:table-cell>
          <table:table-cell office:value-type="float" office:value="0.339667064786329" calcext:value-type="float">
            <text:p>0.3396670648</text:p>
          </table:table-cell>
          <table:table-cell office:value-type="float" office:value="0.339690868520152" calcext:value-type="float">
            <text:p>0.33969086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56370850613069" calcext:value-type="float">
            <text:p>0.3563708506</text:p>
          </table:table-cell>
          <table:table-cell table:number-columns-repeated="2"/>
          <table:table-cell office:value-type="float" office:value="0.249867693212706" calcext:value-type="float">
            <text:p>0.2498676932</text:p>
          </table:table-cell>
          <table:table-cell office:value-type="float" office:value="0.24557517190419" calcext:value-type="float">
            <text:p>0.2455751719</text:p>
          </table:table-cell>
          <table:table-cell office:value-type="float" office:value="0.263493200401162" calcext:value-type="float">
            <text:p>0.2634932004</text:p>
          </table:table-cell>
          <table:table-cell office:value-type="float" office:value="0.369438310057504" calcext:value-type="float">
            <text:p>0.3694383101</text:p>
          </table:table-cell>
          <table:table-cell table:number-columns-repeated="2"/>
          <table:table-cell office:value-type="float" office:value="0.060610032801751" calcext:value-type="float">
            <text:p>0.0606100328</text:p>
          </table:table-cell>
          <table:table-cell office:value-type="float" office:value="0.0635985435203323" calcext:value-type="float">
            <text:p>0.0635985435</text:p>
          </table:table-cell>
          <table:table-cell office:value-type="float" office:value="0.173291792297445" calcext:value-type="float">
            <text:p>0.1732917923</text:p>
          </table:table-cell>
          <table:table-cell/>
          <table:table-cell office:value-type="float" office:value="0.321044317485548" calcext:value-type="float">
            <text:p>0.3210443175</text:p>
          </table:table-cell>
          <table:table-cell table:number-columns-repeated="4"/>
          <table:table-cell office:value-type="float" office:value="-0.313152565545122" calcext:value-type="float">
            <text:p>-0.3131525655</text:p>
          </table:table-cell>
          <table:table-cell/>
          <table:table-cell office:value-type="float" office:value="0.0536438008271981" calcext:value-type="float">
            <text:p>0.0536438008</text:p>
          </table:table-cell>
          <table:table-cell office:value-type="float" office:value="0.0285468240762804" calcext:value-type="float">
            <text:p>0.0285468241</text:p>
          </table:table-cell>
          <table:table-cell/>
          <table:table-cell office:value-type="float" office:value="-0.237541655176686" calcext:value-type="float">
            <text:p>-0.2375416552</text:p>
          </table:table-cell>
          <table:table-cell office:value-type="float" office:value="-0.0287310991223843" calcext:value-type="float">
            <text:p>-0.0287310991</text:p>
          </table:table-cell>
          <table:table-cell office:value-type="float" office:value="0.305769271236625" calcext:value-type="float">
            <text:p>0.305769271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126201253188258" calcext:value-type="float">
            <text:p>0.1262012532</text:p>
          </table:table-cell>
          <table:table-cell office:value-type="float" office:value="0.0193310210950057" calcext:value-type="float">
            <text:p>0.0193310211</text:p>
          </table:table-cell>
          <table:table-cell office:value-type="float" office:value="0.0462790709261714" calcext:value-type="float">
            <text:p>0.0462790709</text:p>
          </table:table-cell>
          <table:table-cell/>
          <table:table-cell office:value-type="float" office:value="0.316902166456306" calcext:value-type="float">
            <text:p>0.3169021665</text:p>
          </table:table-cell>
          <table:table-cell office:value-type="float" office:value="0.307889496139584" calcext:value-type="float">
            <text:p>0.3078894961</text:p>
          </table:table-cell>
          <table:table-cell/>
          <table:table-cell office:value-type="float" office:value="0.26028845034502" calcext:value-type="float">
            <text:p>0.2602884503</text:p>
          </table:table-cell>
          <table:table-cell office:value-type="float" office:value="0.298850066056369" calcext:value-type="float">
            <text:p>0.2988500661</text:p>
          </table:table-cell>
          <table:table-cell/>
          <table:table-cell office:value-type="float" office:value="-0.295659755056927" calcext:value-type="float">
            <text:p>-0.2956597551</text:p>
          </table:table-cell>
          <table:table-cell office:value-type="float" office:value="0.0548216466631829" calcext:value-type="float">
            <text:p>0.0548216467</text:p>
          </table:table-cell>
          <table:table-cell office:value-type="float" office:value="-0.0177585195543068" calcext:value-type="float">
            <text:p>-0.0177585196</text:p>
          </table:table-cell>
          <table:table-cell office:value-type="float" office:value="-0.0236917308952625" calcext:value-type="float">
            <text:p>-0.0236917309</text:p>
          </table:table-cell>
        </table:table-row>
        <table:table-row table:style-name="ro1">
          <table:table-cell office:value-type="string" calcext:value-type="string">
            <text:p>yardbuildingsqft26</text:p>
          </table:table-cell>
          <table:table-cell table:number-columns-repeated="2"/>
          <table:table-cell office:value-type="float" office:value="-0.329200412472741" calcext:value-type="float">
            <text:p>-0.3292004125</text:p>
          </table:table-cell>
          <table:table-cell office:value-type="float" office:value="0.234898650100157" calcext:value-type="float">
            <text:p>0.2348986501</text:p>
          </table:table-cell>
          <table:table-cell office:value-type="float" office:value="0.16995993499518" calcext:value-type="float">
            <text:p>0.169959935</text:p>
          </table:table-cell>
          <table:table-cell table:number-columns-repeated="2"/>
          <table:table-cell office:value-type="float" office:value="0.234898650100157" calcext:value-type="float">
            <text:p>0.2348986501</text:p>
          </table:table-cell>
          <table:table-cell/>
          <table:table-cell office:value-type="float" office:value="0.271345423094543" calcext:value-type="float">
            <text:p>0.2713454231</text:p>
          </table:table-cell>
          <table:table-cell office:value-type="float" office:value="0.282324816319445" calcext:value-type="float">
            <text:p>0.2823248163</text:p>
          </table:table-cell>
          <table:table-cell office:value-type="float" office:value="0.284688835543843" calcext:value-type="float">
            <text:p>0.2846888355</text:p>
          </table:table-cell>
          <table:table-cell table:number-columns-repeated="2"/>
          <table:table-cell office:value-type="float" office:value="0.343028766980929" calcext:value-type="float">
            <text:p>0.343028767</text:p>
          </table:table-cell>
          <table:table-cell table:number-columns-repeated="2"/>
          <table:table-cell office:value-type="float" office:value="0.334930389763949" calcext:value-type="float">
            <text:p>0.3349303898</text:p>
          </table:table-cell>
          <table:table-cell office:value-type="float" office:value="0.238987932215844" calcext:value-type="float">
            <text:p>0.2389879322</text:p>
          </table:table-cell>
          <table:table-cell office:value-type="float" office:value="0.374196950215606" calcext:value-type="float">
            <text:p>0.3741969502</text:p>
          </table:table-cell>
          <table:table-cell office:value-type="float" office:value="0.33911850287657" calcext:value-type="float">
            <text:p>0.3391185029</text:p>
          </table:table-cell>
          <table:table-cell table:number-columns-repeated="2"/>
          <table:table-cell office:value-type="float" office:value="0.108066867582866" calcext:value-type="float">
            <text:p>0.1080668676</text:p>
          </table:table-cell>
          <table:table-cell office:value-type="float" office:value="0.242415011605199" calcext:value-type="float">
            <text:p>0.2424150116</text:p>
          </table:table-cell>
          <table:table-cell office:value-type="float" office:value="0.393109882499787" calcext:value-type="float">
            <text:p>0.3931098825</text:p>
          </table:table-cell>
          <table:table-cell/>
          <table:table-cell office:value-type="float" office:value="0.0199495171074436" calcext:value-type="float">
            <text:p>0.0199495171</text:p>
          </table:table-cell>
          <table:table-cell table:number-columns-repeated="4"/>
          <table:table-cell office:value-type="float" office:value="-0.109322711212259" calcext:value-type="float">
            <text:p>-0.1093227112</text:p>
          </table:table-cell>
          <table:table-cell/>
          <table:table-cell office:value-type="float" office:value="0.132396939126461" calcext:value-type="float">
            <text:p>0.1323969391</text:p>
          </table:table-cell>
          <table:table-cell office:value-type="float" office:value="-0.0628497530757487" calcext:value-type="float">
            <text:p>-0.0628497531</text:p>
          </table:table-cell>
          <table:table-cell/>
          <table:table-cell office:value-type="float" office:value="0.359737869799536" calcext:value-type="float">
            <text:p>0.3597378698</text:p>
          </table:table-cell>
          <table:table-cell office:value-type="float" office:value="-0.0079922130880085" calcext:value-type="float">
            <text:p>-0.0079922131</text:p>
          </table:table-cell>
          <table:table-cell office:value-type="float" office:value="0.205637551054772" calcext:value-type="float">
            <text:p>0.2056375511</text:p>
          </table:table-cell>
          <table:table-cell table:number-columns-repeated="4"/>
          <table:table-cell office:value-type="float" office:value="0.126201253188258" calcext:value-type="float">
            <text:p>0.1262012532</text:p>
          </table:table-cell>
          <table:table-cell office:value-type="float" office:value="1" calcext:value-type="float">
            <text:p>1</text:p>
          </table:table-cell>
          <table:table-cell office:value-type="float" office:value="0.301181800771381" calcext:value-type="float">
            <text:p>0.3011818008</text:p>
          </table:table-cell>
          <table:table-cell office:value-type="float" office:value="0.0788206021221517" calcext:value-type="float">
            <text:p>0.0788206021</text:p>
          </table:table-cell>
          <table:table-cell/>
          <table:table-cell office:value-type="float" office:value="0.183925017818802" calcext:value-type="float">
            <text:p>0.1839250178</text:p>
          </table:table-cell>
          <table:table-cell office:value-type="float" office:value="0.0926155431562369" calcext:value-type="float">
            <text:p>0.0926155432</text:p>
          </table:table-cell>
          <table:table-cell/>
          <table:table-cell office:value-type="float" office:value="-0.0121726665915281" calcext:value-type="float">
            <text:p>-0.0121726666</text:p>
          </table:table-cell>
          <table:table-cell office:value-type="float" office:value="0.0828110199051583" calcext:value-type="float">
            <text:p>0.0828110199</text:p>
          </table:table-cell>
          <table:table-cell/>
          <table:table-cell office:value-type="float" office:value="-0.306861175143999" calcext:value-type="float">
            <text:p>-0.3068611751</text:p>
          </table:table-cell>
          <table:table-cell office:value-type="float" office:value="0.13239693909786" calcext:value-type="float">
            <text:p>0.1323969391</text:p>
          </table:table-cell>
          <table:table-cell office:value-type="float" office:value="0.069789797495259" calcext:value-type="float">
            <text:p>0.0697897975</text:p>
          </table:table-cell>
          <table:table-cell office:value-type="float" office:value="0.0861789729430742" calcext:value-type="float">
            <text:p>0.0861789729</text:p>
          </table:table-cell>
        </table:table-row>
        <table:table-row table:style-name="ro1">
          <table:table-cell office:value-type="string" calcext:value-type="string">
            <text:p>yearbuilt</text:p>
          </table:table-cell>
          <table:table-cell office:value-type="float" office:value="-0.0748846094685554" calcext:value-type="float">
            <text:p>-0.0748846095</text:p>
          </table:table-cell>
          <table:table-cell office:value-type="float" office:value="0.00954623252187312" calcext:value-type="float">
            <text:p>0.0095462325</text:p>
          </table:table-cell>
          <table:table-cell office:value-type="float" office:value="0.610366970736659" calcext:value-type="float">
            <text:p>0.6103669707</text:p>
          </table:table-cell>
          <table:table-cell office:value-type="float" office:value="0.36806136760479" calcext:value-type="float">
            <text:p>0.3680613676</text:p>
          </table:table-cell>
          <table:table-cell office:value-type="float" office:value="0.0408712076645281" calcext:value-type="float">
            <text:p>0.0408712077</text:p>
          </table:table-cell>
          <table:table-cell/>
          <table:table-cell office:value-type="float" office:value="-0.424891000816941" calcext:value-type="float">
            <text:p>-0.4248910008</text:p>
          </table:table-cell>
          <table:table-cell office:value-type="float" office:value="0.369542810680679" calcext:value-type="float">
            <text:p>0.3695428107</text:p>
          </table:table-cell>
          <table:table-cell/>
          <table:table-cell office:value-type="float" office:value="0.0455807551489339" calcext:value-type="float">
            <text:p>0.0455807551</text:p>
          </table:table-cell>
          <table:table-cell office:value-type="float" office:value="0.211640900303348" calcext:value-type="float">
            <text:p>0.2116409003</text:p>
          </table:table-cell>
          <table:table-cell office:value-type="float" office:value="0.258530088692365" calcext:value-type="float">
            <text:p>0.2585300887</text:p>
          </table:table-cell>
          <table:table-cell office:value-type="float" office:value="-0.258289583816506" calcext:value-type="float">
            <text:p>-0.2582895838</text:p>
          </table:table-cell>
          <table:table-cell office:value-type="float" office:value="0.151646451348057" calcext:value-type="float">
            <text:p>0.1516464513</text:p>
          </table:table-cell>
          <table:table-cell office:value-type="float" office:value="0.0350250748279508" calcext:value-type="float">
            <text:p>0.0350250748</text:p>
          </table:table-cell>
          <table:table-cell office:value-type="float" office:value="0.511679102783817" calcext:value-type="float">
            <text:p>0.5116791028</text:p>
          </table:table-cell>
          <table:table-cell office:value-type="float" office:value="0.241862751308711" calcext:value-type="float">
            <text:p>0.2418627513</text:p>
          </table:table-cell>
          <table:table-cell office:value-type="float" office:value="0.205632117889415" calcext:value-type="float">
            <text:p>0.2056321179</text:p>
          </table:table-cell>
          <table:table-cell office:value-type="float" office:value="0.322534742850513" calcext:value-type="float">
            <text:p>0.3225347429</text:p>
          </table:table-cell>
          <table:table-cell office:value-type="float" office:value="0.196209308947385" calcext:value-type="float">
            <text:p>0.1962093089</text:p>
          </table:table-cell>
          <table:table-cell office:value-type="float" office:value="-0.0995989172723392" calcext:value-type="float">
            <text:p>-0.0995989173</text:p>
          </table:table-cell>
          <table:table-cell office:value-type="float" office:value="0.100504395224011" calcext:value-type="float">
            <text:p>0.1005043952</text:p>
          </table:table-cell>
          <table:table-cell office:value-type="float" office:value="-0.287552015889916" calcext:value-type="float">
            <text:p>-0.2875520159</text:p>
          </table:table-cell>
          <table:table-cell office:value-type="float" office:value="-0.00747465983727107" calcext:value-type="float">
            <text:p>-0.0074746598</text:p>
          </table:table-cell>
          <table:table-cell office:value-type="float" office:value="0.0689770095482939" calcext:value-type="float">
            <text:p>0.0689770095</text:p>
          </table:table-cell>
          <table:table-cell office:value-type="float" office:value="0.118078169615157" calcext:value-type="float">
            <text:p>0.1180781696</text:p>
          </table:table-cell>
          <table:table-cell/>
          <table:table-cell office:value-type="float" office:value="0.0620049676420603" calcext:value-type="float">
            <text:p>0.0620049676</text:p>
          </table:table-cell>
          <table:table-cell table:number-columns-repeated="4"/>
          <table:table-cell office:value-type="float" office:value="0.350468192750343" calcext:value-type="float">
            <text:p>0.3504681928</text:p>
          </table:table-cell>
          <table:table-cell/>
          <table:table-cell office:value-type="float" office:value="0.243203480304809" calcext:value-type="float">
            <text:p>0.2432034803</text:p>
          </table:table-cell>
          <table:table-cell office:value-type="float" office:value="-0.0483594417760033" calcext:value-type="float">
            <text:p>-0.0483594418</text:p>
          </table:table-cell>
          <table:table-cell office:value-type="float" office:value="-0.290685975735094" calcext:value-type="float">
            <text:p>-0.2906859757</text:p>
          </table:table-cell>
          <table:table-cell office:value-type="float" office:value="-0.0294650815929231" calcext:value-type="float">
            <text:p>-0.0294650816</text:p>
          </table:table-cell>
          <table:table-cell office:value-type="float" office:value="0.0428288278284118" calcext:value-type="float">
            <text:p>0.0428288278</text:p>
          </table:table-cell>
          <table:table-cell office:value-type="float" office:value="0.0780653365217432" calcext:value-type="float">
            <text:p>0.0780653365</text:p>
          </table:table-cell>
          <table:table-cell/>
          <table:table-cell office:value-type="float" office:value="0.075914653087808" calcext:value-type="float">
            <text:p>0.0759146531</text:p>
          </table:table-cell>
          <table:table-cell office:value-type="float" office:value="0.0291527182938549" calcext:value-type="float">
            <text:p>0.0291527183</text:p>
          </table:table-cell>
          <table:table-cell office:value-type="float" office:value="-0.100207136585031" calcext:value-type="float">
            <text:p>-0.1002071366</text:p>
          </table:table-cell>
          <table:table-cell office:value-type="float" office:value="0.0193310210950057" calcext:value-type="float">
            <text:p>0.0193310211</text:p>
          </table:table-cell>
          <table:table-cell office:value-type="float" office:value="0.301181800771381" calcext:value-type="float">
            <text:p>0.3011818008</text:p>
          </table:table-cell>
          <table:table-cell office:value-type="float" office:value="1" calcext:value-type="float">
            <text:p>1</text:p>
          </table:table-cell>
          <table:table-cell office:value-type="float" office:value="0.331380744024823" calcext:value-type="float">
            <text:p>0.331380744</text:p>
          </table:table-cell>
          <table:table-cell office:value-type="float" office:value="0.0106395024710789" calcext:value-type="float">
            <text:p>0.0106395025</text:p>
          </table:table-cell>
          <table:table-cell office:value-type="float" office:value="0.299695982993841" calcext:value-type="float">
            <text:p>0.299695983</text:p>
          </table:table-cell>
          <table:table-cell office:value-type="float" office:value="0.14093950982692" calcext:value-type="float">
            <text:p>0.1409395098</text:p>
          </table:table-cell>
          <table:table-cell/>
          <table:table-cell office:value-type="float" office:value="0.0394926466749092" calcext:value-type="float">
            <text:p>0.0394926467</text:p>
          </table:table-cell>
          <table:table-cell office:value-type="float" office:value="0.115647189145356" calcext:value-type="float">
            <text:p>0.1156471891</text:p>
          </table:table-cell>
          <table:table-cell/>
          <table:table-cell office:value-type="float" office:value="0.0342044407483765" calcext:value-type="float">
            <text:p>0.0342044407</text:p>
          </table:table-cell>
          <table:table-cell office:value-type="float" office:value="0.244000553923745" calcext:value-type="float">
            <text:p>0.2440005539</text:p>
          </table:table-cell>
          <table:table-cell office:value-type="float" office:value="0.00150424670782031" calcext:value-type="float">
            <text:p>0.0015042467</text:p>
          </table:table-cell>
          <table:table-cell office:value-type="float" office:value="0.0173122107333269" calcext:value-type="float">
            <text:p>0.0173122107</text:p>
          </table:table-cell>
        </table:table-row>
        <table:table-row table:style-name="ro1">
          <table:table-cell office:value-type="string" calcext:value-type="string">
            <text:p>numberofstories</text:p>
          </table:table-cell>
          <table:table-cell office:value-type="float" office:value="0.234818521870784" calcext:value-type="float">
            <text:p>0.2348185219</text:p>
          </table:table-cell>
          <table:table-cell office:value-type="float" office:value="-0.0860101807998406" calcext:value-type="float">
            <text:p>-0.0860101808</text:p>
          </table:table-cell>
          <table:table-cell office:value-type="float" office:value="0.437535924945494" calcext:value-type="float">
            <text:p>0.4375359249</text:p>
          </table:table-cell>
          <table:table-cell office:value-type="float" office:value="0.320833584394413" calcext:value-type="float">
            <text:p>0.3208335844</text:p>
          </table:table-cell>
          <table:table-cell office:value-type="float" office:value="0.150590798006797" calcext:value-type="float">
            <text:p>0.150590798</text:p>
          </table:table-cell>
          <table:table-cell/>
          <table:table-cell office:value-type="float" office:value="0.388514344942906" calcext:value-type="float">
            <text:p>0.3885143449</text:p>
          </table:table-cell>
          <table:table-cell office:value-type="float" office:value="0.369759674182907" calcext:value-type="float">
            <text:p>0.3697596742</text:p>
          </table:table-cell>
          <table:table-cell/>
          <table:table-cell office:value-type="float" office:value="-0.286434325502996" calcext:value-type="float">
            <text:p>-0.2864343255</text:p>
          </table:table-cell>
          <table:table-cell office:value-type="float" office:value="0.34696396571385" calcext:value-type="float">
            <text:p>0.3469639657</text:p>
          </table:table-cell>
          <table:table-cell office:value-type="float" office:value="0.341128464266739" calcext:value-type="float">
            <text:p>0.3411284643</text:p>
          </table:table-cell>
          <table:table-cell/>
          <table:table-cell office:value-type="float" office:value="0.431982771700415" calcext:value-type="float">
            <text:p>0.4319827717</text:p>
          </table:table-cell>
          <table:table-cell office:value-type="float" office:value="-0.282045743299451" calcext:value-type="float">
            <text:p>-0.2820457433</text:p>
          </table:table-cell>
          <table:table-cell office:value-type="float" office:value="0.483234711798317" calcext:value-type="float">
            <text:p>0.4832347118</text:p>
          </table:table-cell>
          <table:table-cell office:value-type="float" office:value="0.075972275713703" calcext:value-type="float">
            <text:p>0.0759722757</text:p>
          </table:table-cell>
          <table:table-cell office:value-type="float" office:value="0.173425079005066" calcext:value-type="float">
            <text:p>0.173425079</text:p>
          </table:table-cell>
          <table:table-cell office:value-type="float" office:value="0.249111943197781" calcext:value-type="float">
            <text:p>0.2491119432</text:p>
          </table:table-cell>
          <table:table-cell office:value-type="float" office:value="0.107243784018703" calcext:value-type="float">
            <text:p>0.107243784</text:p>
          </table:table-cell>
          <table:table-cell office:value-type="float" office:value="0.0255976886876564" calcext:value-type="float">
            <text:p>0.0255976887</text:p>
          </table:table-cell>
          <table:table-cell office:value-type="float" office:value="0.0254231445017295" calcext:value-type="float">
            <text:p>0.0254231445</text:p>
          </table:table-cell>
          <table:table-cell office:value-type="float" office:value="-0.261681577438309" calcext:value-type="float">
            <text:p>-0.2616815774</text:p>
          </table:table-cell>
          <table:table-cell office:value-type="float" office:value="0.0428950634656304" calcext:value-type="float">
            <text:p>0.0428950635</text:p>
          </table:table-cell>
          <table:table-cell office:value-type="float" office:value="-0.053790035323281" calcext:value-type="float">
            <text:p>-0.0537900353</text:p>
          </table:table-cell>
          <table:table-cell office:value-type="float" office:value="-0.00533834900269823" calcext:value-type="float">
            <text:p>-0.005338349</text:p>
          </table:table-cell>
          <table:table-cell/>
          <table:table-cell office:value-type="float" office:value="-0.0460656866740286" calcext:value-type="float">
            <text:p>-0.0460656867</text:p>
          </table:table-cell>
          <table:table-cell table:number-columns-repeated="4"/>
          <table:table-cell office:value-type="float" office:value="0.0131035784330715" calcext:value-type="float">
            <text:p>0.0131035784</text:p>
          </table:table-cell>
          <table:table-cell/>
          <table:table-cell office:value-type="float" office:value="0.0759275112188104" calcext:value-type="float">
            <text:p>0.0759275112</text:p>
          </table:table-cell>
          <table:table-cell office:value-type="float" office:value="0.000629978681200133" calcext:value-type="float">
            <text:p>0.0006299787</text:p>
          </table:table-cell>
          <table:table-cell office:value-type="float" office:value="0.0713562452695646" calcext:value-type="float">
            <text:p>0.0713562453</text:p>
          </table:table-cell>
          <table:table-cell office:value-type="float" office:value="-0.0485016043568834" calcext:value-type="float">
            <text:p>-0.0485016044</text:p>
          </table:table-cell>
          <table:table-cell office:value-type="float" office:value="-0.00630431406748109" calcext:value-type="float">
            <text:p>-0.0063043141</text:p>
          </table:table-cell>
          <table:table-cell office:value-type="float" office:value="0.243198177112399" calcext:value-type="float">
            <text:p>0.2431981771</text:p>
          </table:table-cell>
          <table:table-cell/>
          <table:table-cell office:value-type="float" office:value="-0.0418095615131706" calcext:value-type="float">
            <text:p>-0.0418095615</text:p>
          </table:table-cell>
          <table:table-cell office:value-type="float" office:value="0.0456321488385993" calcext:value-type="float">
            <text:p>0.0456321488</text:p>
          </table:table-cell>
          <table:table-cell office:value-type="float" office:value="0.30677781784879" calcext:value-type="float">
            <text:p>0.3067778178</text:p>
          </table:table-cell>
          <table:table-cell office:value-type="float" office:value="0.0462790709261714" calcext:value-type="float">
            <text:p>0.0462790709</text:p>
          </table:table-cell>
          <table:table-cell office:value-type="float" office:value="0.0788206021221517" calcext:value-type="float">
            <text:p>0.0788206021</text:p>
          </table:table-cell>
          <table:table-cell office:value-type="float" office:value="0.331380744024823" calcext:value-type="float">
            <text:p>0.331380744</text:p>
          </table:table-cell>
          <table:table-cell office:value-type="float" office:value="1" calcext:value-type="float">
            <text:p>1</text:p>
          </table:table-cell>
          <table:table-cell office:value-type="float" office:value="0.0386232793059714" calcext:value-type="float">
            <text:p>0.0386232793</text:p>
          </table:table-cell>
          <table:table-cell office:value-type="float" office:value="0.222952691378981" calcext:value-type="float">
            <text:p>0.2229526914</text:p>
          </table:table-cell>
          <table:table-cell office:value-type="float" office:value="0.141013949858007" calcext:value-type="float">
            <text:p>0.1410139499</text:p>
          </table:table-cell>
          <table:table-cell/>
          <table:table-cell office:value-type="float" office:value="0.0870279823365813" calcext:value-type="float">
            <text:p>0.0870279823</text:p>
          </table:table-cell>
          <table:table-cell office:value-type="float" office:value="0.140782149151353" calcext:value-type="float">
            <text:p>0.1407821492</text:p>
          </table:table-cell>
          <table:table-cell/>
          <table:table-cell office:value-type="float" office:value="-0.0570436178558957" calcext:value-type="float">
            <text:p>-0.0570436179</text:p>
          </table:table-cell>
          <table:table-cell office:value-type="float" office:value="0.0756024363235068" calcext:value-type="float">
            <text:p>0.0756024363</text:p>
          </table:table-cell>
          <table:table-cell office:value-type="float" office:value="0.000590101207169664" calcext:value-type="float">
            <text:p>0.0005901012</text:p>
          </table:table-cell>
          <table:table-cell office:value-type="float" office:value="0.0130754768891137" calcext:value-type="float">
            <text:p>0.0130754769</text:p>
          </table:table-cell>
        </table:table-row>
        <table:table-row table:style-name="ro1">
          <table:table-cell office:value-type="string" calcext:value-type="string">
            <text:p>fireplaceflag</text:p>
          </table:table-cell>
          <table:table-cell office:value-type="float" office:value="0.0236172013549315" calcext:value-type="float">
            <text:p>0.0236172014</text:p>
          </table:table-cell>
          <table:table-cell office:value-type="float" office:value="-0.00422888137792424" calcext:value-type="float">
            <text:p>-0.0042288814</text:p>
          </table:table-cell>
          <table:table-cell/>
          <table:table-cell office:value-type="float" office:value="-0.00969719556033429" calcext:value-type="float">
            <text:p>-0.0096971956</text:p>
          </table:table-cell>
          <table:table-cell office:value-type="float" office:value="-0.024576241150598" calcext:value-type="float">
            <text:p>-0.0245762412</text:p>
          </table:table-cell>
          <table:table-cell/>
          <table:table-cell office:value-type="float" office:value="0.00974205415902466" calcext:value-type="float">
            <text:p>0.0097420542</text:p>
          </table:table-cell>
          <table:table-cell office:value-type="float" office:value="-0.0115652662894366" calcext:value-type="float">
            <text:p>-0.0115652663</text:p>
          </table:table-cell>
          <table:table-cell table:number-columns-repeated="2"/>
          <table:table-cell office:value-type="float" office:value="-0.0193033769065235" calcext:value-type="float">
            <text:p>-0.0193033769</text:p>
          </table:table-cell>
          <table:table-cell office:value-type="float" office:value="-0.018593848533685" calcext:value-type="float">
            <text:p>-0.0185938485</text:p>
          </table:table-cell>
          <table:table-cell table:number-columns-repeated="4"/>
          <table:table-cell office:value-type="float" office:value="0.0241014304032743" calcext:value-type="float">
            <text:p>0.0241014304</text:p>
          </table:table-cell>
          <table:table-cell/>
          <table:table-cell office:value-type="float" office:value="-0.0202320266056638" calcext:value-type="float">
            <text:p>-0.0202320266</text:p>
          </table:table-cell>
          <table:table-cell office:value-type="float" office:value="-0.0321487005882094" calcext:value-type="float">
            <text:p>-0.0321487006</text:p>
          </table:table-cell>
          <table:table-cell office:value-type="float" office:value="-0.0415571950860086" calcext:value-type="float">
            <text:p>-0.0415571951</text:p>
          </table:table-cell>
          <table:table-cell office:value-type="float" office:value="-0.00249443416848739" calcext:value-type="float">
            <text:p>-0.0024944342</text:p>
          </table:table-cell>
          <table:table-cell office:value-type="float" office:value="0.0424979327545871" calcext:value-type="float">
            <text:p>0.0424979328</text:p>
          </table:table-cell>
          <table:table-cell office:value-type="float" office:value="-0.0590347058288447" calcext:value-type="float">
            <text:p>-0.0590347058</text:p>
          </table:table-cell>
          <table:table-cell office:value-type="float" office:value="0.0480765094652829" calcext:value-type="float">
            <text:p>0.0480765095</text:p>
          </table:table-cell>
          <table:table-cell office:value-type="float" office:value="-0.00787382218688781" calcext:value-type="float">
            <text:p>-0.0078738222</text:p>
          </table:table-cell>
          <table:table-cell table:number-columns-repeated="6"/>
          <table:table-cell office:value-type="float" office:value="0.0140355515875613" calcext:value-type="float">
            <text:p>0.0140355516</text:p>
          </table:table-cell>
          <table:table-cell/>
          <table:table-cell office:value-type="float" office:value="0.0236951689374539" calcext:value-type="float">
            <text:p>0.0236951689</text:p>
          </table:table-cell>
          <table:table-cell office:value-type="float" office:value="-0.00193091760957" calcext:value-type="float">
            <text:p>-0.0019309176</text:p>
          </table:table-cell>
          <table:table-cell office:value-type="float" office:value="-0.0758758780277227" calcext:value-type="float">
            <text:p>-0.075875878</text:p>
          </table:table-cell>
          <table:table-cell office:value-type="float" office:value="0.0120426841633274" calcext:value-type="float">
            <text:p>0.0120426842</text:p>
          </table:table-cell>
          <table:table-cell office:value-type="float" office:value="0.00474583947500933" calcext:value-type="float">
            <text:p>0.0047458395</text:p>
          </table:table-cell>
          <table:table-cell office:value-type="float" office:value="0.0663729336755735" calcext:value-type="float">
            <text:p>0.0663729337</text:p>
          </table:table-cell>
          <table:table-cell/>
          <table:table-cell office:value-type="float" office:value="-0.00806577014451377" calcext:value-type="float">
            <text:p>-0.0080657701</text:p>
          </table:table-cell>
          <table:table-cell office:value-type="float" office:value="-0.0859161958854098" calcext:value-type="float">
            <text:p>-0.0859161959</text:p>
          </table:table-cell>
          <table:table-cell office:value-type="float" office:value="-0.000573342705384437" calcext:value-type="float">
            <text:p>-0.0005733427</text:p>
          </table:table-cell>
          <table:table-cell table:number-columns-repeated="2"/>
          <table:table-cell office:value-type="float" office:value="0.0106395024710789" calcext:value-type="float">
            <text:p>0.0106395025</text:p>
          </table:table-cell>
          <table:table-cell office:value-type="float" office:value="0.0386232793059714" calcext:value-type="float">
            <text:p>0.0386232793</text:p>
          </table:table-cell>
          <table:table-cell office:value-type="float" office:value="1" calcext:value-type="float">
            <text:p>1</text:p>
          </table:table-cell>
          <table:table-cell office:value-type="float" office:value="-0.016693705201534" calcext:value-type="float">
            <text:p>-0.0166937052</text:p>
          </table:table-cell>
          <table:table-cell office:value-type="float" office:value="-0.00849870518153273" calcext:value-type="float">
            <text:p>-0.0084987052</text:p>
          </table:table-cell>
          <table:table-cell/>
          <table:table-cell office:value-type="float" office:value="-0.00316992771054119" calcext:value-type="float">
            <text:p>-0.0031699277</text:p>
          </table:table-cell>
          <table:table-cell office:value-type="float" office:value="-0.0125624908891552" calcext:value-type="float">
            <text:p>-0.0125624909</text:p>
          </table:table-cell>
          <table:table-cell table:number-columns-repeated="2"/>
          <table:table-cell office:value-type="float" office:value="0.0238357049255475" calcext:value-type="float">
            <text:p>0.0238357049</text:p>
          </table:table-cell>
          <table:table-cell office:value-type="float" office:value="0.00109633718021198" calcext:value-type="float">
            <text:p>0.0010963372</text:p>
          </table:table-cell>
          <table:table-cell office:value-type="float" office:value="0.00134930746461638" calcext:value-type="float">
            <text:p>0.0013493075</text:p>
          </table:table-cell>
        </table:table-row>
        <table:table-row table:style-name="ro1">
          <table:table-cell office:value-type="string" calcext:value-type="string">
            <text:p>structuretaxvaluedollarcnt</text:p>
          </table:table-cell>
          <table:table-cell office:value-type="float" office:value="-0.0473237193567516" calcext:value-type="float">
            <text:p>-0.0473237194</text:p>
          </table:table-cell>
          <table:table-cell office:value-type="float" office:value="-0.047363610610632" calcext:value-type="float">
            <text:p>-0.0473636106</text:p>
          </table:table-cell>
          <table:table-cell office:value-type="float" office:value="0.549054411206573" calcext:value-type="float">
            <text:p>0.5490544112</text:p>
          </table:table-cell>
          <table:table-cell office:value-type="float" office:value="0.586640601322016" calcext:value-type="float">
            <text:p>0.5866406013</text:p>
          </table:table-cell>
          <table:table-cell office:value-type="float" office:value="0.305405301834263" calcext:value-type="float">
            <text:p>0.3054053018</text:p>
          </table:table-cell>
          <table:table-cell/>
          <table:table-cell office:value-type="float" office:value="-0.105381729591481" calcext:value-type="float">
            <text:p>-0.1053817296</text:p>
          </table:table-cell>
          <table:table-cell office:value-type="float" office:value="0.611665211489761" calcext:value-type="float">
            <text:p>0.6116652115</text:p>
          </table:table-cell>
          <table:table-cell/>
          <table:table-cell office:value-type="float" office:value="0.597380622283786" calcext:value-type="float">
            <text:p>0.5973806223</text:p>
          </table:table-cell>
          <table:table-cell office:value-type="float" office:value="0.716488518991113" calcext:value-type="float">
            <text:p>0.716488519</text:p>
          </table:table-cell>
          <table:table-cell office:value-type="float" office:value="0.744048406355001" calcext:value-type="float">
            <text:p>0.7440484064</text:p>
          </table:table-cell>
          <table:table-cell office:value-type="float" office:value="-0.12572080726746" calcext:value-type="float">
            <text:p>-0.1257208073</text:p>
          </table:table-cell>
          <table:table-cell office:value-type="float" office:value="0.423237974273764" calcext:value-type="float">
            <text:p>0.4232379743</text:p>
          </table:table-cell>
          <table:table-cell office:value-type="float" office:value="0.587457280692187" calcext:value-type="float">
            <text:p>0.5874572807</text:p>
          </table:table-cell>
          <table:table-cell office:value-type="float" office:value="0.277922807362236" calcext:value-type="float">
            <text:p>0.2779228074</text:p>
          </table:table-cell>
          <table:table-cell office:value-type="float" office:value="0.0379811839543029" calcext:value-type="float">
            <text:p>0.037981184</text:p>
          </table:table-cell>
          <table:table-cell office:value-type="float" office:value="0.5080553954282" calcext:value-type="float">
            <text:p>0.5080553954</text:p>
          </table:table-cell>
          <table:table-cell office:value-type="float" office:value="0.592409820715746" calcext:value-type="float">
            <text:p>0.5924098207</text:p>
          </table:table-cell>
          <table:table-cell office:value-type="float" office:value="0.473109306788276" calcext:value-type="float">
            <text:p>0.4731093068</text:p>
          </table:table-cell>
          <table:table-cell office:value-type="float" office:value="0.430778538045275" calcext:value-type="float">
            <text:p>0.430778538</text:p>
          </table:table-cell>
          <table:table-cell office:value-type="float" office:value="0.188109562682254" calcext:value-type="float">
            <text:p>0.1881095627</text:p>
          </table:table-cell>
          <table:table-cell office:value-type="float" office:value="-0.193449428352757" calcext:value-type="float">
            <text:p>-0.1934494284</text:p>
          </table:table-cell>
          <table:table-cell office:value-type="float" office:value="-0.0135478095812092" calcext:value-type="float">
            <text:p>-0.0135478096</text:p>
          </table:table-cell>
          <table:table-cell office:value-type="float" office:value="-0.0598065421913117" calcext:value-type="float">
            <text:p>-0.0598065422</text:p>
          </table:table-cell>
          <table:table-cell office:value-type="float" office:value="0.0086549967541818" calcext:value-type="float">
            <text:p>0.0086549968</text:p>
          </table:table-cell>
          <table:table-cell/>
          <table:table-cell office:value-type="float" office:value="0.311836706777428" calcext:value-type="float">
            <text:p>0.3118367068</text:p>
          </table:table-cell>
          <table:table-cell table:number-columns-repeated="4"/>
          <table:table-cell office:value-type="float" office:value="0.0069327500032253" calcext:value-type="float">
            <text:p>0.00693275</text:p>
          </table:table-cell>
          <table:table-cell/>
          <table:table-cell office:value-type="float" office:value="0.0381094657278784" calcext:value-type="float">
            <text:p>0.0381094657</text:p>
          </table:table-cell>
          <table:table-cell office:value-type="float" office:value="-0.0307089593060787" calcext:value-type="float">
            <text:p>-0.0307089593</text:p>
          </table:table-cell>
          <table:table-cell office:value-type="float" office:value="-0.0182290213032718" calcext:value-type="float">
            <text:p>-0.0182290213</text:p>
          </table:table-cell>
          <table:table-cell office:value-type="float" office:value="0.00341647177070445" calcext:value-type="float">
            <text:p>0.0034164718</text:p>
          </table:table-cell>
          <table:table-cell office:value-type="float" office:value="0.0021061215063331" calcext:value-type="float">
            <text:p>0.0021061215</text:p>
          </table:table-cell>
          <table:table-cell office:value-type="float" office:value="-0.0288151183535064" calcext:value-type="float">
            <text:p>-0.0288151184</text:p>
          </table:table-cell>
          <table:table-cell/>
          <table:table-cell office:value-type="float" office:value="0.410387485488547" calcext:value-type="float">
            <text:p>0.4103874855</text:p>
          </table:table-cell>
          <table:table-cell office:value-type="float" office:value="0.477990675215366" calcext:value-type="float">
            <text:p>0.4779906752</text:p>
          </table:table-cell>
          <table:table-cell office:value-type="float" office:value="-0.000966712463162236" calcext:value-type="float">
            <text:p>-0.0009667125</text:p>
          </table:table-cell>
          <table:table-cell office:value-type="float" office:value="0.316902166456306" calcext:value-type="float">
            <text:p>0.3169021665</text:p>
          </table:table-cell>
          <table:table-cell office:value-type="float" office:value="0.183925017818802" calcext:value-type="float">
            <text:p>0.1839250178</text:p>
          </table:table-cell>
          <table:table-cell office:value-type="float" office:value="0.299695982993841" calcext:value-type="float">
            <text:p>0.299695983</text:p>
          </table:table-cell>
          <table:table-cell office:value-type="float" office:value="0.222952691378981" calcext:value-type="float">
            <text:p>0.2229526914</text:p>
          </table:table-cell>
          <table:table-cell office:value-type="float" office:value="-0.016693705201534" calcext:value-type="float">
            <text:p>-0.0166937052</text:p>
          </table:table-cell>
          <table:table-cell office:value-type="float" office:value="1" calcext:value-type="float">
            <text:p>1</text:p>
          </table:table-cell>
          <table:table-cell office:value-type="float" office:value="0.826052215685072" calcext:value-type="float">
            <text:p>0.8260522157</text:p>
          </table:table-cell>
          <table:table-cell/>
          <table:table-cell office:value-type="float" office:value="0.623291903916065" calcext:value-type="float">
            <text:p>0.6232919039</text:p>
          </table:table-cell>
          <table:table-cell office:value-type="float" office:value="0.795013536285223" calcext:value-type="float">
            <text:p>0.7950135363</text:p>
          </table:table-cell>
          <table:table-cell/>
          <table:table-cell office:value-type="float" office:value="0.069334111163295" calcext:value-type="float">
            <text:p>0.0693341112</text:p>
          </table:table-cell>
          <table:table-cell office:value-type="float" office:value="0.0385073030657395" calcext:value-type="float">
            <text:p>0.0385073031</text:p>
          </table:table-cell>
          <table:table-cell office:value-type="float" office:value="-0.00457356549374605" calcext:value-type="float">
            <text:p>-0.0045735655</text:p>
          </table:table-cell>
          <table:table-cell office:value-type="float" office:value="0.0220849701233106" calcext:value-type="float">
            <text:p>0.0220849701</text:p>
          </table:table-cell>
        </table:table-row>
        <table:table-row table:style-name="ro1">
          <table:table-cell office:value-type="string" calcext:value-type="string">
            <text:p>taxvaluedollarcnt</text:p>
          </table:table-cell>
          <table:table-cell office:value-type="float" office:value="-0.00110192840488397" calcext:value-type="float">
            <text:p>-0.0011019284</text:p>
          </table:table-cell>
          <table:table-cell office:value-type="float" office:value="0.0286028864374294" calcext:value-type="float">
            <text:p>0.0286028864</text:p>
          </table:table-cell>
          <table:table-cell office:value-type="float" office:value="0.372580506607169" calcext:value-type="float">
            <text:p>0.3725805066</text:p>
          </table:table-cell>
          <table:table-cell office:value-type="float" office:value="0.476362837547565" calcext:value-type="float">
            <text:p>0.4763628375</text:p>
          </table:table-cell>
          <table:table-cell office:value-type="float" office:value="0.241329203658915" calcext:value-type="float">
            <text:p>0.2413292037</text:p>
          </table:table-cell>
          <table:table-cell/>
          <table:table-cell office:value-type="float" office:value="-0.0467084754331621" calcext:value-type="float">
            <text:p>-0.0467084754</text:p>
          </table:table-cell>
          <table:table-cell office:value-type="float" office:value="0.497762860827204" calcext:value-type="float">
            <text:p>0.4977628608</text:p>
          </table:table-cell>
          <table:table-cell/>
          <table:table-cell office:value-type="float" office:value="0.555678835331448" calcext:value-type="float">
            <text:p>0.5556788353</text:p>
          </table:table-cell>
          <table:table-cell office:value-type="float" office:value="0.600018180848202" calcext:value-type="float">
            <text:p>0.6000181808</text:p>
          </table:table-cell>
          <table:table-cell office:value-type="float" office:value="0.626051887898515" calcext:value-type="float">
            <text:p>0.6260518879</text:p>
          </table:table-cell>
          <table:table-cell office:value-type="float" office:value="-0.0725165173433959" calcext:value-type="float">
            <text:p>-0.0725165173</text:p>
          </table:table-cell>
          <table:table-cell office:value-type="float" office:value="0.287585938829782" calcext:value-type="float">
            <text:p>0.2875859388</text:p>
          </table:table-cell>
          <table:table-cell office:value-type="float" office:value="0.550360546772631" calcext:value-type="float">
            <text:p>0.5503605468</text:p>
          </table:table-cell>
          <table:table-cell office:value-type="float" office:value="0.158971474368345" calcext:value-type="float">
            <text:p>0.1589714744</text:p>
          </table:table-cell>
          <table:table-cell office:value-type="float" office:value="0.0131163517092373" calcext:value-type="float">
            <text:p>0.0131163517</text:p>
          </table:table-cell>
          <table:table-cell office:value-type="float" office:value="0.39534228634279" calcext:value-type="float">
            <text:p>0.3953422863</text:p>
          </table:table-cell>
          <table:table-cell office:value-type="float" office:value="0.480919887313005" calcext:value-type="float">
            <text:p>0.4809198873</text:p>
          </table:table-cell>
          <table:table-cell office:value-type="float" office:value="0.363972195819436" calcext:value-type="float">
            <text:p>0.3639721958</text:p>
          </table:table-cell>
          <table:table-cell office:value-type="float" office:value="0.361979164761323" calcext:value-type="float">
            <text:p>0.3619791648</text:p>
          </table:table-cell>
          <table:table-cell office:value-type="float" office:value="0.159574283547991" calcext:value-type="float">
            <text:p>0.1595742835</text:p>
          </table:table-cell>
          <table:table-cell office:value-type="float" office:value="-0.128014888190326" calcext:value-type="float">
            <text:p>-0.1280148882</text:p>
          </table:table-cell>
          <table:table-cell office:value-type="float" office:value="-0.11239359543589" calcext:value-type="float">
            <text:p>-0.1123935954</text:p>
          </table:table-cell>
          <table:table-cell office:value-type="float" office:value="-0.0246816298507406" calcext:value-type="float">
            <text:p>-0.0246816299</text:p>
          </table:table-cell>
          <table:table-cell office:value-type="float" office:value="-0.0213467292283728" calcext:value-type="float">
            <text:p>-0.0213467292</text:p>
          </table:table-cell>
          <table:table-cell/>
          <table:table-cell office:value-type="float" office:value="0.33495870640618" calcext:value-type="float">
            <text:p>0.3349587064</text:p>
          </table:table-cell>
          <table:table-cell table:number-columns-repeated="4"/>
          <table:table-cell office:value-type="float" office:value="-0.02861045324677" calcext:value-type="float">
            <text:p>-0.0286104532</text:p>
          </table:table-cell>
          <table:table-cell/>
          <table:table-cell office:value-type="float" office:value="0.0124417821141496" calcext:value-type="float">
            <text:p>0.0124417821</text:p>
          </table:table-cell>
          <table:table-cell office:value-type="float" office:value="-0.0213065436536782" calcext:value-type="float">
            <text:p>-0.0213065437</text:p>
          </table:table-cell>
          <table:table-cell office:value-type="float" office:value="-0.0540348734112405" calcext:value-type="float">
            <text:p>-0.0540348734</text:p>
          </table:table-cell>
          <table:table-cell office:value-type="float" office:value="0.0294492280731789" calcext:value-type="float">
            <text:p>0.0294492281</text:p>
          </table:table-cell>
          <table:table-cell office:value-type="float" office:value="0.00568935211678987" calcext:value-type="float">
            <text:p>0.0056893521</text:p>
          </table:table-cell>
          <table:table-cell office:value-type="float" office:value="0.0115266093631454" calcext:value-type="float">
            <text:p>0.0115266094</text:p>
          </table:table-cell>
          <table:table-cell/>
          <table:table-cell office:value-type="float" office:value="0.355367391586887" calcext:value-type="float">
            <text:p>0.3553673916</text:p>
          </table:table-cell>
          <table:table-cell office:value-type="float" office:value="0.221259061837936" calcext:value-type="float">
            <text:p>0.2212590618</text:p>
          </table:table-cell>
          <table:table-cell office:value-type="float" office:value="0.00391372463400812" calcext:value-type="float">
            <text:p>0.0039137246</text:p>
          </table:table-cell>
          <table:table-cell office:value-type="float" office:value="0.307889496139584" calcext:value-type="float">
            <text:p>0.3078894961</text:p>
          </table:table-cell>
          <table:table-cell office:value-type="float" office:value="0.0926155431562369" calcext:value-type="float">
            <text:p>0.0926155432</text:p>
          </table:table-cell>
          <table:table-cell office:value-type="float" office:value="0.14093950982692" calcext:value-type="float">
            <text:p>0.1409395098</text:p>
          </table:table-cell>
          <table:table-cell office:value-type="float" office:value="0.141013949858007" calcext:value-type="float">
            <text:p>0.1410139499</text:p>
          </table:table-cell>
          <table:table-cell office:value-type="float" office:value="-0.00849870518153273" calcext:value-type="float">
            <text:p>-0.0084987052</text:p>
          </table:table-cell>
          <table:table-cell office:value-type="float" office:value="0.826052215685072" calcext:value-type="float">
            <text:p>0.82605221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955335768740891" calcext:value-type="float">
            <text:p>0.9553357687</text:p>
          </table:table-cell>
          <table:table-cell office:value-type="float" office:value="0.949375838254027" calcext:value-type="float">
            <text:p>0.9493758383</text:p>
          </table:table-cell>
          <table:table-cell/>
          <table:table-cell office:value-type="float" office:value="0.0834652030865258" calcext:value-type="float">
            <text:p>0.0834652031</text:p>
          </table:table-cell>
          <table:table-cell office:value-type="float" office:value="0.0130388661158842" calcext:value-type="float">
            <text:p>0.0130388661</text:p>
          </table:table-cell>
          <table:table-cell office:value-type="float" office:value="-0.00605709477199647" calcext:value-type="float">
            <text:p>-0.0060570948</text:p>
          </table:table-cell>
          <table:table-cell office:value-type="float" office:value="0.00650799874899263" calcext:value-type="float">
            <text:p>0.0065079987</text:p>
          </table:table-cell>
        </table:table-row>
        <table:table-row table:style-name="ro1">
          <table:table-cell office:value-type="string" calcext:value-type="string">
            <text:p>assessmentyea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ndtaxvaluedollarcnt</text:p>
          </table:table-cell>
          <table:table-cell office:value-type="float" office:value="0.0271691209639878" calcext:value-type="float">
            <text:p>0.027169121</text:p>
          </table:table-cell>
          <table:table-cell office:value-type="float" office:value="0.0509782340235716" calcext:value-type="float">
            <text:p>0.050978234</text:p>
          </table:table-cell>
          <table:table-cell office:value-type="float" office:value="0.123863527524245" calcext:value-type="float">
            <text:p>0.1238635275</text:p>
          </table:table-cell>
          <table:table-cell office:value-type="float" office:value="0.353806389957801" calcext:value-type="float">
            <text:p>0.35380639</text:p>
          </table:table-cell>
          <table:table-cell office:value-type="float" office:value="0.173205290512012" calcext:value-type="float">
            <text:p>0.1732052905</text:p>
          </table:table-cell>
          <table:table-cell/>
          <table:table-cell office:value-type="float" office:value="-0.0113484173871544" calcext:value-type="float">
            <text:p>-0.0113484174</text:p>
          </table:table-cell>
          <table:table-cell office:value-type="float" office:value="0.371633793974288" calcext:value-type="float">
            <text:p>0.371633794</text:p>
          </table:table-cell>
          <table:table-cell/>
          <table:table-cell office:value-type="float" office:value="0.447279250550724" calcext:value-type="float">
            <text:p>0.4472792506</text:p>
          </table:table-cell>
          <table:table-cell office:value-type="float" office:value="0.458550189119111" calcext:value-type="float">
            <text:p>0.4585501891</text:p>
          </table:table-cell>
          <table:table-cell office:value-type="float" office:value="0.480463118355114" calcext:value-type="float">
            <text:p>0.4804631184</text:p>
          </table:table-cell>
          <table:table-cell office:value-type="float" office:value="0.029610569680475" calcext:value-type="float">
            <text:p>0.0296105697</text:p>
          </table:table-cell>
          <table:table-cell office:value-type="float" office:value="0.194817663874164" calcext:value-type="float">
            <text:p>0.1948176639</text:p>
          </table:table-cell>
          <table:table-cell office:value-type="float" office:value="0.445800833603439" calcext:value-type="float">
            <text:p>0.4458008336</text:p>
          </table:table-cell>
          <table:table-cell office:value-type="float" office:value="0.0889860686810476" calcext:value-type="float">
            <text:p>0.0889860687</text:p>
          </table:table-cell>
          <table:table-cell office:value-type="float" office:value="-0.0010480078680265" calcext:value-type="float">
            <text:p>-0.0010480079</text:p>
          </table:table-cell>
          <table:table-cell office:value-type="float" office:value="0.26954777742762" calcext:value-type="float">
            <text:p>0.2695477774</text:p>
          </table:table-cell>
          <table:table-cell office:value-type="float" office:value="0.358329146659706" calcext:value-type="float">
            <text:p>0.3583291467</text:p>
          </table:table-cell>
          <table:table-cell office:value-type="float" office:value="0.250368871907866" calcext:value-type="float">
            <text:p>0.2503688719</text:p>
          </table:table-cell>
          <table:table-cell office:value-type="float" office:value="0.269610755035796" calcext:value-type="float">
            <text:p>0.269610755</text:p>
          </table:table-cell>
          <table:table-cell office:value-type="float" office:value="0.122765003349724" calcext:value-type="float">
            <text:p>0.1227650033</text:p>
          </table:table-cell>
          <table:table-cell office:value-type="float" office:value="-0.0774561380055237" calcext:value-type="float">
            <text:p>-0.077456138</text:p>
          </table:table-cell>
          <table:table-cell office:value-type="float" office:value="-0.147394116528274" calcext:value-type="float">
            <text:p>-0.1473941165</text:p>
          </table:table-cell>
          <table:table-cell office:value-type="float" office:value="-0.00408737713309542" calcext:value-type="float">
            <text:p>-0.0040873771</text:p>
          </table:table-cell>
          <table:table-cell office:value-type="float" office:value="-0.0340302275087281" calcext:value-type="float">
            <text:p>-0.0340302275</text:p>
          </table:table-cell>
          <table:table-cell/>
          <table:table-cell office:value-type="float" office:value="0.304860813209316" calcext:value-type="float">
            <text:p>0.3048608132</text:p>
          </table:table-cell>
          <table:table-cell table:number-columns-repeated="4"/>
          <table:table-cell office:value-type="float" office:value="-0.0423503204168274" calcext:value-type="float">
            <text:p>-0.0423503204</text:p>
          </table:table-cell>
          <table:table-cell/>
          <table:table-cell office:value-type="float" office:value="-0.00203656576719303" calcext:value-type="float">
            <text:p>-0.0020365658</text:p>
          </table:table-cell>
          <table:table-cell office:value-type="float" office:value="-0.0137340436139072" calcext:value-type="float">
            <text:p>-0.0137340436</text:p>
          </table:table-cell>
          <table:table-cell office:value-type="float" office:value="-0.0648356906930661" calcext:value-type="float">
            <text:p>-0.0648356907</text:p>
          </table:table-cell>
          <table:table-cell office:value-type="float" office:value="0.0389874288970479" calcext:value-type="float">
            <text:p>0.0389874289</text:p>
          </table:table-cell>
          <table:table-cell office:value-type="float" office:value="0.00680239379183764" calcext:value-type="float">
            <text:p>0.0068023938</text:p>
          </table:table-cell>
          <table:table-cell office:value-type="float" office:value="0.0301261317389634" calcext:value-type="float">
            <text:p>0.0301261317</text:p>
          </table:table-cell>
          <table:table-cell/>
          <table:table-cell office:value-type="float" office:value="0.274712036180713" calcext:value-type="float">
            <text:p>0.2747120362</text:p>
          </table:table-cell>
          <table:table-cell office:value-type="float" office:value="0.11388511689598" calcext:value-type="float">
            <text:p>0.1138851169</text:p>
          </table:table-cell>
          <table:table-cell office:value-type="float" office:value="0.00601445081723807" calcext:value-type="float">
            <text:p>0.0060144508</text:p>
          </table:table-cell>
          <table:table-cell office:value-type="float" office:value="0.26028845034502" calcext:value-type="float">
            <text:p>0.2602884503</text:p>
          </table:table-cell>
          <table:table-cell office:value-type="float" office:value="-0.0121726665915281" calcext:value-type="float">
            <text:p>-0.0121726666</text:p>
          </table:table-cell>
          <table:table-cell office:value-type="float" office:value="0.0394926466749092" calcext:value-type="float">
            <text:p>0.0394926467</text:p>
          </table:table-cell>
          <table:table-cell office:value-type="float" office:value="0.0870279823365813" calcext:value-type="float">
            <text:p>0.0870279823</text:p>
          </table:table-cell>
          <table:table-cell office:value-type="float" office:value="-0.00316992771054119" calcext:value-type="float">
            <text:p>-0.0031699277</text:p>
          </table:table-cell>
          <table:table-cell office:value-type="float" office:value="0.623291903916065" calcext:value-type="float">
            <text:p>0.6232919039</text:p>
          </table:table-cell>
          <table:table-cell office:value-type="float" office:value="0.955335768740891" calcext:value-type="float">
            <text:p>0.95533576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02712529388076" calcext:value-type="float">
            <text:p>0.9027125294</text:p>
          </table:table-cell>
          <table:table-cell/>
          <table:table-cell office:value-type="float" office:value="0.0763650981808538" calcext:value-type="float">
            <text:p>0.0763650982</text:p>
          </table:table-cell>
          <table:table-cell office:value-type="float" office:value="-0.0018010914969738" calcext:value-type="float">
            <text:p>-0.0018010915</text:p>
          </table:table-cell>
          <table:table-cell office:value-type="float" office:value="-0.00746550923480658" calcext:value-type="float">
            <text:p>-0.0074655092</text:p>
          </table:table-cell>
          <table:table-cell office:value-type="float" office:value="-0.00305103458499351" calcext:value-type="float">
            <text:p>-0.0030510346</text:p>
          </table:table-cell>
        </table:table-row>
        <table:table-row table:style-name="ro1">
          <table:table-cell office:value-type="string" calcext:value-type="string">
            <text:p>taxamount</text:p>
          </table:table-cell>
          <table:table-cell office:value-type="float" office:value="-0.0282510436535229" calcext:value-type="float">
            <text:p>-0.0282510437</text:p>
          </table:table-cell>
          <table:table-cell office:value-type="float" office:value="0.0208598206474774" calcext:value-type="float">
            <text:p>0.0208598206</text:p>
          </table:table-cell>
          <table:table-cell office:value-type="float" office:value="0.406130071167066" calcext:value-type="float">
            <text:p>0.4061300712</text:p>
          </table:table-cell>
          <table:table-cell office:value-type="float" office:value="0.461899537106188" calcext:value-type="float">
            <text:p>0.4618995371</text:p>
          </table:table-cell>
          <table:table-cell office:value-type="float" office:value="0.239117936187612" calcext:value-type="float">
            <text:p>0.2391179362</text:p>
          </table:table-cell>
          <table:table-cell/>
          <table:table-cell office:value-type="float" office:value="-0.0420049656644458" calcext:value-type="float">
            <text:p>-0.0420049657</text:p>
          </table:table-cell>
          <table:table-cell office:value-type="float" office:value="0.487319571985478" calcext:value-type="float">
            <text:p>0.487319572</text:p>
          </table:table-cell>
          <table:table-cell/>
          <table:table-cell office:value-type="float" office:value="0.511708142919132" calcext:value-type="float">
            <text:p>0.5117081429</text:p>
          </table:table-cell>
          <table:table-cell office:value-type="float" office:value="0.589022465234916" calcext:value-type="float">
            <text:p>0.5890224652</text:p>
          </table:table-cell>
          <table:table-cell office:value-type="float" office:value="0.612495725162043" calcext:value-type="float">
            <text:p>0.6124957252</text:p>
          </table:table-cell>
          <table:table-cell office:value-type="float" office:value="-0.103859037859629" calcext:value-type="float">
            <text:p>-0.1038590379</text:p>
          </table:table-cell>
          <table:table-cell office:value-type="float" office:value="0.291227171026141" calcext:value-type="float">
            <text:p>0.291227171</text:p>
          </table:table-cell>
          <table:table-cell office:value-type="float" office:value="0.507577100422089" calcext:value-type="float">
            <text:p>0.5075771004</text:p>
          </table:table-cell>
          <table:table-cell office:value-type="float" office:value="0.14539854435148" calcext:value-type="float">
            <text:p>0.1453985444</text:p>
          </table:table-cell>
          <table:table-cell office:value-type="float" office:value="-0.0306284877267982" calcext:value-type="float">
            <text:p>-0.0306284877</text:p>
          </table:table-cell>
          <table:table-cell office:value-type="float" office:value="0.391772297132618" calcext:value-type="float">
            <text:p>0.3917722971</text:p>
          </table:table-cell>
          <table:table-cell office:value-type="float" office:value="0.476009963300849" calcext:value-type="float">
            <text:p>0.4760099633</text:p>
          </table:table-cell>
          <table:table-cell office:value-type="float" office:value="0.353114350471082" calcext:value-type="float">
            <text:p>0.3531143505</text:p>
          </table:table-cell>
          <table:table-cell office:value-type="float" office:value="0.34834454801209" calcext:value-type="float">
            <text:p>0.348344548</text:p>
          </table:table-cell>
          <table:table-cell office:value-type="float" office:value="0.1373568373621" calcext:value-type="float">
            <text:p>0.1373568374</text:p>
          </table:table-cell>
          <table:table-cell office:value-type="float" office:value="-0.129323081456269" calcext:value-type="float">
            <text:p>-0.1293230815</text:p>
          </table:table-cell>
          <table:table-cell office:value-type="float" office:value="-0.0784108736795346" calcext:value-type="float">
            <text:p>-0.0784108737</text:p>
          </table:table-cell>
          <table:table-cell office:value-type="float" office:value="-0.0351536760206503" calcext:value-type="float">
            <text:p>-0.035153676</text:p>
          </table:table-cell>
          <table:table-cell office:value-type="float" office:value="-0.0220377098294698" calcext:value-type="float">
            <text:p>-0.0220377098</text:p>
          </table:table-cell>
          <table:table-cell/>
          <table:table-cell office:value-type="float" office:value="0.326512123969797" calcext:value-type="float">
            <text:p>0.326512124</text:p>
          </table:table-cell>
          <table:table-cell table:number-columns-repeated="4"/>
          <table:table-cell office:value-type="float" office:value="-0.0423800325243686" calcext:value-type="float">
            <text:p>-0.0423800325</text:p>
          </table:table-cell>
          <table:table-cell/>
          <table:table-cell office:value-type="float" office:value="-0.0310461269806187" calcext:value-type="float">
            <text:p>-0.031046127</text:p>
          </table:table-cell>
          <table:table-cell office:value-type="float" office:value="-0.026624555426052" calcext:value-type="float">
            <text:p>-0.0266245554</text:p>
          </table:table-cell>
          <table:table-cell office:value-type="float" office:value="-0.00850013580319741" calcext:value-type="float">
            <text:p>-0.0085001358</text:p>
          </table:table-cell>
          <table:table-cell office:value-type="float" office:value="0.0280052466035919" calcext:value-type="float">
            <text:p>0.0280052466</text:p>
          </table:table-cell>
          <table:table-cell office:value-type="float" office:value="0.00143351731360168" calcext:value-type="float">
            <text:p>0.0014335173</text:p>
          </table:table-cell>
          <table:table-cell office:value-type="float" office:value="-0.0319079653642982" calcext:value-type="float">
            <text:p>-0.0319079654</text:p>
          </table:table-cell>
          <table:table-cell/>
          <table:table-cell office:value-type="float" office:value="0.350668331595008" calcext:value-type="float">
            <text:p>0.3506683316</text:p>
          </table:table-cell>
          <table:table-cell office:value-type="float" office:value="0.215886274724535" calcext:value-type="float">
            <text:p>0.2158862747</text:p>
          </table:table-cell>
          <table:table-cell office:value-type="float" office:value="0.0080218599493341" calcext:value-type="float">
            <text:p>0.0080218599</text:p>
          </table:table-cell>
          <table:table-cell office:value-type="float" office:value="0.298850066056369" calcext:value-type="float">
            <text:p>0.2988500661</text:p>
          </table:table-cell>
          <table:table-cell office:value-type="float" office:value="0.0828110199051583" calcext:value-type="float">
            <text:p>0.0828110199</text:p>
          </table:table-cell>
          <table:table-cell office:value-type="float" office:value="0.115647189145356" calcext:value-type="float">
            <text:p>0.1156471891</text:p>
          </table:table-cell>
          <table:table-cell office:value-type="float" office:value="0.140782149151353" calcext:value-type="float">
            <text:p>0.1407821492</text:p>
          </table:table-cell>
          <table:table-cell office:value-type="float" office:value="-0.0125624908891552" calcext:value-type="float">
            <text:p>-0.0125624909</text:p>
          </table:table-cell>
          <table:table-cell office:value-type="float" office:value="0.795013536285223" calcext:value-type="float">
            <text:p>0.7950135363</text:p>
          </table:table-cell>
          <table:table-cell office:value-type="float" office:value="0.949375838254027" calcext:value-type="float">
            <text:p>0.9493758383</text:p>
          </table:table-cell>
          <table:table-cell/>
          <table:table-cell office:value-type="float" office:value="0.902712529388076" calcext:value-type="float">
            <text:p>0.90271252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724494251174859" calcext:value-type="float">
            <text:p>0.0724494251</text:p>
          </table:table-cell>
          <table:table-cell office:value-type="float" office:value="-0.0303956266886022" calcext:value-type="float">
            <text:p>-0.0303956267</text:p>
          </table:table-cell>
          <table:table-cell office:value-type="float" office:value="-0.0143219207212807" calcext:value-type="float">
            <text:p>-0.0143219207</text:p>
          </table:table-cell>
          <table:table-cell office:value-type="float" office:value="-0.00667111565411287" calcext:value-type="float">
            <text:p>-0.0066711157</text:p>
          </table:table-cell>
        </table:table-row>
        <table:table-row table:style-name="ro1">
          <table:table-cell office:value-type="string" calcext:value-type="string">
            <text:p>taxdelinquencyfla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axdelinquencyyear</text:p>
          </table:table-cell>
          <table:table-cell office:value-type="float" office:value="0.0763370359770736" calcext:value-type="float">
            <text:p>0.076337036</text:p>
          </table:table-cell>
          <table:table-cell table:number-columns-repeated="2"/>
          <table:table-cell office:value-type="float" office:value="0.0467095395300824" calcext:value-type="float">
            <text:p>0.0467095395</text:p>
          </table:table-cell>
          <table:table-cell office:value-type="float" office:value="0.0237046984081407" calcext:value-type="float">
            <text:p>0.0237046984</text:p>
          </table:table-cell>
          <table:table-cell/>
          <table:table-cell office:value-type="float" office:value="-0.00796794819344065" calcext:value-type="float">
            <text:p>-0.0079679482</text:p>
          </table:table-cell>
          <table:table-cell office:value-type="float" office:value="0.0462727383097385" calcext:value-type="float">
            <text:p>0.0462727383</text:p>
          </table:table-cell>
          <table:table-cell/>
          <table:table-cell office:value-type="float" office:value="-0.0962006283827023" calcext:value-type="float">
            <text:p>-0.0962006284</text:p>
          </table:table-cell>
          <table:table-cell office:value-type="float" office:value="0.051865939865234" calcext:value-type="float">
            <text:p>0.0518659399</text:p>
          </table:table-cell>
          <table:table-cell office:value-type="float" office:value="0.0460904574295213" calcext:value-type="float">
            <text:p>0.0460904574</text:p>
          </table:table-cell>
          <table:table-cell/>
          <table:table-cell office:value-type="float" office:value="0.173961874906024" calcext:value-type="float">
            <text:p>0.1739618749</text:p>
          </table:table-cell>
          <table:table-cell office:value-type="float" office:value="-0.0945244515786506" calcext:value-type="float">
            <text:p>-0.0945244516</text:p>
          </table:table-cell>
          <table:table-cell/>
          <table:table-cell office:value-type="float" office:value="0.0242616220947367" calcext:value-type="float">
            <text:p>0.0242616221</text:p>
          </table:table-cell>
          <table:table-cell office:value-type="float" office:value="0.0336621690114894" calcext:value-type="float">
            <text:p>0.033662169</text:p>
          </table:table-cell>
          <table:table-cell office:value-type="float" office:value="0.0440500761791929" calcext:value-type="float">
            <text:p>0.0440500762</text:p>
          </table:table-cell>
          <table:table-cell office:value-type="float" office:value="-0.129972324253322" calcext:value-type="float">
            <text:p>-0.1299723243</text:p>
          </table:table-cell>
          <table:table-cell office:value-type="float" office:value="-0.0219264188645198" calcext:value-type="float">
            <text:p>-0.0219264189</text:p>
          </table:table-cell>
          <table:table-cell office:value-type="float" office:value="0.0247859890707135" calcext:value-type="float">
            <text:p>0.0247859891</text:p>
          </table:table-cell>
          <table:table-cell office:value-type="float" office:value="-0.00884989999752764" calcext:value-type="float">
            <text:p>-0.0088499</text:p>
          </table:table-cell>
          <table:table-cell office:value-type="float" office:value="-0.0256185760715891" calcext:value-type="float">
            <text:p>-0.0256185761</text:p>
          </table:table-cell>
          <table:table-cell office:value-type="float" office:value="0.0398146363504142" calcext:value-type="float">
            <text:p>0.0398146364</text:p>
          </table:table-cell>
          <table:table-cell office:value-type="float" office:value="-0.0142976708711373" calcext:value-type="float">
            <text:p>-0.0142976709</text:p>
          </table:table-cell>
          <table:table-cell/>
          <table:table-cell office:value-type="float" office:value="0.495543863140441" calcext:value-type="float">
            <text:p>0.4955438631</text:p>
          </table:table-cell>
          <table:table-cell table:number-columns-repeated="4"/>
          <table:table-cell office:value-type="float" office:value="0.00638089424700274" calcext:value-type="float">
            <text:p>0.0063808942</text:p>
          </table:table-cell>
          <table:table-cell/>
          <table:table-cell office:value-type="float" office:value="0.0234868545208582" calcext:value-type="float">
            <text:p>0.0234868545</text:p>
          </table:table-cell>
          <table:table-cell office:value-type="float" office:value="-0.0228754388287057" calcext:value-type="float">
            <text:p>-0.0228754388</text:p>
          </table:table-cell>
          <table:table-cell office:value-type="float" office:value="-0.100286529190964" calcext:value-type="float">
            <text:p>-0.1002865292</text:p>
          </table:table-cell>
          <table:table-cell office:value-type="float" office:value="-0.0223495877751511" calcext:value-type="float">
            <text:p>-0.0223495878</text:p>
          </table:table-cell>
          <table:table-cell office:value-type="float" office:value="0.0161262236148229" calcext:value-type="float">
            <text:p>0.0161262236</text:p>
          </table:table-cell>
          <table:table-cell office:value-type="float" office:value="0.059314680068065" calcext:value-type="float">
            <text:p>0.0593146801</text:p>
          </table:table-cell>
          <table:table-cell table:number-columns-repeated="3"/>
          <table:table-cell office:value-type="float" office:value="0.0204971109875849" calcext:value-type="float">
            <text:p>0.020497111</text:p>
          </table:table-cell>
          <table:table-cell office:value-type="float" office:value="-0.295659755056927" calcext:value-type="float">
            <text:p>-0.2956597551</text:p>
          </table:table-cell>
          <table:table-cell office:value-type="float" office:value="-0.306861175143999" calcext:value-type="float">
            <text:p>-0.3068611751</text:p>
          </table:table-cell>
          <table:table-cell office:value-type="float" office:value="0.0342044407483765" calcext:value-type="float">
            <text:p>0.0342044407</text:p>
          </table:table-cell>
          <table:table-cell office:value-type="float" office:value="-0.0570436178558957" calcext:value-type="float">
            <text:p>-0.0570436179</text:p>
          </table:table-cell>
          <table:table-cell/>
          <table:table-cell office:value-type="float" office:value="0.069334111163295" calcext:value-type="float">
            <text:p>0.0693341112</text:p>
          </table:table-cell>
          <table:table-cell office:value-type="float" office:value="0.0834652030865258" calcext:value-type="float">
            <text:p>0.0834652031</text:p>
          </table:table-cell>
          <table:table-cell/>
          <table:table-cell office:value-type="float" office:value="0.0763650981808538" calcext:value-type="float">
            <text:p>0.0763650982</text:p>
          </table:table-cell>
          <table:table-cell office:value-type="float" office:value="0.0724494251174859" calcext:value-type="float">
            <text:p>0.07244942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38058104559779" calcext:value-type="float">
            <text:p>0.0238058105</text:p>
          </table:table-cell>
          <table:table-cell office:value-type="float" office:value="0.126281262387052" calcext:value-type="float">
            <text:p>0.1262812624</text:p>
          </table:table-cell>
          <table:table-cell office:value-type="float" office:value="-0.0129962008131206" calcext:value-type="float">
            <text:p>-0.0129962008</text:p>
          </table:table-cell>
        </table:table-row>
        <table:table-row table:style-name="ro1">
          <table:table-cell office:value-type="string" calcext:value-type="string">
            <text:p>censustractandblock</text:p>
          </table:table-cell>
          <table:table-cell office:value-type="float" office:value="0.797531055320985" calcext:value-type="float">
            <text:p>0.7975310553</text:p>
          </table:table-cell>
          <table:table-cell office:value-type="float" office:value="-0.063332418231059" calcext:value-type="float">
            <text:p>-0.0633324182</text:p>
          </table:table-cell>
          <table:table-cell office:value-type="float" office:value="0.142869277902441" calcext:value-type="float">
            <text:p>0.1428692779</text:p>
          </table:table-cell>
          <table:table-cell office:value-type="float" office:value="0.0130776118318428" calcext:value-type="float">
            <text:p>0.0130776118</text:p>
          </table:table-cell>
          <table:table-cell office:value-type="float" office:value="0.0281700188069533" calcext:value-type="float">
            <text:p>0.0281700188</text:p>
          </table:table-cell>
          <table:table-cell/>
          <table:table-cell office:value-type="float" office:value="-0.0444722751030841" calcext:value-type="float">
            <text:p>-0.0444722751</text:p>
          </table:table-cell>
          <table:table-cell office:value-type="float" office:value="0.0312695288389287" calcext:value-type="float">
            <text:p>0.0312695288</text:p>
          </table:table-cell>
          <table:table-cell/>
          <table:table-cell office:value-type="float" office:value="0.0735875359468455" calcext:value-type="float">
            <text:p>0.0735875359</text:p>
          </table:table-cell>
          <table:table-cell office:value-type="float" office:value="0.0587925682784857" calcext:value-type="float">
            <text:p>0.0587925683</text:p>
          </table:table-cell>
          <table:table-cell office:value-type="float" office:value="0.0766929480852436" calcext:value-type="float">
            <text:p>0.0766929481</text:p>
          </table:table-cell>
          <table:table-cell office:value-type="float" office:value="0.287874100722932" calcext:value-type="float">
            <text:p>0.2878741007</text:p>
          </table:table-cell>
          <table:table-cell office:value-type="float" office:value="0.0107971577513043" calcext:value-type="float">
            <text:p>0.0107971578</text:p>
          </table:table-cell>
          <table:table-cell office:value-type="float" office:value="0.0619960065706792" calcext:value-type="float">
            <text:p>0.0619960066</text:p>
          </table:table-cell>
          <table:table-cell office:value-type="float" office:value="0.0375805361998399" calcext:value-type="float">
            <text:p>0.0375805362</text:p>
          </table:table-cell>
          <table:table-cell office:value-type="float" office:value="0.999758665167659" calcext:value-type="float">
            <text:p>0.9997586652</text:p>
          </table:table-cell>
          <table:table-cell office:value-type="float" office:value="0.066934316248368" calcext:value-type="float">
            <text:p>0.0669343162</text:p>
          </table:table-cell>
          <table:table-cell office:value-type="float" office:value="-0.0408509402305687" calcext:value-type="float">
            <text:p>-0.0408509402</text:p>
          </table:table-cell>
          <table:table-cell office:value-type="float" office:value="0.0607055706954521" calcext:value-type="float">
            <text:p>0.0607055707</text:p>
          </table:table-cell>
          <table:table-cell office:value-type="float" office:value="0.0336216508692153" calcext:value-type="float">
            <text:p>0.0336216509</text:p>
          </table:table-cell>
          <table:table-cell office:value-type="float" office:value="0.0342967085274655" calcext:value-type="float">
            <text:p>0.0342967085</text:p>
          </table:table-cell>
          <table:table-cell office:value-type="float" office:value="0.608103992795775" calcext:value-type="float">
            <text:p>0.6081039928</text:p>
          </table:table-cell>
          <table:table-cell office:value-type="float" office:value="-0.0704581751101259" calcext:value-type="float">
            <text:p>-0.0704581751</text:p>
          </table:table-cell>
          <table:table-cell office:value-type="float" office:value="-0.325381075147291" calcext:value-type="float">
            <text:p>-0.3253810751</text:p>
          </table:table-cell>
          <table:table-cell office:value-type="float" office:value="-0.0785026059546807" calcext:value-type="float">
            <text:p>-0.078502606</text:p>
          </table:table-cell>
          <table:table-cell/>
          <table:table-cell office:value-type="float" office:value="-0.0429742718563239" calcext:value-type="float">
            <text:p>-0.0429742719</text:p>
          </table:table-cell>
          <table:table-cell table:number-columns-repeated="4"/>
          <table:table-cell office:value-type="float" office:value="0.054982268933671" calcext:value-type="float">
            <text:p>0.0549822689</text:p>
          </table:table-cell>
          <table:table-cell/>
          <table:table-cell office:value-type="float" office:value="0.999821941991565" calcext:value-type="float">
            <text:p>0.999821942</text:p>
          </table:table-cell>
          <table:table-cell office:value-type="float" office:value="-0.03138835246119" calcext:value-type="float">
            <text:p>-0.0313883525</text:p>
          </table:table-cell>
          <table:table-cell office:value-type="float" office:value="-0.605117645941806" calcext:value-type="float">
            <text:p>-0.6051176459</text:p>
          </table:table-cell>
          <table:table-cell office:value-type="float" office:value="0.177706416439954" calcext:value-type="float">
            <text:p>0.1777064164</text:p>
          </table:table-cell>
          <table:table-cell office:value-type="float" office:value="0.0538076504413585" calcext:value-type="float">
            <text:p>0.0538076504</text:p>
          </table:table-cell>
          <table:table-cell office:value-type="float" office:value="0.702390220548767" calcext:value-type="float">
            <text:p>0.7023902205</text:p>
          </table:table-cell>
          <table:table-cell/>
          <table:table-cell office:value-type="float" office:value="-0.0450188776148311" calcext:value-type="float">
            <text:p>-0.0450188776</text:p>
          </table:table-cell>
          <table:table-cell office:value-type="float" office:value="-0.0328851765619264" calcext:value-type="float">
            <text:p>-0.0328851766</text:p>
          </table:table-cell>
          <table:table-cell office:value-type="float" office:value="0.121864207167961" calcext:value-type="float">
            <text:p>0.1218642072</text:p>
          </table:table-cell>
          <table:table-cell office:value-type="float" office:value="0.0548216466631829" calcext:value-type="float">
            <text:p>0.0548216467</text:p>
          </table:table-cell>
          <table:table-cell office:value-type="float" office:value="0.13239693909786" calcext:value-type="float">
            <text:p>0.1323969391</text:p>
          </table:table-cell>
          <table:table-cell office:value-type="float" office:value="0.244000553923745" calcext:value-type="float">
            <text:p>0.2440005539</text:p>
          </table:table-cell>
          <table:table-cell office:value-type="float" office:value="0.0756024363235068" calcext:value-type="float">
            <text:p>0.0756024363</text:p>
          </table:table-cell>
          <table:table-cell office:value-type="float" office:value="0.0238357049255475" calcext:value-type="float">
            <text:p>0.0238357049</text:p>
          </table:table-cell>
          <table:table-cell office:value-type="float" office:value="0.0385073030657395" calcext:value-type="float">
            <text:p>0.0385073031</text:p>
          </table:table-cell>
          <table:table-cell office:value-type="float" office:value="0.0130388661158842" calcext:value-type="float">
            <text:p>0.0130388661</text:p>
          </table:table-cell>
          <table:table-cell/>
          <table:table-cell office:value-type="float" office:value="-0.0018010914969738" calcext:value-type="float">
            <text:p>-0.0018010915</text:p>
          </table:table-cell>
          <table:table-cell office:value-type="float" office:value="-0.0303956266886022" calcext:value-type="float">
            <text:p>-0.0303956267</text:p>
          </table:table-cell>
          <table:table-cell/>
          <table:table-cell office:value-type="float" office:value="0.0238058104559779" calcext:value-type="float">
            <text:p>0.0238058105</text:p>
          </table:table-cell>
          <table:table-cell office:value-type="float" office:value="1" calcext:value-type="float">
            <text:p>1</text:p>
          </table:table-cell>
          <table:table-cell office:value-type="float" office:value="0.000451616782244671" calcext:value-type="float">
            <text:p>0.0004516168</text:p>
          </table:table-cell>
          <table:table-cell office:value-type="float" office:value="0.0088921631979629" calcext:value-type="float">
            <text:p>0.0088921632</text:p>
          </table:table-cell>
        </table:table-row>
        <table:table-row table:style-name="ro1">
          <table:table-cell office:value-type="string" calcext:value-type="string">
            <text:p>transactionmonth</text:p>
          </table:table-cell>
          <table:table-cell office:value-type="float" office:value="-0.00130629567326308" calcext:value-type="float">
            <text:p>-0.0013062957</text:p>
          </table:table-cell>
          <table:table-cell office:value-type="float" office:value="0.174604894770642" calcext:value-type="float">
            <text:p>0.1746048948</text:p>
          </table:table-cell>
          <table:table-cell office:value-type="float" office:value="-0.156628239512226" calcext:value-type="float">
            <text:p>-0.1566282395</text:p>
          </table:table-cell>
          <table:table-cell office:value-type="float" office:value="0.00379913111119966" calcext:value-type="float">
            <text:p>0.0037991311</text:p>
          </table:table-cell>
          <table:table-cell office:value-type="float" office:value="0.0111090387620429" calcext:value-type="float">
            <text:p>0.0111090388</text:p>
          </table:table-cell>
          <table:table-cell/>
          <table:table-cell office:value-type="float" office:value="0.0011507426967909" calcext:value-type="float">
            <text:p>0.0011507427</text:p>
          </table:table-cell>
          <table:table-cell office:value-type="float" office:value="-0.00481822119946515" calcext:value-type="float">
            <text:p>-0.0048182212</text:p>
          </table:table-cell>
          <table:table-cell/>
          <table:table-cell office:value-type="float" office:value="-0.00665086303628875" calcext:value-type="float">
            <text:p>-0.006650863</text:p>
          </table:table-cell>
          <table:table-cell office:value-type="float" office:value="-0.00487194773621091" calcext:value-type="float">
            <text:p>-0.0048719477</text:p>
          </table:table-cell>
          <table:table-cell office:value-type="float" office:value="-0.00439571796387858" calcext:value-type="float">
            <text:p>-0.004395718</text:p>
          </table:table-cell>
          <table:table-cell office:value-type="float" office:value="-0.139802378605694" calcext:value-type="float">
            <text:p>-0.1398023786</text:p>
          </table:table-cell>
          <table:table-cell office:value-type="float" office:value="-0.00702320039041935" calcext:value-type="float">
            <text:p>-0.0070232004</text:p>
          </table:table-cell>
          <table:table-cell office:value-type="float" office:value="-0.00853199484774805" calcext:value-type="float">
            <text:p>-0.0085319948</text:p>
          </table:table-cell>
          <table:table-cell office:value-type="float" office:value="0.0224586388281781" calcext:value-type="float">
            <text:p>0.0224586388</text:p>
          </table:table-cell>
          <table:table-cell office:value-type="float" office:value="-0.00114941996607907" calcext:value-type="float">
            <text:p>-0.00114942</text:p>
          </table:table-cell>
          <table:table-cell office:value-type="float" office:value="0.0000151782355943006" calcext:value-type="float">
            <text:p>1.51782355943006E-05</text:p>
          </table:table-cell>
          <table:table-cell office:value-type="float" office:value="-0.00324939114105683" calcext:value-type="float">
            <text:p>-0.0032493911</text:p>
          </table:table-cell>
          <table:table-cell office:value-type="float" office:value="-0.00574719124662993" calcext:value-type="float">
            <text:p>-0.0057471912</text:p>
          </table:table-cell>
          <table:table-cell office:value-type="float" office:value="-0.000503386540173885" calcext:value-type="float">
            <text:p>-0.0005033865</text:p>
          </table:table-cell>
          <table:table-cell office:value-type="float" office:value="-0.00290327288429614" calcext:value-type="float">
            <text:p>-0.0029032729</text:p>
          </table:table-cell>
          <table:table-cell office:value-type="float" office:value="-0.00626898365192883" calcext:value-type="float">
            <text:p>-0.0062689837</text:p>
          </table:table-cell>
          <table:table-cell office:value-type="float" office:value="0.00684319162194202" calcext:value-type="float">
            <text:p>0.0068431916</text:p>
          </table:table-cell>
          <table:table-cell office:value-type="float" office:value="-0.00813151600065038" calcext:value-type="float">
            <text:p>-0.008131516</text:p>
          </table:table-cell>
          <table:table-cell office:value-type="float" office:value="0.00309984471668255" calcext:value-type="float">
            <text:p>0.0030998447</text:p>
          </table:table-cell>
          <table:table-cell/>
          <table:table-cell office:value-type="float" office:value="-0.00804166845873574" calcext:value-type="float">
            <text:p>-0.0080416685</text:p>
          </table:table-cell>
          <table:table-cell table:number-columns-repeated="4"/>
          <table:table-cell office:value-type="float" office:value="-0.0000591240653361561" calcext:value-type="float">
            <text:p>-5.91240653361561E-05</text:p>
          </table:table-cell>
          <table:table-cell/>
          <table:table-cell office:value-type="float" office:value="-0.00107804134785249" calcext:value-type="float">
            <text:p>-0.0010780413</text:p>
          </table:table-cell>
          <table:table-cell office:value-type="float" office:value="0.00186490847719181" calcext:value-type="float">
            <text:p>0.0018649085</text:p>
          </table:table-cell>
          <table:table-cell office:value-type="float" office:value="0.00821302136085869" calcext:value-type="float">
            <text:p>0.0082130214</text:p>
          </table:table-cell>
          <table:table-cell office:value-type="float" office:value="-0.00590015289203688" calcext:value-type="float">
            <text:p>-0.0059001529</text:p>
          </table:table-cell>
          <table:table-cell office:value-type="float" office:value="0.0011589077003084" calcext:value-type="float">
            <text:p>0.0011589077</text:p>
          </table:table-cell>
          <table:table-cell office:value-type="float" office:value="-0.000816717957339591" calcext:value-type="float">
            <text:p>-0.000816718</text:p>
          </table:table-cell>
          <table:table-cell/>
          <table:table-cell office:value-type="float" office:value="-0.00647877900691742" calcext:value-type="float">
            <text:p>-0.006478779</text:p>
          </table:table-cell>
          <table:table-cell office:value-type="float" office:value="-0.10037081142751" calcext:value-type="float">
            <text:p>-0.1003708114</text:p>
          </table:table-cell>
          <table:table-cell office:value-type="float" office:value="-0.00616601863049949" calcext:value-type="float">
            <text:p>-0.0061660186</text:p>
          </table:table-cell>
          <table:table-cell office:value-type="float" office:value="-0.0177585195543068" calcext:value-type="float">
            <text:p>-0.0177585196</text:p>
          </table:table-cell>
          <table:table-cell office:value-type="float" office:value="0.069789797495259" calcext:value-type="float">
            <text:p>0.0697897975</text:p>
          </table:table-cell>
          <table:table-cell office:value-type="float" office:value="0.00150424670782031" calcext:value-type="float">
            <text:p>0.0015042467</text:p>
          </table:table-cell>
          <table:table-cell office:value-type="float" office:value="0.000590101207169664" calcext:value-type="float">
            <text:p>0.0005901012</text:p>
          </table:table-cell>
          <table:table-cell office:value-type="float" office:value="0.00109633718021198" calcext:value-type="float">
            <text:p>0.0010963372</text:p>
          </table:table-cell>
          <table:table-cell office:value-type="float" office:value="-0.00457356549374605" calcext:value-type="float">
            <text:p>-0.0045735655</text:p>
          </table:table-cell>
          <table:table-cell office:value-type="float" office:value="-0.00605709477199647" calcext:value-type="float">
            <text:p>-0.0060570948</text:p>
          </table:table-cell>
          <table:table-cell/>
          <table:table-cell office:value-type="float" office:value="-0.00746550923480658" calcext:value-type="float">
            <text:p>-0.0074655092</text:p>
          </table:table-cell>
          <table:table-cell office:value-type="float" office:value="-0.0143219207212807" calcext:value-type="float">
            <text:p>-0.0143219207</text:p>
          </table:table-cell>
          <table:table-cell/>
          <table:table-cell office:value-type="float" office:value="0.126281262387052" calcext:value-type="float">
            <text:p>0.1262812624</text:p>
          </table:table-cell>
          <table:table-cell office:value-type="float" office:value="0.000451616782244671" calcext:value-type="float">
            <text:p>0.0004516168</text:p>
          </table:table-cell>
          <table:table-cell office:value-type="float" office:value="1" calcext:value-type="float">
            <text:p>1</text:p>
          </table:table-cell>
          <table:table-cell office:value-type="float" office:value="0.00803309796608532" calcext:value-type="float">
            <text:p>0.008033098</text:p>
          </table:table-cell>
        </table:table-row>
        <table:table-row table:style-name="ro1">
          <table:table-cell office:value-type="string" calcext:value-type="string">
            <text:p>logerror</text:p>
          </table:table-cell>
          <table:table-cell office:value-type="float" office:value="0.00517889390701032" calcext:value-type="float">
            <text:p>0.0051788939</text:p>
          </table:table-cell>
          <table:table-cell office:value-type="float" office:value="-0.00427593242783201" calcext:value-type="float">
            <text:p>-0.0042759324</text:p>
          </table:table-cell>
          <table:table-cell office:value-type="float" office:value="0.253394675923301" calcext:value-type="float">
            <text:p>0.2533946759</text:p>
          </table:table-cell>
          <table:table-cell office:value-type="float" office:value="0.027889286550779" calcext:value-type="float">
            <text:p>0.0278892866</text:p>
          </table:table-cell>
          <table:table-cell office:value-type="float" office:value="0.0254670900709825" calcext:value-type="float">
            <text:p>0.0254670901</text:p>
          </table:table-cell>
          <table:table-cell/>
          <table:table-cell office:value-type="float" office:value="-0.00957301808936882" calcext:value-type="float">
            <text:p>-0.0095730181</text:p>
          </table:table-cell>
          <table:table-cell office:value-type="float" office:value="0.0294476853166642" calcext:value-type="float">
            <text:p>0.0294476853</text:p>
          </table:table-cell>
          <table:table-cell/>
          <table:table-cell office:value-type="float" office:value="0.0262417258924971" calcext:value-type="float">
            <text:p>0.0262417259</text:p>
          </table:table-cell>
          <table:table-cell office:value-type="float" office:value="0.0387840689217561" calcext:value-type="float">
            <text:p>0.0387840689</text:p>
          </table:table-cell>
          <table:table-cell office:value-type="float" office:value="0.0419223672679091" calcext:value-type="float">
            <text:p>0.0419223673</text:p>
          </table:table-cell>
          <table:table-cell office:value-type="float" office:value="0.0347150011220519" calcext:value-type="float">
            <text:p>0.0347150011</text:p>
          </table:table-cell>
          <table:table-cell office:value-type="float" office:value="0.0193272820055296" calcext:value-type="float">
            <text:p>0.019327282</text:p>
          </table:table-cell>
          <table:table-cell office:value-type="float" office:value="0.0236186541558267" calcext:value-type="float">
            <text:p>0.0236186542</text:p>
          </table:table-cell>
          <table:table-cell office:value-type="float" office:value="0.0368469458748616" calcext:value-type="float">
            <text:p>0.0368469459</text:p>
          </table:table-cell>
          <table:table-cell office:value-type="float" office:value="0.00836347677667063" calcext:value-type="float">
            <text:p>0.0083634768</text:p>
          </table:table-cell>
          <table:table-cell office:value-type="float" office:value="0.033235019836696" calcext:value-type="float">
            <text:p>0.0332350198</text:p>
          </table:table-cell>
          <table:table-cell office:value-type="float" office:value="0.0288451217072691" calcext:value-type="float">
            <text:p>0.0288451217</text:p>
          </table:table-cell>
          <table:table-cell office:value-type="float" office:value="0.0265312275301289" calcext:value-type="float">
            <text:p>0.0265312275</text:p>
          </table:table-cell>
          <table:table-cell office:value-type="float" office:value="0.0238882606987033" calcext:value-type="float">
            <text:p>0.0238882607</text:p>
          </table:table-cell>
          <table:table-cell office:value-type="float" office:value="-0.00445218299635345" calcext:value-type="float">
            <text:p>-0.004452183</text:p>
          </table:table-cell>
          <table:table-cell office:value-type="float" office:value="-0.0250179818878793" calcext:value-type="float">
            <text:p>-0.0250179819</text:p>
          </table:table-cell>
          <table:table-cell office:value-type="float" office:value="0.00491546642538581" calcext:value-type="float">
            <text:p>0.0049154664</text:p>
          </table:table-cell>
          <table:table-cell office:value-type="float" office:value="-0.00343221723209695" calcext:value-type="float">
            <text:p>-0.0034322172</text:p>
          </table:table-cell>
          <table:table-cell office:value-type="float" office:value="0.00483524966757824" calcext:value-type="float">
            <text:p>0.0048352497</text:p>
          </table:table-cell>
          <table:table-cell/>
          <table:table-cell office:value-type="float" office:value="-0.000454168342882067" calcext:value-type="float">
            <text:p>-0.0004541683</text:p>
          </table:table-cell>
          <table:table-cell table:number-columns-repeated="4"/>
          <table:table-cell office:value-type="float" office:value="0.0010026460878251" calcext:value-type="float">
            <text:p>0.0010026461</text:p>
          </table:table-cell>
          <table:table-cell/>
          <table:table-cell office:value-type="float" office:value="0.0083756575316902" calcext:value-type="float">
            <text:p>0.0083756575</text:p>
          </table:table-cell>
          <table:table-cell office:value-type="float" office:value="-0.00212136523159434" calcext:value-type="float">
            <text:p>-0.0021213652</text:p>
          </table:table-cell>
          <table:table-cell office:value-type="float" office:value="0.000341059581224646" calcext:value-type="float">
            <text:p>0.0003410596</text:p>
          </table:table-cell>
          <table:table-cell office:value-type="float" office:value="-0.00463826441602073" calcext:value-type="float">
            <text:p>-0.0046382644</text:p>
          </table:table-cell>
          <table:table-cell office:value-type="float" office:value="-0.00650733721476462" calcext:value-type="float">
            <text:p>-0.0065073372</text:p>
          </table:table-cell>
          <table:table-cell office:value-type="float" office:value="0.00575979623484034" calcext:value-type="float">
            <text:p>0.0057597962</text:p>
          </table:table-cell>
          <table:table-cell/>
          <table:table-cell office:value-type="float" office:value="0.034068669664054" calcext:value-type="float">
            <text:p>0.0340686697</text:p>
          </table:table-cell>
          <table:table-cell office:value-type="float" office:value="-0.0224192584104606" calcext:value-type="float">
            <text:p>-0.0224192584</text:p>
          </table:table-cell>
          <table:table-cell office:value-type="float" office:value="-0.00398300010362661" calcext:value-type="float">
            <text:p>-0.0039830001</text:p>
          </table:table-cell>
          <table:table-cell office:value-type="float" office:value="-0.0236917308952625" calcext:value-type="float">
            <text:p>-0.0236917309</text:p>
          </table:table-cell>
          <table:table-cell office:value-type="float" office:value="0.0861789729430742" calcext:value-type="float">
            <text:p>0.0861789729</text:p>
          </table:table-cell>
          <table:table-cell office:value-type="float" office:value="0.0173122107333269" calcext:value-type="float">
            <text:p>0.0173122107</text:p>
          </table:table-cell>
          <table:table-cell office:value-type="float" office:value="0.0130754768891137" calcext:value-type="float">
            <text:p>0.0130754769</text:p>
          </table:table-cell>
          <table:table-cell office:value-type="float" office:value="0.00134930746461638" calcext:value-type="float">
            <text:p>0.0013493075</text:p>
          </table:table-cell>
          <table:table-cell office:value-type="float" office:value="0.0220849701233106" calcext:value-type="float">
            <text:p>0.0220849701</text:p>
          </table:table-cell>
          <table:table-cell office:value-type="float" office:value="0.00650799874899263" calcext:value-type="float">
            <text:p>0.0065079987</text:p>
          </table:table-cell>
          <table:table-cell/>
          <table:table-cell office:value-type="float" office:value="-0.00305103458499351" calcext:value-type="float">
            <text:p>-0.0030510346</text:p>
          </table:table-cell>
          <table:table-cell office:value-type="float" office:value="-0.00667111565411287" calcext:value-type="float">
            <text:p>-0.0066711157</text:p>
          </table:table-cell>
          <table:table-cell/>
          <table:table-cell office:value-type="float" office:value="-0.0129962008131206" calcext:value-type="float">
            <text:p>-0.0129962008</text:p>
          </table:table-cell>
          <table:table-cell office:value-type="float" office:value="0.0088921631979629" calcext:value-type="float">
            <text:p>0.0088921632</text:p>
          </table:table-cell>
          <table:table-cell office:value-type="float" office:value="0.00803309796608532" calcext:value-type="float">
            <text:p>0.008033098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logerror</text:p>
          </table:table-cell>
        </table:table-row>
        <table:table-row table:style-name="ro1">
          <table:table-cell office:value-type="string" calcext:value-type="string">
            <text:p>logerr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sementsqft</text:p>
          </table:table-cell>
          <table:table-cell office:value-type="float" office:value="0.253394675923301" calcext:value-type="float">
            <text:p>0.2533946759</text:p>
          </table:table-cell>
        </table:table-row>
        <table:table-row table:style-name="ro1">
          <table:table-cell office:value-type="string" calcext:value-type="string">
            <text:p>yardbuildingsqft26</text:p>
          </table:table-cell>
          <table:table-cell office:value-type="float" office:value="0.0861789729430742" calcext:value-type="float">
            <text:p>0.0861789729</text:p>
          </table:table-cell>
        </table:table-row>
        <table:table-row table:style-name="ro1">
          <table:table-cell office:value-type="string" calcext:value-type="string">
            <text:p>finishedsquarefeet12</text:p>
          </table:table-cell>
          <table:table-cell office:value-type="float" office:value="0.0419223672679091" calcext:value-type="float">
            <text:p>0.0419223673</text:p>
          </table:table-cell>
        </table:table-row>
        <table:table-row table:style-name="ro1">
          <table:table-cell office:value-type="string" calcext:value-type="string">
            <text:p>calculatedfinishedsquarefeet</text:p>
          </table:table-cell>
          <table:table-cell office:value-type="float" office:value="0.0387840689217561" calcext:value-type="float">
            <text:p>0.0387840689</text:p>
          </table:table-cell>
        </table:table-row>
        <table:table-row table:style-name="ro1">
          <table:table-cell office:value-type="string" calcext:value-type="string">
            <text:p>finishedsquarefeet6</text:p>
          </table:table-cell>
          <table:table-cell office:value-type="float" office:value="0.0368469458748616" calcext:value-type="float">
            <text:p>0.0368469459</text:p>
          </table:table-cell>
        </table:table-row>
        <table:table-row table:style-name="ro1">
          <table:table-cell office:value-type="string" calcext:value-type="string">
            <text:p>finishedsquarefeet13</text:p>
          </table:table-cell>
          <table:table-cell office:value-type="float" office:value="0.0347150011220519" calcext:value-type="float">
            <text:p>0.0347150011</text:p>
          </table:table-cell>
        </table:table-row>
        <table:table-row table:style-name="ro1">
          <table:table-cell office:value-type="string" calcext:value-type="string">
            <text:p>threequarterbathnbr</text:p>
          </table:table-cell>
          <table:table-cell office:value-type="float" office:value="0.034068669664054" calcext:value-type="float">
            <text:p>0.0340686697</text:p>
          </table:table-cell>
        </table:table-row>
        <table:table-row table:style-name="ro1">
          <table:table-cell office:value-type="string" calcext:value-type="string">
            <text:p>fireplacecnt</text:p>
          </table:table-cell>
          <table:table-cell office:value-type="float" office:value="0.033235019836696" calcext:value-type="float">
            <text:p>0.0332350198</text:p>
          </table:table-cell>
        </table:table-row>
        <table:table-row table:style-name="ro1">
          <table:table-cell office:value-type="string" calcext:value-type="string">
            <text:p>calculatedbathnbr</text:p>
          </table:table-cell>
          <table:table-cell office:value-type="float" office:value="0.0294476853166642" calcext:value-type="float">
            <text:p>0.0294476853</text:p>
          </table:table-cell>
        </table:table-row>
        <table:table-row table:style-name="ro1">
          <table:table-cell office:value-type="string" calcext:value-type="string">
            <text:p>fullbathcnt</text:p>
          </table:table-cell>
          <table:table-cell office:value-type="float" office:value="0.0288451217072691" calcext:value-type="float">
            <text:p>0.0288451217</text:p>
          </table:table-cell>
        </table:table-row>
        <table:table-row table:style-name="ro1">
          <table:table-cell office:value-type="string" calcext:value-type="string">
            <text:p>bathroomcnt</text:p>
          </table:table-cell>
          <table:table-cell office:value-type="float" office:value="0.027889286550779" calcext:value-type="float">
            <text:p>0.0278892866</text:p>
          </table:table-cell>
        </table:table-row>
        <table:table-row table:style-name="ro1">
          <table:table-cell office:value-type="string" calcext:value-type="string">
            <text:p>garagecarcnt</text:p>
          </table:table-cell>
          <table:table-cell office:value-type="float" office:value="0.0265312275301289" calcext:value-type="float">
            <text:p>0.0265312275</text:p>
          </table:table-cell>
        </table:table-row>
        <table:table-row table:style-name="ro1">
          <table:table-cell office:value-type="string" calcext:value-type="string">
            <text:p>finishedfloor1squarefeet</text:p>
          </table:table-cell>
          <table:table-cell office:value-type="float" office:value="0.0262417258924971" calcext:value-type="float">
            <text:p>0.0262417259</text:p>
          </table:table-cell>
        </table:table-row>
        <table:table-row table:style-name="ro1">
          <table:table-cell office:value-type="string" calcext:value-type="string">
            <text:p>bedroomcnt</text:p>
          </table:table-cell>
          <table:table-cell office:value-type="float" office:value="0.0254670900709825" calcext:value-type="float">
            <text:p>0.0254670901</text:p>
          </table:table-cell>
        </table:table-row>
        <table:table-row table:style-name="ro1">
          <table:table-cell office:value-type="string" calcext:value-type="string">
            <text:p>garagetotalsqft</text:p>
          </table:table-cell>
          <table:table-cell office:value-type="float" office:value="0.0238882606987033" calcext:value-type="float">
            <text:p>0.0238882607</text:p>
          </table:table-cell>
        </table:table-row>
        <table:table-row table:style-name="ro1">
          <table:table-cell office:value-type="string" calcext:value-type="string">
            <text:p>finishedsquarefeet50</text:p>
          </table:table-cell>
          <table:table-cell office:value-type="float" office:value="0.0236186541558267" calcext:value-type="float">
            <text:p>0.0236186542</text:p>
          </table:table-cell>
        </table:table-row>
        <table:table-row table:style-name="ro1">
          <table:table-cell office:value-type="string" calcext:value-type="string">
            <text:p>structuretaxvaluedollarcnt</text:p>
          </table:table-cell>
          <table:table-cell office:value-type="float" office:value="0.0220849701233106" calcext:value-type="float">
            <text:p>0.0220849701</text:p>
          </table:table-cell>
        </table:table-row>
        <table:table-row table:style-name="ro1">
          <table:table-cell office:value-type="string" calcext:value-type="string">
            <text:p>finishedsquarefeet15</text:p>
          </table:table-cell>
          <table:table-cell office:value-type="float" office:value="0.0193272820055296" calcext:value-type="float">
            <text:p>0.019327282</text:p>
          </table:table-cell>
        </table:table-row>
        <table:table-row table:style-name="ro1">
          <table:table-cell office:value-type="string" calcext:value-type="string">
            <text:p>yearbuilt</text:p>
          </table:table-cell>
          <table:table-cell office:value-type="float" office:value="0.0173122107333269" calcext:value-type="float">
            <text:p>0.0173122107</text:p>
          </table:table-cell>
        </table:table-row>
        <table:table-row table:style-name="ro1">
          <table:table-cell office:value-type="string" calcext:value-type="string">
            <text:p>numberofstories</text:p>
          </table:table-cell>
          <table:table-cell office:value-type="float" office:value="0.0130754768891137" calcext:value-type="float">
            <text:p>0.0130754769</text:p>
          </table:table-cell>
        </table:table-row>
        <table:table-row table:style-name="ro1">
          <table:table-cell office:value-type="string" calcext:value-type="string">
            <text:p>censustractandblock</text:p>
          </table:table-cell>
          <table:table-cell office:value-type="float" office:value="0.0088921631979629" calcext:value-type="float">
            <text:p>0.0088921632</text:p>
          </table:table-cell>
        </table:table-row>
        <table:table-row table:style-name="ro1">
          <table:table-cell office:value-type="string" calcext:value-type="string">
            <text:p>rawcensustractandblock</text:p>
          </table:table-cell>
          <table:table-cell office:value-type="float" office:value="0.0083756575316902" calcext:value-type="float">
            <text:p>0.0083756575</text:p>
          </table:table-cell>
        </table:table-row>
        <table:table-row table:style-name="ro1">
          <table:table-cell office:value-type="string" calcext:value-type="string">
            <text:p>fips</text:p>
          </table:table-cell>
          <table:table-cell office:value-type="float" office:value="0.00836347677667063" calcext:value-type="float">
            <text:p>0.0083634768</text:p>
          </table:table-cell>
        </table:table-row>
        <table:table-row table:style-name="ro1">
          <table:table-cell office:value-type="string" calcext:value-type="string">
            <text:p>transactionmonth</text:p>
          </table:table-cell>
          <table:table-cell office:value-type="float" office:value="0.00803309796608532" calcext:value-type="float">
            <text:p>0.008033098</text:p>
          </table:table-cell>
        </table:table-row>
        <table:table-row table:style-name="ro1">
          <table:table-cell office:value-type="string" calcext:value-type="string">
            <text:p>taxvaluedollarcnt</text:p>
          </table:table-cell>
          <table:table-cell office:value-type="float" office:value="0.00650799874899263" calcext:value-type="float">
            <text:p>0.0065079987</text:p>
          </table:table-cell>
        </table:table-row>
        <table:table-row table:style-name="ro1">
          <table:table-cell office:value-type="string" calcext:value-type="string">
            <text:p>roomcnt</text:p>
          </table:table-cell>
          <table:table-cell office:value-type="float" office:value="0.00575979623484034" calcext:value-type="float">
            <text:p>0.0057597962</text:p>
          </table:table-cell>
        </table:table-row>
        <table:table-row table:style-name="ro1">
          <table:table-cell office:value-type="string" calcext:value-type="string">
            <text:p>airconditioningtypeid</text:p>
          </table:table-cell>
          <table:table-cell office:value-type="float" office:value="0.00517889390701032" calcext:value-type="float">
            <text:p>0.0051788939</text:p>
          </table:table-cell>
        </table:table-row>
        <table:table-row table:style-name="ro1">
          <table:table-cell office:value-type="string" calcext:value-type="string">
            <text:p>latitude</text:p>
          </table:table-cell>
          <table:table-cell office:value-type="float" office:value="0.00491546642538581" calcext:value-type="float">
            <text:p>0.0049154664</text:p>
          </table:table-cell>
        </table:table-row>
        <table:table-row table:style-name="ro1">
          <table:table-cell office:value-type="string" calcext:value-type="string">
            <text:p>lotsizesquarefeet</text:p>
          </table:table-cell>
          <table:table-cell office:value-type="float" office:value="0.00483524966757824" calcext:value-type="float">
            <text:p>0.0048352497</text:p>
          </table:table-cell>
        </table:table-row>
        <table:table-row table:style-name="ro1">
          <table:table-cell office:value-type="string" calcext:value-type="string">
            <text:p>fireplaceflag</text:p>
          </table:table-cell>
          <table:table-cell office:value-type="float" office:value="0.00134930746461638" calcext:value-type="float">
            <text:p>0.0013493075</text:p>
          </table:table-cell>
        </table:table-row>
        <table:table-row table:style-name="ro1">
          <table:table-cell office:value-type="string" calcext:value-type="string">
            <text:p>propertylandusetypeid</text:p>
          </table:table-cell>
          <table:table-cell office:value-type="float" office:value="0.0010026460878251" calcext:value-type="float">
            <text:p>0.0010026461</text:p>
          </table:table-cell>
        </table:table-row>
        <table:table-row table:style-name="ro1">
          <table:table-cell office:value-type="string" calcext:value-type="string">
            <text:p>regionidcounty</text:p>
          </table:table-cell>
          <table:table-cell office:value-type="float" office:value="0.000341059581224646" calcext:value-type="float">
            <text:p>0.0003410596</text:p>
          </table:table-cell>
        </table:table-row>
        <table:table-row table:style-name="ro1">
          <table:table-cell office:value-type="string" calcext:value-type="string">
            <text:p>poolsizesum</text:p>
          </table:table-cell>
          <table:table-cell office:value-type="float" office:value="-0.000454168342882067" calcext:value-type="float">
            <text:p>-0.0004541683</text:p>
          </table:table-cell>
        </table:table-row>
        <table:table-row table:style-name="ro1">
          <table:table-cell office:value-type="string" calcext:value-type="string">
            <text:p>regionidcity</text:p>
          </table:table-cell>
          <table:table-cell office:value-type="float" office:value="-0.00212136523159434" calcext:value-type="float">
            <text:p>-0.0021213652</text:p>
          </table:table-cell>
        </table:table-row>
        <table:table-row table:style-name="ro1">
          <table:table-cell office:value-type="string" calcext:value-type="string">
            <text:p>landtaxvaluedollarcnt</text:p>
          </table:table-cell>
          <table:table-cell office:value-type="float" office:value="-0.00305103458499351" calcext:value-type="float">
            <text:p>-0.0030510346</text:p>
          </table:table-cell>
        </table:table-row>
        <table:table-row table:style-name="ro1">
          <table:table-cell office:value-type="string" calcext:value-type="string">
            <text:p>longitude</text:p>
          </table:table-cell>
          <table:table-cell office:value-type="float" office:value="-0.00343221723209695" calcext:value-type="float">
            <text:p>-0.0034322172</text:p>
          </table:table-cell>
        </table:table-row>
        <table:table-row table:style-name="ro1">
          <table:table-cell office:value-type="string" calcext:value-type="string">
            <text:p>unitcnt</text:p>
          </table:table-cell>
          <table:table-cell office:value-type="float" office:value="-0.00398300010362661" calcext:value-type="float">
            <text:p>-0.0039830001</text:p>
          </table:table-cell>
        </table:table-row>
        <table:table-row table:style-name="ro1">
          <table:table-cell office:value-type="string" calcext:value-type="string">
            <text:p>architecturalstyletypeid</text:p>
          </table:table-cell>
          <table:table-cell office:value-type="float" office:value="-0.00427593242783201" calcext:value-type="float">
            <text:p>-0.0042759324</text:p>
          </table:table-cell>
        </table:table-row>
        <table:table-row table:style-name="ro1">
          <table:table-cell office:value-type="string" calcext:value-type="string">
            <text:p>hashottuborspa</text:p>
          </table:table-cell>
          <table:table-cell office:value-type="float" office:value="-0.00445218299635345" calcext:value-type="float">
            <text:p>-0.004452183</text:p>
          </table:table-cell>
        </table:table-row>
        <table:table-row table:style-name="ro1">
          <table:table-cell office:value-type="string" calcext:value-type="string">
            <text:p>regionidneighborhood</text:p>
          </table:table-cell>
          <table:table-cell office:value-type="float" office:value="-0.00463826441602073" calcext:value-type="float">
            <text:p>-0.0046382644</text:p>
          </table:table-cell>
        </table:table-row>
        <table:table-row table:style-name="ro1">
          <table:table-cell office:value-type="string" calcext:value-type="string">
            <text:p>regionidzip</text:p>
          </table:table-cell>
          <table:table-cell office:value-type="float" office:value="-0.00650733721476462" calcext:value-type="float">
            <text:p>-0.0065073372</text:p>
          </table:table-cell>
        </table:table-row>
        <table:table-row table:style-name="ro1">
          <table:table-cell office:value-type="string" calcext:value-type="string">
            <text:p>taxamount</text:p>
          </table:table-cell>
          <table:table-cell office:value-type="float" office:value="-0.00667111565411287" calcext:value-type="float">
            <text:p>-0.0066711157</text:p>
          </table:table-cell>
        </table:table-row>
        <table:table-row table:style-name="ro1">
          <table:table-cell office:value-type="string" calcext:value-type="string">
            <text:p>buildingqualitytypeid</text:p>
          </table:table-cell>
          <table:table-cell office:value-type="float" office:value="-0.00957301808936882" calcext:value-type="float">
            <text:p>-0.0095730181</text:p>
          </table:table-cell>
        </table:table-row>
        <table:table-row table:style-name="ro1">
          <table:table-cell office:value-type="string" calcext:value-type="string">
            <text:p>taxdelinquencyyear</text:p>
          </table:table-cell>
          <table:table-cell office:value-type="float" office:value="-0.0129962008131206" calcext:value-type="float">
            <text:p>-0.0129962008</text:p>
          </table:table-cell>
        </table:table-row>
        <table:table-row table:style-name="ro1">
          <table:table-cell office:value-type="string" calcext:value-type="string">
            <text:p>typeconstructiontypeid</text:p>
          </table:table-cell>
          <table:table-cell office:value-type="float" office:value="-0.0224192584104606" calcext:value-type="float">
            <text:p>-0.0224192584</text:p>
          </table:table-cell>
        </table:table-row>
        <table:table-row table:style-name="ro1">
          <table:table-cell office:value-type="string" calcext:value-type="string">
            <text:p>yardbuildingsqft17</text:p>
          </table:table-cell>
          <table:table-cell office:value-type="float" office:value="-0.0236917308952625" calcext:value-type="float">
            <text:p>-0.0236917309</text:p>
          </table:table-cell>
        </table:table-row>
        <table:table-row table:style-name="ro1">
          <table:table-cell office:value-type="string" calcext:value-type="string">
            <text:p>heatingorsystemtypeid</text:p>
          </table:table-cell>
          <table:table-cell office:value-type="float" office:value="-0.0250179818878793" calcext:value-type="float">
            <text:p>-0.0250179819</text:p>
          </table:table-cell>
        </table:table-row>
        <table:table-row table:style-name="ro1">
          <table:table-cell office:value-type="string" calcext:value-type="string">
            <text:p>buildingclasstypeid</text:p>
          </table:table-cell>
          <table:table-cell/>
        </table:table-row>
        <table:table-row table:style-name="ro1">
          <table:table-cell office:value-type="string" calcext:value-type="string">
            <text:p>decktypeid</text:p>
          </table:table-cell>
          <table:table-cell/>
        </table:table-row>
        <table:table-row table:style-name="ro1">
          <table:table-cell office:value-type="string" calcext:value-type="string">
            <text:p>poolcnt</text:p>
          </table:table-cell>
          <table:table-cell/>
        </table:table-row>
        <table:table-row table:style-name="ro1">
          <table:table-cell office:value-type="string" calcext:value-type="string">
            <text:p>pooltypeid10</text:p>
          </table:table-cell>
          <table:table-cell/>
        </table:table-row>
        <table:table-row table:style-name="ro1">
          <table:table-cell office:value-type="string" calcext:value-type="string">
            <text:p>pooltypeid2</text:p>
          </table:table-cell>
          <table:table-cell/>
        </table:table-row>
        <table:table-row table:style-name="ro1">
          <table:table-cell office:value-type="string" calcext:value-type="string">
            <text:p>pooltypeid7</text:p>
          </table:table-cell>
          <table:table-cell/>
        </table:table-row>
        <table:table-row table:style-name="ro1">
          <table:table-cell office:value-type="string" calcext:value-type="string">
            <text:p>propertycountylandusecode</text:p>
          </table:table-cell>
          <table:table-cell/>
        </table:table-row>
        <table:table-row table:style-name="ro1">
          <table:table-cell office:value-type="string" calcext:value-type="string">
            <text:p>propertyzoningdesc</text:p>
          </table:table-cell>
          <table:table-cell/>
        </table:table-row>
        <table:table-row table:style-name="ro1">
          <table:table-cell office:value-type="string" calcext:value-type="string">
            <text:p>storytypeid</text:p>
          </table:table-cell>
          <table:table-cell/>
        </table:table-row>
        <table:table-row table:style-name="ro1">
          <table:table-cell office:value-type="string" calcext:value-type="string">
            <text:p>assessmentyear</text:p>
          </table:table-cell>
          <table:table-cell/>
        </table:table-row>
        <table:table-row table:style-name="ro1">
          <table:table-cell office:value-type="string" calcext:value-type="string">
            <text:p>taxdelinquencyflag</text:p>
          </table:table-cell>
          <table:table-cell/>
        </table:table-row>
      </table:table>
      <table:named-expressions/>
      <table:database-ranges>
        <table:database-range table:name="__Anonymous_Sheet_DB__1" table:target-range-address="Sheet2.A1:Sheet2.B60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1T17:17:54.899849109</dc:date>
    <meta:editing-duration>PT5M53S</meta:editing-duration>
    <meta:editing-cycles>2</meta:editing-cycles>
    <meta:generator>LibreOffice/5.1.6.2$Linux_X86_64 LibreOffice_project/10m0$Build-2</meta:generator>
    <meta:document-statistic meta:table-count="2" meta:cell-count="2243" meta:object-count="0"/>
  </office:meta>
</office:document-meta>
</file>